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direction="ltr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ttb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8"/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fo:border-bottom="none" fo:border-left="0.002cm solid #000000" fo:border-right="none" fo:border-top="none"/>
    </style:style>
    <style:style style:name="ce16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1"/>
    <style:style style:name="ce18" style:family="table-cell" style:parent-style-name="Default" style:data-style-name="N61"/>
    <style:style style:name="ce19" style:family="table-cell" style:parent-style-name="Default" style:data-style-name="N1"/>
    <style:style style:name="ce20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carico" table:style-name="ta1" table:print="false">
        <office:forms form:automatic-focus="false" form:apply-design-mode="false"/>
        <table:table-column table:style-name="co1" table:number-columns-repeated="9" table:default-cell-style-name="ce4"/>
        <table:table-column table:style-name="co2" table:number-columns-repeated="3" table:default-cell-style-name="ce7"/>
        <table:table-column table:style-name="co2" table:number-columns-repeated="238" table:default-cell-style-name="ce4"/>
        <table:table-row table:style-name="ro1">
          <table:table-cell table:style-name="ce1"/>
          <table:table-cell table:style-name="ce5"/>
          <table:table-cell table:style-name="ce9" office:value-type="string">
            <text:p>scarico</text:p>
          </table:table-cell>
          <table:table-cell table:style-name="ce11" table:number-columns-repeated="2"/>
          <table:table-cell table:style-name="ce1"/>
          <table:table-cell table:style-name="ce10" office:value-type="string">
            <text:p>carico</text:p>
          </table:table-cell>
          <table:table-cell table:style-name="ce10" table:number-columns-repeated="2"/>
          <table:table-cell table:number-columns-repeated="241"/>
        </table:table-row>
        <table:table-row table:style-name="ro2">
          <table:table-cell table:style-name="ce1"/>
          <table:table-cell table:style-name="ce1" office:value-type="string">
            <text:p>spessore 0</text:p>
          </table:table-cell>
          <table:table-cell table:style-name="ce10" office:value-type="string">
            <text:p>spessore sottile</text:p>
          </table:table-cell>
          <table:table-cell table:style-name="ce10" office:value-type="string">
            <text:p>spessore grosso</text:p>
          </table:table-cell>
          <table:table-cell table:style-name="ce10" office:value-type="string">
            <text:p>spessore ciccione</text:p>
          </table:table-cell>
          <table:table-cell table:style-name="ce1" office:value-type="string">
            <text:p>spessore 0</text:p>
          </table:table-cell>
          <table:table-cell table:style-name="ce10" office:value-type="string">
            <text:p>spessore sottile</text:p>
          </table:table-cell>
          <table:table-cell table:style-name="ce10" office:value-type="string">
            <text:p>spessore grosso</text:p>
          </table:table-cell>
          <table:table-cell table:style-name="ce10" office:value-type="string">
            <text:p>spessore ciccione</text:p>
          </table:table-cell>
          <table:table-cell table:number-columns-repeated="241"/>
        </table:table-row>
        <table:table-row table:style-name="ro3">
          <table:table-cell table:style-name="ce2" office:value-type="string" table:number-columns-spanned="1" table:number-rows-spanned="5">
            <text:p>40-60 cm</text:p>
          </table:table-cell>
          <table:table-cell table:style-name="ce6" office:value-type="float" office:value="1.1598">
            <text:p>1.1598</text:p>
          </table:table-cell>
          <table:table-cell table:style-name="ce6" office:value-type="float" office:value="1.3763">
            <text:p>1.3763</text:p>
          </table:table-cell>
          <table:table-cell table:style-name="ce6" office:value-type="float" office:value="1.6153">
            <text:p>1.6153</text:p>
          </table:table-cell>
          <table:table-cell table:style-name="ce6" office:value-type="float" office:value="1.7309">
            <text:p>1.7309</text:p>
          </table:table-cell>
          <table:table-cell table:style-name="ce6" office:value-type="float" office:value="1.6723">
            <text:p>1.6723</text:p>
          </table:table-cell>
          <table:table-cell table:style-name="ce6" office:value-type="float" office:value="2.0237">
            <text:p>2.0237</text:p>
          </table:table-cell>
          <table:table-cell table:style-name="ce6" office:value-type="float" office:value="2.4275">
            <text:p>2.4275</text:p>
          </table:table-cell>
          <table:table-cell table:style-name="ce6" office:value-type="float" office:value="2.5759">
            <text:p>2.5759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661">
            <text:p>1.1661</text:p>
          </table:table-cell>
          <table:table-cell table:style-name="ce7" office:value-type="float" office:value="1.3806">
            <text:p>1.3806</text:p>
          </table:table-cell>
          <table:table-cell table:style-name="ce7" office:value-type="float" office:value="1.6199">
            <text:p>1.6199</text:p>
          </table:table-cell>
          <table:table-cell table:style-name="ce7" office:value-type="float" office:value="1.7547">
            <text:p>1.7547</text:p>
          </table:table-cell>
          <table:table-cell table:style-name="ce7" office:value-type="float" office:value="1.6877">
            <text:p>1.6877</text:p>
          </table:table-cell>
          <table:table-cell table:style-name="ce7" office:value-type="float" office:value="2.0213">
            <text:p>2.0213</text:p>
          </table:table-cell>
          <table:table-cell table:style-name="ce7" office:value-type="float" office:value="2.4175">
            <text:p>2.4175</text:p>
          </table:table-cell>
          <table:table-cell table:style-name="ce7" office:value-type="float" office:value="2.6245">
            <text:p>2.6245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609">
            <text:p>1.1609</text:p>
          </table:table-cell>
          <table:table-cell table:style-name="ce7" office:value-type="float" office:value="1.3836">
            <text:p>1.3836</text:p>
          </table:table-cell>
          <table:table-cell table:style-name="ce7" office:value-type="float" office:value="1.6153">
            <text:p>1.6153</text:p>
          </table:table-cell>
          <table:table-cell table:style-name="ce7" office:value-type="float" office:value="1.7359">
            <text:p>1.7359</text:p>
          </table:table-cell>
          <table:table-cell table:style-name="ce7" office:value-type="float" office:value="1.6781">
            <text:p>1.6781</text:p>
          </table:table-cell>
          <table:table-cell table:style-name="ce7" office:value-type="float" office:value="2.0314">
            <text:p>2.0314</text:p>
          </table:table-cell>
          <table:table-cell table:style-name="ce7" office:value-type="float" office:value="2.4297">
            <text:p>2.4297</text:p>
          </table:table-cell>
          <table:table-cell table:style-name="ce7" office:value-type="float" office:value="2.6007">
            <text:p>2.6007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509">
            <text:p>1.1509</text:p>
          </table:table-cell>
          <table:table-cell table:style-name="ce7" office:value-type="float" office:value="1.3889">
            <text:p>1.3889</text:p>
          </table:table-cell>
          <table:table-cell table:style-name="ce7" office:value-type="float" office:value="1.6197">
            <text:p>1.6197</text:p>
          </table:table-cell>
          <table:table-cell table:style-name="ce7" office:value-type="float" office:value="1.7511">
            <text:p>1.7511</text:p>
          </table:table-cell>
          <table:table-cell table:style-name="ce7" office:value-type="float" office:value="1.6588">
            <text:p>1.6588</text:p>
          </table:table-cell>
          <table:table-cell table:style-name="ce7" office:value-type="float" office:value="2.0189">
            <text:p>2.0189</text:p>
          </table:table-cell>
          <table:table-cell table:style-name="ce7" office:value-type="float" office:value="2.3943">
            <text:p>2.3943</text:p>
          </table:table-cell>
          <table:table-cell table:style-name="ce7" office:value-type="float" office:value="2.5939">
            <text:p>2.5939</text:p>
          </table:table-cell>
          <table:table-cell table:number-columns-repeated="241"/>
        </table:table-row>
        <table:table-row table:style-name="ro3">
          <table:covered-table-cell table:style-name="ce3"/>
          <table:table-cell table:style-name="ce8" office:value-type="float" office:value="1.1523">
            <text:p>1.1523</text:p>
          </table:table-cell>
          <table:table-cell table:style-name="ce8" office:value-type="float" office:value="1.3855">
            <text:p>1.3855</text:p>
          </table:table-cell>
          <table:table-cell table:style-name="ce8" office:value-type="float" office:value="1.6068">
            <text:p>1.6068</text:p>
          </table:table-cell>
          <table:table-cell table:style-name="ce8" office:value-type="float" office:value="1.7616">
            <text:p>1.7616</text:p>
          </table:table-cell>
          <table:table-cell table:style-name="ce8" office:value-type="float" office:value="1.6588">
            <text:p>1.6588</text:p>
          </table:table-cell>
          <table:table-cell table:style-name="ce8" office:value-type="float" office:value="2.0399">
            <text:p>2.0399</text:p>
          </table:table-cell>
          <table:table-cell table:style-name="ce8" office:value-type="float" office:value="2.4305">
            <text:p>2.4305</text:p>
          </table:table-cell>
          <table:table-cell table:style-name="ce8" office:value-type="float" office:value="2.6169">
            <text:p>2.6169</text:p>
          </table:table-cell>
          <table:table-cell table:style-name="ce12"/>
          <table:table-cell table:number-columns-repeated="240"/>
        </table:table-row>
        <table:table-row table:style-name="ro3">
          <table:table-cell table:style-name="ce1" office:value-type="string" table:number-columns-spanned="1" table:number-rows-spanned="5">
            <text:p>50-70 cm</text:p>
          </table:table-cell>
          <table:table-cell table:style-name="ce7" office:value-type="float" office:value="1.1612">
            <text:p>1.1612</text:p>
          </table:table-cell>
          <table:table-cell table:style-name="ce7" office:value-type="float" office:value="1.389">
            <text:p>1.3890</text:p>
          </table:table-cell>
          <table:table-cell table:style-name="ce7" office:value-type="float" office:value="1.6354">
            <text:p>1.6354</text:p>
          </table:table-cell>
          <table:table-cell table:style-name="ce7" office:value-type="float" office:value="1.7528">
            <text:p>1.7528</text:p>
          </table:table-cell>
          <table:table-cell table:style-name="ce7" office:value-type="float" office:value="1.6781">
            <text:p>1.6781</text:p>
          </table:table-cell>
          <table:table-cell table:style-name="ce7" office:value-type="float" office:value="2.0698">
            <text:p>2.0698</text:p>
          </table:table-cell>
          <table:table-cell table:style-name="ce7" office:value-type="float" office:value="2.3803">
            <text:p>2.3803</text:p>
          </table:table-cell>
          <table:table-cell table:style-name="ce7" office:value-type="float" office:value="2.6177">
            <text:p>2.6177</text:p>
          </table:table-cell>
          <table:table-cell table:style-name="ce12"/>
          <table:table-cell table:number-columns-repeated="240"/>
        </table:table-row>
        <table:table-row table:style-name="ro3">
          <table:covered-table-cell table:style-name="ce1"/>
          <table:table-cell table:style-name="ce7" office:value-type="float" office:value="1.1578">
            <text:p>1.1578</text:p>
          </table:table-cell>
          <table:table-cell table:style-name="ce7" office:value-type="float" office:value="1.4027">
            <text:p>1.4027</text:p>
          </table:table-cell>
          <table:table-cell table:style-name="ce7" office:value-type="float" office:value="1.6319">
            <text:p>1.6319</text:p>
          </table:table-cell>
          <table:table-cell table:style-name="ce7" office:value-type="float" office:value="1.7142">
            <text:p>1.7142</text:p>
          </table:table-cell>
          <table:table-cell table:style-name="ce7" office:value-type="float" office:value="1.6637">
            <text:p>1.6637</text:p>
          </table:table-cell>
          <table:table-cell table:style-name="ce7" office:value-type="float" office:value="2.0473">
            <text:p>2.0473</text:p>
          </table:table-cell>
          <table:table-cell table:style-name="ce7" office:value-type="float" office:value="2.4389">
            <text:p>2.4389</text:p>
          </table:table-cell>
          <table:table-cell table:style-name="ce7" office:value-type="float" office:value="2.6187">
            <text:p>2.6187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709">
            <text:p>1.1709</text:p>
          </table:table-cell>
          <table:table-cell table:style-name="ce7" office:value-type="float" office:value="1.4073">
            <text:p>1.4073</text:p>
          </table:table-cell>
          <table:table-cell table:style-name="ce7" office:value-type="float" office:value="1.6205">
            <text:p>1.6205</text:p>
          </table:table-cell>
          <table:table-cell table:style-name="ce7" office:value-type="float" office:value="1.7475">
            <text:p>1.7475</text:p>
          </table:table-cell>
          <table:table-cell table:style-name="ce7" office:value-type="float" office:value="1.6589">
            <text:p>1.6589</text:p>
          </table:table-cell>
          <table:table-cell table:style-name="ce7" office:value-type="float" office:value="2.0392">
            <text:p>2.0392</text:p>
          </table:table-cell>
          <table:table-cell table:style-name="ce7" office:value-type="float" office:value="2.3889">
            <text:p>2.3889</text:p>
          </table:table-cell>
          <table:table-cell table:style-name="ce7" office:value-type="float" office:value="2.5761">
            <text:p>2.5761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655">
            <text:p>1.1655</text:p>
          </table:table-cell>
          <table:table-cell table:style-name="ce7" office:value-type="float" office:value="1.377">
            <text:p>1.3770</text:p>
          </table:table-cell>
          <table:table-cell table:style-name="ce7" office:value-type="float" office:value="1.6317">
            <text:p>1.6317</text:p>
          </table:table-cell>
          <table:table-cell table:style-name="ce7" office:value-type="float" office:value="1.7149">
            <text:p>1.7149</text:p>
          </table:table-cell>
          <table:table-cell table:style-name="ce7" office:value-type="float" office:value="1.6753">
            <text:p>1.6753</text:p>
          </table:table-cell>
          <table:table-cell table:style-name="ce7" office:value-type="float" office:value="2.055">
            <text:p>2.0550</text:p>
          </table:table-cell>
          <table:table-cell table:style-name="ce7" office:value-type="float" office:value="2.3928">
            <text:p>2.3928</text:p>
          </table:table-cell>
          <table:table-cell table:style-name="ce7" office:value-type="float" office:value="2.6167">
            <text:p>2.6167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601">
            <text:p>1.1601</text:p>
          </table:table-cell>
          <table:table-cell table:style-name="ce7" office:value-type="float" office:value="1.3925">
            <text:p>1.3925</text:p>
          </table:table-cell>
          <table:table-cell table:style-name="ce7" office:value-type="float" office:value="1.6162">
            <text:p>1.6162</text:p>
          </table:table-cell>
          <table:table-cell table:style-name="ce7" office:value-type="float" office:value="1.7209">
            <text:p>1.7209</text:p>
          </table:table-cell>
          <table:table-cell table:style-name="ce7" office:value-type="float" office:value="1.6941">
            <text:p>1.6941</text:p>
          </table:table-cell>
          <table:table-cell table:style-name="ce7" office:value-type="float" office:value="2.0556">
            <text:p>2.0556</text:p>
          </table:table-cell>
          <table:table-cell table:style-name="ce7" office:value-type="float" office:value="2.4597">
            <text:p>2.4597</text:p>
          </table:table-cell>
          <table:table-cell table:style-name="ce7" office:value-type="float" office:value="2.6552">
            <text:p>2.6552</text:p>
          </table:table-cell>
          <table:table-cell table:style-name="ce12"/>
          <table:table-cell table:number-columns-repeated="240"/>
        </table:table-row>
        <table:table-row table:style-name="ro3">
          <table:table-cell table:style-name="ce2" office:value-type="string" table:number-columns-spanned="1" table:number-rows-spanned="5">
            <text:p>60-80 cm</text:p>
          </table:table-cell>
          <table:table-cell table:style-name="ce6" office:value-type="float" office:value="1.1571">
            <text:p>1.1571</text:p>
          </table:table-cell>
          <table:table-cell table:style-name="ce6" office:value-type="float" office:value="1.4067">
            <text:p>1.4067</text:p>
          </table:table-cell>
          <table:table-cell table:style-name="ce6" office:value-type="float" office:value="1.5997">
            <text:p>1.5997</text:p>
          </table:table-cell>
          <table:table-cell table:style-name="ce6" office:value-type="float" office:value="1.6735">
            <text:p>1.6735</text:p>
          </table:table-cell>
          <table:table-cell table:style-name="ce6" office:value-type="float" office:value="1.6122">
            <text:p>1.6122</text:p>
          </table:table-cell>
          <table:table-cell table:style-name="ce6" office:value-type="float" office:value="1.9915">
            <text:p>1.9915</text:p>
          </table:table-cell>
          <table:table-cell table:style-name="ce6" office:value-type="float" office:value="2.3141">
            <text:p>2.3141</text:p>
          </table:table-cell>
          <table:table-cell table:style-name="ce6" office:value-type="float" office:value="2.4672">
            <text:p>2.4672</text:p>
          </table:table-cell>
          <table:table-cell table:style-name="ce12"/>
          <table:table-cell table:number-columns-repeated="240"/>
        </table:table-row>
        <table:table-row table:style-name="ro3">
          <table:covered-table-cell table:style-name="ce1"/>
          <table:table-cell table:style-name="ce7" office:value-type="float" office:value="1.1552">
            <text:p>1.1552</text:p>
          </table:table-cell>
          <table:table-cell table:style-name="ce7" office:value-type="float" office:value="1.3691">
            <text:p>1.3691</text:p>
          </table:table-cell>
          <table:table-cell table:style-name="ce7" office:value-type="float" office:value="1.5935">
            <text:p>1.5935</text:p>
          </table:table-cell>
          <table:table-cell table:style-name="ce7" office:value-type="float" office:value="1.6442">
            <text:p>1.6442</text:p>
          </table:table-cell>
          <table:table-cell table:style-name="ce7" office:value-type="float" office:value="1.6269">
            <text:p>1.6269</text:p>
          </table:table-cell>
          <table:table-cell table:style-name="ce7" office:value-type="float" office:value="1.936">
            <text:p>1.9360</text:p>
          </table:table-cell>
          <table:table-cell table:style-name="ce7" office:value-type="float" office:value="2.3453">
            <text:p>2.3453</text:p>
          </table:table-cell>
          <table:table-cell table:style-name="ce7" office:value-type="float" office:value="2.4971">
            <text:p>2.4971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622">
            <text:p>1.1622</text:p>
          </table:table-cell>
          <table:table-cell table:style-name="ce7" office:value-type="float" office:value="1.3783">
            <text:p>1.3783</text:p>
          </table:table-cell>
          <table:table-cell table:style-name="ce7" office:value-type="float" office:value="1.5322">
            <text:p>1.5322</text:p>
          </table:table-cell>
          <table:table-cell table:style-name="ce7" office:value-type="float" office:value="1.6472">
            <text:p>1.6472</text:p>
          </table:table-cell>
          <table:table-cell table:style-name="ce7" office:value-type="float" office:value="1.6353">
            <text:p>1.6353</text:p>
          </table:table-cell>
          <table:table-cell table:style-name="ce7" office:value-type="float" office:value="1.9484">
            <text:p>1.9484</text:p>
          </table:table-cell>
          <table:table-cell table:style-name="ce7" office:value-type="float" office:value="2.2295">
            <text:p>2.2295</text:p>
          </table:table-cell>
          <table:table-cell table:style-name="ce7" office:value-type="float" office:value="2.4539">
            <text:p>2.4539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616">
            <text:p>1.1616</text:p>
          </table:table-cell>
          <table:table-cell table:style-name="ce7" office:value-type="float" office:value="1.3755">
            <text:p>1.3755</text:p>
          </table:table-cell>
          <table:table-cell table:style-name="ce7" office:value-type="float" office:value="1.5477">
            <text:p>1.5477</text:p>
          </table:table-cell>
          <table:table-cell table:style-name="ce7" office:value-type="float" office:value="1.6331">
            <text:p>1.6331</text:p>
          </table:table-cell>
          <table:table-cell table:style-name="ce7" office:value-type="float" office:value="1.6305">
            <text:p>1.6305</text:p>
          </table:table-cell>
          <table:table-cell table:style-name="ce7" office:value-type="float" office:value="1.9698">
            <text:p>1.9698</text:p>
          </table:table-cell>
          <table:table-cell table:style-name="ce7" office:value-type="float" office:value="2.2782">
            <text:p>2.2782</text:p>
          </table:table-cell>
          <table:table-cell table:style-name="ce7" office:value-type="float" office:value="2.4133">
            <text:p>2.4133</text:p>
          </table:table-cell>
          <table:table-cell table:number-columns-repeated="241"/>
        </table:table-row>
        <table:table-row table:style-name="ro3">
          <table:covered-table-cell table:style-name="ce3"/>
          <table:table-cell table:style-name="ce8" office:value-type="float" office:value="1.1669">
            <text:p>1.1669</text:p>
          </table:table-cell>
          <table:table-cell table:style-name="ce8" office:value-type="float" office:value="1.3727">
            <text:p>1.3727</text:p>
          </table:table-cell>
          <table:table-cell table:style-name="ce8" office:value-type="float" office:value="1.5422">
            <text:p>1.5422</text:p>
          </table:table-cell>
          <table:table-cell table:style-name="ce8" office:value-type="float" office:value="1.6246">
            <text:p>1.6246</text:p>
          </table:table-cell>
          <table:table-cell table:style-name="ce8" office:value-type="float" office:value="1.6405">
            <text:p>1.6405</text:p>
          </table:table-cell>
          <table:table-cell table:style-name="ce8" office:value-type="float" office:value="1.9712">
            <text:p>1.9712</text:p>
          </table:table-cell>
          <table:table-cell table:style-name="ce8" office:value-type="float" office:value="2.2344">
            <text:p>2.2344</text:p>
          </table:table-cell>
          <table:table-cell table:style-name="ce8" office:value-type="float" office:value="2.4684">
            <text:p>2.4684</text:p>
          </table:table-cell>
          <table:table-cell table:style-name="ce12"/>
          <table:table-cell table:number-columns-repeated="240"/>
        </table:table-row>
        <table:table-row table:style-name="ro3">
          <table:table-cell table:style-name="ce1" office:value-type="string" table:number-columns-spanned="1" table:number-rows-spanned="5">
            <text:p>70-90 cm</text:p>
          </table:table-cell>
          <table:table-cell table:style-name="ce7" office:value-type="float" office:value="1.1443">
            <text:p>1.1443</text:p>
          </table:table-cell>
          <table:table-cell table:style-name="ce7" office:value-type="float" office:value="1.3455">
            <text:p>1.3455</text:p>
          </table:table-cell>
          <table:table-cell table:style-name="ce7" office:value-type="float" office:value="1.5189">
            <text:p>1.5189</text:p>
          </table:table-cell>
          <table:table-cell table:style-name="ce7" office:value-type="float" office:value="1.6497">
            <text:p>1.6497</text:p>
          </table:table-cell>
          <table:table-cell table:style-name="ce7" office:value-type="float" office:value="1.6239">
            <text:p>1.6239</text:p>
          </table:table-cell>
          <table:table-cell table:style-name="ce7" office:value-type="float" office:value="1.8449">
            <text:p>1.8449</text:p>
          </table:table-cell>
          <table:table-cell table:style-name="ce7" office:value-type="float" office:value="2.1932">
            <text:p>2.1932</text:p>
          </table:table-cell>
          <table:table-cell table:style-name="ce7" office:value-type="float" office:value="2.3533">
            <text:p>2.3533</text:p>
          </table:table-cell>
          <table:table-cell table:style-name="ce12"/>
          <table:table-cell table:number-columns-repeated="240"/>
        </table:table-row>
        <table:table-row table:style-name="ro3">
          <table:covered-table-cell table:style-name="ce1"/>
          <table:table-cell table:style-name="ce7" office:value-type="float" office:value="1.1617">
            <text:p>1.1617</text:p>
          </table:table-cell>
          <table:table-cell table:style-name="ce7" office:value-type="float" office:value="1.3295">
            <text:p>1.3295</text:p>
          </table:table-cell>
          <table:table-cell table:style-name="ce7" office:value-type="float" office:value="1.5426">
            <text:p>1.5426</text:p>
          </table:table-cell>
          <table:table-cell table:style-name="ce7" office:value-type="float" office:value="1.6124">
            <text:p>1.6124</text:p>
          </table:table-cell>
          <table:table-cell table:style-name="ce7" office:value-type="float" office:value="1.6453">
            <text:p>1.6453</text:p>
          </table:table-cell>
          <table:table-cell table:style-name="ce7" office:value-type="float" office:value="1.9107">
            <text:p>1.9107</text:p>
          </table:table-cell>
          <table:table-cell table:style-name="ce7" office:value-type="float" office:value="2.2118">
            <text:p>2.2118</text:p>
          </table:table-cell>
          <table:table-cell table:style-name="ce7" office:value-type="float" office:value="2.4287">
            <text:p>2.4287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572">
            <text:p>1.1572</text:p>
          </table:table-cell>
          <table:table-cell table:style-name="ce7" office:value-type="float" office:value="1.3007">
            <text:p>1.3007</text:p>
          </table:table-cell>
          <table:table-cell table:style-name="ce7" office:value-type="float" office:value="1.4971">
            <text:p>1.4971</text:p>
          </table:table-cell>
          <table:table-cell table:style-name="ce7" office:value-type="float" office:value="1.6227">
            <text:p>1.6227</text:p>
          </table:table-cell>
          <table:table-cell table:style-name="ce7" office:value-type="float" office:value="1.6393">
            <text:p>1.6393</text:p>
          </table:table-cell>
          <table:table-cell table:style-name="ce7" office:value-type="float" office:value="1.9423">
            <text:p>1.9423</text:p>
          </table:table-cell>
          <table:table-cell table:style-name="ce7" office:value-type="float" office:value="2.2069">
            <text:p>2.2069</text:p>
          </table:table-cell>
          <table:table-cell table:style-name="ce7" office:value-type="float" office:value="2.3942">
            <text:p>2.3942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309">
            <text:p>1.1309</text:p>
          </table:table-cell>
          <table:table-cell table:style-name="ce7" office:value-type="float" office:value="1.3581">
            <text:p>1.3581</text:p>
          </table:table-cell>
          <table:table-cell table:style-name="ce7" office:value-type="float" office:value="1.5233">
            <text:p>1.5233</text:p>
          </table:table-cell>
          <table:table-cell table:style-name="ce7" office:value-type="float" office:value="1.695">
            <text:p>1.6950</text:p>
          </table:table-cell>
          <table:table-cell table:style-name="ce7" office:value-type="float" office:value="1.6356">
            <text:p>1.6356</text:p>
          </table:table-cell>
          <table:table-cell table:style-name="ce7" office:value-type="float" office:value="1.8931">
            <text:p>1.8931</text:p>
          </table:table-cell>
          <table:table-cell table:style-name="ce7" office:value-type="float" office:value="2.2155">
            <text:p>2.2155</text:p>
          </table:table-cell>
          <table:table-cell table:style-name="ce7" office:value-type="float" office:value="2.4138">
            <text:p>2.4138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304">
            <text:p>1.1304</text:p>
          </table:table-cell>
          <table:table-cell table:style-name="ce7" office:value-type="float" office:value="1.3287">
            <text:p>1.3287</text:p>
          </table:table-cell>
          <table:table-cell table:style-name="ce7" office:value-type="float" office:value="1.5235">
            <text:p>1.5235</text:p>
          </table:table-cell>
          <table:table-cell table:style-name="ce7" office:value-type="float" office:value="1.6143">
            <text:p>1.6143</text:p>
          </table:table-cell>
          <table:table-cell table:style-name="ce7" office:value-type="float" office:value="1.6267">
            <text:p>1.6267</text:p>
          </table:table-cell>
          <table:table-cell table:style-name="ce7" office:value-type="float" office:value="1.9146">
            <text:p>1.9146</text:p>
          </table:table-cell>
          <table:table-cell table:style-name="ce7" office:value-type="float" office:value="2.1841">
            <text:p>2.1841</text:p>
          </table:table-cell>
          <table:table-cell table:style-name="ce7" office:value-type="float" office:value="2.444">
            <text:p>2.4440</text:p>
          </table:table-cell>
          <table:table-cell table:style-name="ce12"/>
          <table:table-cell table:number-columns-repeated="240"/>
        </table:table-row>
        <table:table-row table:style-name="ro3">
          <table:table-cell table:style-name="ce2" office:value-type="string" table:number-columns-spanned="1" table:number-rows-spanned="5">
            <text:p>80-100 cm</text:p>
          </table:table-cell>
          <table:table-cell table:style-name="ce6" office:value-type="float" office:value="1.1327">
            <text:p>1.1327</text:p>
          </table:table-cell>
          <table:table-cell table:style-name="ce6" office:value-type="float" office:value="1.3157">
            <text:p>1.3157</text:p>
          </table:table-cell>
          <table:table-cell table:style-name="ce6" office:value-type="float" office:value="1.4995">
            <text:p>1.4995</text:p>
          </table:table-cell>
          <table:table-cell table:style-name="ce6" office:value-type="float" office:value="1.6222">
            <text:p>1.6222</text:p>
          </table:table-cell>
          <table:table-cell table:style-name="ce6" office:value-type="float" office:value="1.6181">
            <text:p>1.6181</text:p>
          </table:table-cell>
          <table:table-cell table:style-name="ce6" office:value-type="float" office:value="1.9011">
            <text:p>1.9011</text:p>
          </table:table-cell>
          <table:table-cell table:style-name="ce6" office:value-type="float" office:value="2.1912">
            <text:p>2.1912</text:p>
          </table:table-cell>
          <table:table-cell table:style-name="ce6" office:value-type="float" office:value="2.3175">
            <text:p>2.3175</text:p>
          </table:table-cell>
          <table:table-cell table:style-name="ce12"/>
          <table:table-cell table:number-columns-repeated="240"/>
        </table:table-row>
        <table:table-row table:style-name="ro3">
          <table:covered-table-cell table:style-name="ce1"/>
          <table:table-cell table:style-name="ce7" office:value-type="float" office:value="1.1251">
            <text:p>1.1251</text:p>
          </table:table-cell>
          <table:table-cell table:style-name="ce7" office:value-type="float" office:value="1.3265">
            <text:p>1.3265</text:p>
          </table:table-cell>
          <table:table-cell table:style-name="ce7" office:value-type="float" office:value="1.5099">
            <text:p>1.5099</text:p>
          </table:table-cell>
          <table:table-cell table:style-name="ce7" office:value-type="float" office:value="1.6385">
            <text:p>1.6385</text:p>
          </table:table-cell>
          <table:table-cell table:style-name="ce7" office:value-type="float" office:value="1.574">
            <text:p>1.5740</text:p>
          </table:table-cell>
          <table:table-cell table:style-name="ce7" office:value-type="float" office:value="1.8784">
            <text:p>1.8784</text:p>
          </table:table-cell>
          <table:table-cell table:style-name="ce7" office:value-type="float" office:value="2.1999">
            <text:p>2.1999</text:p>
          </table:table-cell>
          <table:table-cell table:style-name="ce7" office:value-type="float" office:value="2.2837">
            <text:p>2.2837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266">
            <text:p>1.1266</text:p>
          </table:table-cell>
          <table:table-cell table:style-name="ce7" office:value-type="float" office:value="1.3045">
            <text:p>1.3045</text:p>
          </table:table-cell>
          <table:table-cell table:style-name="ce7" office:value-type="float" office:value="1.4945">
            <text:p>1.4945</text:p>
          </table:table-cell>
          <table:table-cell table:style-name="ce7" office:value-type="float" office:value="1.61">
            <text:p>1.6100</text:p>
          </table:table-cell>
          <table:table-cell table:style-name="ce7" office:value-type="float" office:value="1.5813">
            <text:p>1.5813</text:p>
          </table:table-cell>
          <table:table-cell table:style-name="ce7" office:value-type="float" office:value="1.9155">
            <text:p>1.9155</text:p>
          </table:table-cell>
          <table:table-cell table:style-name="ce7" office:value-type="float" office:value="2.1357">
            <text:p>2.1357</text:p>
          </table:table-cell>
          <table:table-cell table:style-name="ce7" office:value-type="float" office:value="2.2745">
            <text:p>2.2745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499">
            <text:p>1.1499</text:p>
          </table:table-cell>
          <table:table-cell table:style-name="ce7" office:value-type="float" office:value="1.3367">
            <text:p>1.3367</text:p>
          </table:table-cell>
          <table:table-cell table:style-name="ce7" office:value-type="float" office:value="1.4913">
            <text:p>1.4913</text:p>
          </table:table-cell>
          <table:table-cell table:style-name="ce7" office:value-type="float" office:value="1.5961">
            <text:p>1.5961</text:p>
          </table:table-cell>
          <table:table-cell table:style-name="ce7" office:value-type="float" office:value="1.5525">
            <text:p>1.5525</text:p>
          </table:table-cell>
          <table:table-cell table:style-name="ce7" office:value-type="float" office:value="1.9077">
            <text:p>1.9077</text:p>
          </table:table-cell>
          <table:table-cell table:style-name="ce7" office:value-type="float" office:value="2.1686">
            <text:p>2.1686</text:p>
          </table:table-cell>
          <table:table-cell table:style-name="ce7" office:value-type="float" office:value="2.3509">
            <text:p>2.3509</text:p>
          </table:table-cell>
          <table:table-cell table:number-columns-repeated="241"/>
        </table:table-row>
        <table:table-row table:style-name="ro3">
          <table:covered-table-cell table:style-name="ce3"/>
          <table:table-cell table:style-name="ce8" office:value-type="float" office:value="1.1287">
            <text:p>1.1287</text:p>
          </table:table-cell>
          <table:table-cell table:style-name="ce8" office:value-type="float" office:value="1.3866">
            <text:p>1.3866</text:p>
          </table:table-cell>
          <table:table-cell table:style-name="ce8" office:value-type="float" office:value="1.5065">
            <text:p>1.5065</text:p>
          </table:table-cell>
          <table:table-cell table:style-name="ce8" office:value-type="float" office:value="1.6102">
            <text:p>1.6102</text:p>
          </table:table-cell>
          <table:table-cell table:style-name="ce8" office:value-type="float" office:value="1.5651">
            <text:p>1.5651</text:p>
          </table:table-cell>
          <table:table-cell table:style-name="ce8" office:value-type="float" office:value="1.8491">
            <text:p>1.8491</text:p>
          </table:table-cell>
          <table:table-cell table:style-name="ce8" office:value-type="float" office:value="2.1542">
            <text:p>2.1542</text:p>
          </table:table-cell>
          <table:table-cell table:style-name="ce8" office:value-type="float" office:value="2.2693">
            <text:p>2.2693</text:p>
          </table:table-cell>
          <table:table-cell table:style-name="ce12"/>
          <table:table-cell table:number-columns-repeated="240"/>
        </table:table-row>
        <table:table-row table:style-name="ro3">
          <table:table-cell table:style-name="ce1" office:value-type="string" table:number-columns-spanned="1" table:number-rows-spanned="5">
            <text:p>90-110 cm</text:p>
          </table:table-cell>
          <table:table-cell table:style-name="ce7" office:value-type="float" office:value="1.1198">
            <text:p>1.1198</text:p>
          </table:table-cell>
          <table:table-cell table:style-name="ce7" office:value-type="float" office:value="1.3365">
            <text:p>1.3365</text:p>
          </table:table-cell>
          <table:table-cell table:style-name="ce7" office:value-type="float" office:value="1.4485">
            <text:p>1.4485</text:p>
          </table:table-cell>
          <table:table-cell table:style-name="ce7" office:value-type="float" office:value="1.5043">
            <text:p>1.5043</text:p>
          </table:table-cell>
          <table:table-cell table:style-name="ce7" office:value-type="float" office:value="1.5644">
            <text:p>1.5644</text:p>
          </table:table-cell>
          <table:table-cell table:style-name="ce7" office:value-type="float" office:value="1.8248">
            <text:p>1.8248</text:p>
          </table:table-cell>
          <table:table-cell table:style-name="ce7" office:value-type="float" office:value="2.0749">
            <text:p>2.0749</text:p>
          </table:table-cell>
          <table:table-cell table:style-name="ce7" office:value-type="float" office:value="2.1599">
            <text:p>2.1599</text:p>
          </table:table-cell>
          <table:table-cell table:style-name="ce12"/>
          <table:table-cell table:number-columns-repeated="240"/>
        </table:table-row>
        <table:table-row table:style-name="ro3">
          <table:covered-table-cell table:style-name="ce1"/>
          <table:table-cell table:style-name="ce7" office:value-type="float" office:value="1.1107">
            <text:p>1.1107</text:p>
          </table:table-cell>
          <table:table-cell table:style-name="ce7" office:value-type="float" office:value="1.3398">
            <text:p>1.3398</text:p>
          </table:table-cell>
          <table:table-cell table:style-name="ce7" office:value-type="float" office:value="1.515">
            <text:p>1.5150</text:p>
          </table:table-cell>
          <table:table-cell table:style-name="ce7" office:value-type="float" office:value="1.5001">
            <text:p>1.5001</text:p>
          </table:table-cell>
          <table:table-cell table:style-name="ce7" office:value-type="float" office:value="1.5519">
            <text:p>1.5519</text:p>
          </table:table-cell>
          <table:table-cell table:style-name="ce7" office:value-type="float" office:value="1.8209">
            <text:p>1.8209</text:p>
          </table:table-cell>
          <table:table-cell table:style-name="ce7" office:value-type="float" office:value="2.1331">
            <text:p>2.1331</text:p>
          </table:table-cell>
          <table:table-cell table:style-name="ce7" office:value-type="float" office:value="2.2087">
            <text:p>2.2087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309">
            <text:p>1.1309</text:p>
          </table:table-cell>
          <table:table-cell table:style-name="ce7" office:value-type="float" office:value="1.3">
            <text:p>1.3000</text:p>
          </table:table-cell>
          <table:table-cell table:style-name="ce7" office:value-type="float" office:value="1.4797">
            <text:p>1.4797</text:p>
          </table:table-cell>
          <table:table-cell table:style-name="ce7" office:value-type="float" office:value="1.5242">
            <text:p>1.5242</text:p>
          </table:table-cell>
          <table:table-cell table:style-name="ce7" office:value-type="float" office:value="1.5455">
            <text:p>1.5455</text:p>
          </table:table-cell>
          <table:table-cell table:style-name="ce7" office:value-type="float" office:value="1.8635">
            <text:p>1.8635</text:p>
          </table:table-cell>
          <table:table-cell table:style-name="ce7" office:value-type="float" office:value="2.0251">
            <text:p>2.0251</text:p>
          </table:table-cell>
          <table:table-cell table:style-name="ce7" office:value-type="float" office:value="2.1009">
            <text:p>2.1009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592">
            <text:p>1.1592</text:p>
          </table:table-cell>
          <table:table-cell table:style-name="ce7" office:value-type="float" office:value="1.3401">
            <text:p>1.3401</text:p>
          </table:table-cell>
          <table:table-cell table:style-name="ce7" office:value-type="float" office:value="1.4471">
            <text:p>1.4471</text:p>
          </table:table-cell>
          <table:table-cell table:style-name="ce7" office:value-type="float" office:value="1.5165">
            <text:p>1.5165</text:p>
          </table:table-cell>
          <table:table-cell table:style-name="ce7" office:value-type="float" office:value="1.5583">
            <text:p>1.5583</text:p>
          </table:table-cell>
          <table:table-cell table:style-name="ce7" office:value-type="float" office:value="1.8357">
            <text:p>1.8357</text:p>
          </table:table-cell>
          <table:table-cell table:style-name="ce7" office:value-type="float" office:value="2.0464">
            <text:p>2.0464</text:p>
          </table:table-cell>
          <table:table-cell table:style-name="ce7" office:value-type="float" office:value="2.2227">
            <text:p>2.2227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143">
            <text:p>1.1143</text:p>
          </table:table-cell>
          <table:table-cell table:style-name="ce7" office:value-type="float" office:value="1.3118">
            <text:p>1.3118</text:p>
          </table:table-cell>
          <table:table-cell table:style-name="ce7" office:value-type="float" office:value="1.4865">
            <text:p>1.4865</text:p>
          </table:table-cell>
          <table:table-cell table:style-name="ce7" office:value-type="float" office:value="1.5371">
            <text:p>1.5371</text:p>
          </table:table-cell>
          <table:table-cell table:style-name="ce7" office:value-type="float" office:value="1.5847">
            <text:p>1.5847</text:p>
          </table:table-cell>
          <table:table-cell table:style-name="ce7" office:value-type="float" office:value="1.8448">
            <text:p>1.8448</text:p>
          </table:table-cell>
          <table:table-cell table:style-name="ce7" office:value-type="float" office:value="2.0625">
            <text:p>2.0625</text:p>
          </table:table-cell>
          <table:table-cell table:style-name="ce7" office:value-type="float" office:value="2.2044">
            <text:p>2.2044</text:p>
          </table:table-cell>
          <table:table-cell table:style-name="ce12"/>
          <table:table-cell table:number-columns-repeated="240"/>
        </table:table-row>
        <table:table-row table:style-name="ro3">
          <table:table-cell table:style-name="ce2" office:value-type="string" table:number-columns-spanned="1" table:number-rows-spanned="5">
            <text:p>100-120 cm</text:p>
          </table:table-cell>
          <table:table-cell table:style-name="ce6" office:value-type="float" office:value="1.0995">
            <text:p>1.0995</text:p>
          </table:table-cell>
          <table:table-cell table:style-name="ce6" office:value-type="float" office:value="1.2523">
            <text:p>1.2523</text:p>
          </table:table-cell>
          <table:table-cell table:style-name="ce6" office:value-type="float" office:value="1.4125">
            <text:p>1.4125</text:p>
          </table:table-cell>
          <table:table-cell table:style-name="ce6" office:value-type="float" office:value="1.4765">
            <text:p>1.4765</text:p>
          </table:table-cell>
          <table:table-cell table:style-name="ce6" office:value-type="float" office:value="1.5542">
            <text:p>1.5542</text:p>
          </table:table-cell>
          <table:table-cell table:style-name="ce6" office:value-type="float" office:value="1.7498">
            <text:p>1.7498</text:p>
          </table:table-cell>
          <table:table-cell table:style-name="ce6" office:value-type="float" office:value="1.9711">
            <text:p>1.9711</text:p>
          </table:table-cell>
          <table:table-cell table:style-name="ce6" office:value-type="float" office:value="2.117">
            <text:p>2.1170</text:p>
          </table:table-cell>
          <table:table-cell table:style-name="ce12"/>
          <table:table-cell table:number-columns-repeated="240"/>
        </table:table-row>
        <table:table-row table:style-name="ro3">
          <table:covered-table-cell table:style-name="ce1"/>
          <table:table-cell table:style-name="ce7" office:value-type="float" office:value="1.0981">
            <text:p>1.0981</text:p>
          </table:table-cell>
          <table:table-cell table:style-name="ce7" office:value-type="float" office:value="1.2854">
            <text:p>1.2854</text:p>
          </table:table-cell>
          <table:table-cell table:style-name="ce7" office:value-type="float" office:value="1.4335">
            <text:p>1.4335</text:p>
          </table:table-cell>
          <table:table-cell table:style-name="ce7" office:value-type="float" office:value="1.4597">
            <text:p>1.4597</text:p>
          </table:table-cell>
          <table:table-cell table:style-name="ce7" office:value-type="float" office:value="1.5195">
            <text:p>1.5195</text:p>
          </table:table-cell>
          <table:table-cell table:style-name="ce7" office:value-type="float" office:value="1.8111">
            <text:p>1.8111</text:p>
          </table:table-cell>
          <table:table-cell table:style-name="ce7" office:value-type="float" office:value="2.0238">
            <text:p>2.0238</text:p>
          </table:table-cell>
          <table:table-cell table:style-name="ce7" office:value-type="float" office:value="2.084">
            <text:p>2.0840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0933">
            <text:p>1.0933</text:p>
          </table:table-cell>
          <table:table-cell table:style-name="ce7" office:value-type="float" office:value="1.2773">
            <text:p>1.2773</text:p>
          </table:table-cell>
          <table:table-cell table:style-name="ce7" office:value-type="float" office:value="1.4543">
            <text:p>1.4543</text:p>
          </table:table-cell>
          <table:table-cell table:style-name="ce7" office:value-type="float" office:value="1.461">
            <text:p>1.4610</text:p>
          </table:table-cell>
          <table:table-cell table:style-name="ce7" office:value-type="float" office:value="1.5301">
            <text:p>1.5301</text:p>
          </table:table-cell>
          <table:table-cell table:style-name="ce7" office:value-type="float" office:value="1.8367">
            <text:p>1.8367</text:p>
          </table:table-cell>
          <table:table-cell table:style-name="ce7" office:value-type="float" office:value="2.0329">
            <text:p>2.0329</text:p>
          </table:table-cell>
          <table:table-cell table:style-name="ce7" office:value-type="float" office:value="2.1569">
            <text:p>2.1569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1187">
            <text:p>1.1187</text:p>
          </table:table-cell>
          <table:table-cell table:style-name="ce7" office:value-type="float" office:value="1.2383">
            <text:p>1.2383</text:p>
          </table:table-cell>
          <table:table-cell table:style-name="ce7" office:value-type="float" office:value="1.4784">
            <text:p>1.4784</text:p>
          </table:table-cell>
          <table:table-cell table:style-name="ce7" office:value-type="float" office:value="1.4843">
            <text:p>1.4843</text:p>
          </table:table-cell>
          <table:table-cell table:style-name="ce7" office:value-type="float" office:value="1.5564">
            <text:p>1.5564</text:p>
          </table:table-cell>
          <table:table-cell table:style-name="ce7" office:value-type="float" office:value="1.7919">
            <text:p>1.7919</text:p>
          </table:table-cell>
          <table:table-cell table:style-name="ce7" office:value-type="float" office:value="1.9589">
            <text:p>1.9589</text:p>
          </table:table-cell>
          <table:table-cell table:style-name="ce7" office:value-type="float" office:value="2.1756">
            <text:p>2.1756</text:p>
          </table:table-cell>
          <table:table-cell table:number-columns-repeated="241"/>
        </table:table-row>
        <table:table-row table:style-name="ro3">
          <table:covered-table-cell table:style-name="ce3"/>
          <table:table-cell table:style-name="ce8" office:value-type="float" office:value="1.0925">
            <text:p>1.0925</text:p>
          </table:table-cell>
          <table:table-cell table:style-name="ce8" office:value-type="float" office:value="1.2333">
            <text:p>1.2333</text:p>
          </table:table-cell>
          <table:table-cell table:style-name="ce8" office:value-type="float" office:value="1.4097">
            <text:p>1.4097</text:p>
          </table:table-cell>
          <table:table-cell table:style-name="ce8" office:value-type="float" office:value="1.5073">
            <text:p>1.5073</text:p>
          </table:table-cell>
          <table:table-cell table:style-name="ce8" office:value-type="float" office:value="1.569">
            <text:p>1.5690</text:p>
          </table:table-cell>
          <table:table-cell table:style-name="ce8" office:value-type="float" office:value="1.8051">
            <text:p>1.8051</text:p>
          </table:table-cell>
          <table:table-cell table:style-name="ce8" office:value-type="float" office:value="1.9611">
            <text:p>1.9611</text:p>
          </table:table-cell>
          <table:table-cell table:style-name="ce8" office:value-type="float" office:value="2.2094">
            <text:p>2.2094</text:p>
          </table:table-cell>
          <table:table-cell table:style-name="ce12"/>
          <table:table-cell table:number-columns-repeated="240"/>
        </table:table-row>
        <table:table-row table:style-name="ro3">
          <table:table-cell table:style-name="ce1" office:value-type="string" table:number-columns-spanned="1" table:number-rows-spanned="5">
            <text:p>110-130 cm</text:p>
          </table:table-cell>
          <table:table-cell table:style-name="ce7" office:value-type="float" office:value="1.5133">
            <text:p>1.5133</text:p>
          </table:table-cell>
          <table:table-cell table:style-name="ce7" office:value-type="float" office:value="1.2731">
            <text:p>1.2731</text:p>
          </table:table-cell>
          <table:table-cell table:style-name="ce7" office:value-type="float" office:value="1.377">
            <text:p>1.3770</text:p>
          </table:table-cell>
          <table:table-cell table:style-name="ce7" office:value-type="float" office:value="1.0079">
            <text:p>1.0079</text:p>
          </table:table-cell>
          <table:table-cell table:style-name="ce7" office:value-type="float" office:value="1.5435">
            <text:p>1.5435</text:p>
          </table:table-cell>
          <table:table-cell table:style-name="ce7" office:value-type="float" office:value="1.7191">
            <text:p>1.7191</text:p>
          </table:table-cell>
          <table:table-cell table:style-name="ce7" office:value-type="float" office:value="1.9875">
            <text:p>1.9875</text:p>
          </table:table-cell>
          <table:table-cell table:style-name="ce7" office:value-type="float" office:value="2.0419">
            <text:p>2.0419</text:p>
          </table:table-cell>
          <table:table-cell table:style-name="ce12"/>
          <table:table-cell table:number-columns-repeated="240"/>
        </table:table-row>
        <table:table-row table:style-name="ro3">
          <table:covered-table-cell table:style-name="ce1"/>
          <table:table-cell table:style-name="ce7" office:value-type="float" office:value="1.5203">
            <text:p>1.5203</text:p>
          </table:table-cell>
          <table:table-cell table:style-name="ce7" office:value-type="float" office:value="1.2849">
            <text:p>1.2849</text:p>
          </table:table-cell>
          <table:table-cell table:style-name="ce7" office:value-type="float" office:value="1.4433">
            <text:p>1.4433</text:p>
          </table:table-cell>
          <table:table-cell table:style-name="ce7" office:value-type="float" office:value="1.1093">
            <text:p>1.1093</text:p>
          </table:table-cell>
          <table:table-cell table:style-name="ce7" office:value-type="float" office:value="1.5441">
            <text:p>1.5441</text:p>
          </table:table-cell>
          <table:table-cell table:style-name="ce7" office:value-type="float" office:value="1.7494">
            <text:p>1.7494</text:p>
          </table:table-cell>
          <table:table-cell table:style-name="ce7" office:value-type="float" office:value="1.9532">
            <text:p>1.9532</text:p>
          </table:table-cell>
          <table:table-cell table:style-name="ce7" office:value-type="float" office:value="2.0008">
            <text:p>2.0008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4817">
            <text:p>1.4817</text:p>
          </table:table-cell>
          <table:table-cell table:style-name="ce7" office:value-type="float" office:value="1.2617">
            <text:p>1.2617</text:p>
          </table:table-cell>
          <table:table-cell table:style-name="ce7" office:value-type="float" office:value="1.4336">
            <text:p>1.4336</text:p>
          </table:table-cell>
          <table:table-cell table:style-name="ce7" office:value-type="float" office:value="1.1119">
            <text:p>1.1119</text:p>
          </table:table-cell>
          <table:table-cell table:style-name="ce7" office:value-type="float" office:value="1.5319">
            <text:p>1.5319</text:p>
          </table:table-cell>
          <table:table-cell table:style-name="ce7" office:value-type="float" office:value="1.7454">
            <text:p>1.7454</text:p>
          </table:table-cell>
          <table:table-cell table:style-name="ce7" office:value-type="float" office:value="1.9241">
            <text:p>1.9241</text:p>
          </table:table-cell>
          <table:table-cell table:style-name="ce7" office:value-type="float" office:value="1.9903">
            <text:p>1.9903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5327">
            <text:p>1.5327</text:p>
          </table:table-cell>
          <table:table-cell table:style-name="ce7" office:value-type="float" office:value="1.2417">
            <text:p>1.2417</text:p>
          </table:table-cell>
          <table:table-cell table:style-name="ce7" office:value-type="float" office:value="1.4251">
            <text:p>1.4251</text:p>
          </table:table-cell>
          <table:table-cell table:style-name="ce7" office:value-type="float" office:value="1.1249">
            <text:p>1.1249</text:p>
          </table:table-cell>
          <table:table-cell table:style-name="ce7" office:value-type="float" office:value="1.5564">
            <text:p>1.5564</text:p>
          </table:table-cell>
          <table:table-cell table:style-name="ce7" office:value-type="float" office:value="1.7605">
            <text:p>1.7605</text:p>
          </table:table-cell>
          <table:table-cell table:style-name="ce7" office:value-type="float" office:value="2.019">
            <text:p>2.0190</text:p>
          </table:table-cell>
          <table:table-cell table:style-name="ce7" office:value-type="float" office:value="1.9605">
            <text:p>1.9605</text:p>
          </table:table-cell>
          <table:table-cell table:number-columns-repeated="241"/>
        </table:table-row>
        <table:table-row table:style-name="ro3">
          <table:covered-table-cell table:style-name="ce1"/>
          <table:table-cell table:style-name="ce7" office:value-type="float" office:value="1.5799">
            <text:p>1.5799</text:p>
          </table:table-cell>
          <table:table-cell table:style-name="ce7" office:value-type="float" office:value="1.2554">
            <text:p>1.2554</text:p>
          </table:table-cell>
          <table:table-cell table:style-name="ce7" office:value-type="float" office:value="1.3967">
            <text:p>1.3967</text:p>
          </table:table-cell>
          <table:table-cell table:style-name="ce7" office:value-type="float" office:value="1.1106">
            <text:p>1.1106</text:p>
          </table:table-cell>
          <table:table-cell table:style-name="ce7" office:value-type="float" office:value="1.5305">
            <text:p>1.5305</text:p>
          </table:table-cell>
          <table:table-cell table:style-name="ce7" office:value-type="float" office:value="1.7275">
            <text:p>1.7275</text:p>
          </table:table-cell>
          <table:table-cell table:style-name="ce7" office:value-type="float" office:value="1.9141">
            <text:p>1.9141</text:p>
          </table:table-cell>
          <table:table-cell table:style-name="ce7" office:value-type="float" office:value="2.0731">
            <text:p>2.0731</text:p>
          </table:table-cell>
          <table:table-cell table:style-name="ce12"/>
          <table:table-cell table:number-columns-repeated="240"/>
        </table:table-row>
        <table:table-row table:style-name="ro3">
          <table:table-cell table:number-columns-repeated="9"/>
          <table:table-cell table:style-name="ce12"/>
          <table:table-cell table:number-columns-repeated="240"/>
        </table:table-row>
        <table:table-row table:style-name="ro3" table:number-rows-repeated="65492">
          <table:table-cell table:number-columns-repeated="250"/>
        </table:table-row>
        <table:table-row table:style-name="ro3">
          <table:table-cell table:number-columns-repeated="250"/>
        </table:table-row>
      </table:table>
      <table:table table:name="carico" table:style-name="ta1" table:print="false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column table:style-name="co2" table:number-columns-repeated="6" table:default-cell-style-name="ce7"/>
        <table:table-column table:style-name="co2" table:number-columns-repeated="240" table:default-cell-style-name="ce4"/>
        <table:table-row table:style-name="ro2">
          <table:table-cell table:style-name="ce1"/>
          <table:table-cell table:style-name="ce1" office:value-type="string">
            <text:p>spessore 0</text:p>
          </table:table-cell>
          <table:table-cell table:style-name="ce10" office:value-type="string">
            <text:p>spessore sottile</text:p>
          </table:table-cell>
          <table:table-cell table:style-name="ce10" office:value-type="string">
            <text:p>spessore grosso</text:p>
          </table:table-cell>
          <table:table-cell table:style-name="ce10" office:value-type="string">
            <text:p>spessore ciccione</text:p>
          </table:table-cell>
          <table:table-cell table:number-columns-repeated="247"/>
        </table:table-row>
        <table:table-row table:style-name="ro3">
          <table:table-cell table:style-name="ce2" office:value-type="string" table:number-columns-spanned="1" table:number-rows-spanned="5">
            <text:p>40-60 cm</text:p>
          </table:table-cell>
          <table:table-cell table:style-name="ce6" office:value-type="float" office:value="1.6723">
            <text:p>1.6723</text:p>
          </table:table-cell>
          <table:table-cell table:style-name="ce6" office:value-type="float" office:value="2.0237">
            <text:p>2.0237</text:p>
          </table:table-cell>
          <table:table-cell table:style-name="ce6" office:value-type="float" office:value="2.4275">
            <text:p>2.4275</text:p>
          </table:table-cell>
          <table:table-cell table:style-name="ce6" office:value-type="float" office:value="2.5759">
            <text:p>2.5759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877">
            <text:p>1.6877</text:p>
          </table:table-cell>
          <table:table-cell table:style-name="ce7" office:value-type="float" office:value="2.0213">
            <text:p>2.0213</text:p>
          </table:table-cell>
          <table:table-cell table:style-name="ce7" office:value-type="float" office:value="2.4175">
            <text:p>2.4175</text:p>
          </table:table-cell>
          <table:table-cell table:style-name="ce7" office:value-type="float" office:value="2.6245">
            <text:p>2.6245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781">
            <text:p>1.6781</text:p>
          </table:table-cell>
          <table:table-cell table:style-name="ce7" office:value-type="float" office:value="2.0314">
            <text:p>2.0314</text:p>
          </table:table-cell>
          <table:table-cell table:style-name="ce7" office:value-type="float" office:value="2.4297">
            <text:p>2.4297</text:p>
          </table:table-cell>
          <table:table-cell table:style-name="ce7" office:value-type="float" office:value="2.6007">
            <text:p>2.6007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588">
            <text:p>1.6588</text:p>
          </table:table-cell>
          <table:table-cell table:style-name="ce7" office:value-type="float" office:value="2.0189">
            <text:p>2.0189</text:p>
          </table:table-cell>
          <table:table-cell table:style-name="ce7" office:value-type="float" office:value="2.3943">
            <text:p>2.3943</text:p>
          </table:table-cell>
          <table:table-cell table:style-name="ce7" office:value-type="float" office:value="2.5939">
            <text:p>2.5939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3"/>
          <table:table-cell table:style-name="ce8" office:value-type="float" office:value="1.6588">
            <text:p>1.6588</text:p>
          </table:table-cell>
          <table:table-cell table:style-name="ce8" office:value-type="float" office:value="2.0399">
            <text:p>2.0399</text:p>
          </table:table-cell>
          <table:table-cell table:style-name="ce8" office:value-type="float" office:value="2.4305">
            <text:p>2.4305</text:p>
          </table:table-cell>
          <table:table-cell table:style-name="ce8" office:value-type="float" office:value="2.6169">
            <text:p>2.6169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table-cell table:style-name="ce1" office:value-type="string" table:number-columns-spanned="1" table:number-rows-spanned="5">
            <text:p>50-70 cm</text:p>
          </table:table-cell>
          <table:table-cell table:style-name="ce7" office:value-type="float" office:value="1.6781">
            <text:p>1.6781</text:p>
          </table:table-cell>
          <table:table-cell table:style-name="ce7" office:value-type="float" office:value="2.0698">
            <text:p>2.0698</text:p>
          </table:table-cell>
          <table:table-cell table:style-name="ce7" office:value-type="float" office:value="2.3803">
            <text:p>2.3803</text:p>
          </table:table-cell>
          <table:table-cell table:style-name="ce7" office:value-type="float" office:value="2.6177">
            <text:p>2.6177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covered-table-cell table:style-name="ce1"/>
          <table:table-cell table:style-name="ce7" office:value-type="float" office:value="1.6637">
            <text:p>1.6637</text:p>
          </table:table-cell>
          <table:table-cell table:style-name="ce7" office:value-type="float" office:value="2.0473">
            <text:p>2.0473</text:p>
          </table:table-cell>
          <table:table-cell table:style-name="ce7" office:value-type="float" office:value="2.4389">
            <text:p>2.4389</text:p>
          </table:table-cell>
          <table:table-cell table:style-name="ce7" office:value-type="float" office:value="2.6187">
            <text:p>2.6187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589">
            <text:p>1.6589</text:p>
          </table:table-cell>
          <table:table-cell table:style-name="ce7" office:value-type="float" office:value="2.0392">
            <text:p>2.0392</text:p>
          </table:table-cell>
          <table:table-cell table:style-name="ce7" office:value-type="float" office:value="2.3889">
            <text:p>2.3889</text:p>
          </table:table-cell>
          <table:table-cell table:style-name="ce7" office:value-type="float" office:value="2.5761">
            <text:p>2.5761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753">
            <text:p>1.6753</text:p>
          </table:table-cell>
          <table:table-cell table:style-name="ce7" office:value-type="float" office:value="2.055">
            <text:p>2.0550</text:p>
          </table:table-cell>
          <table:table-cell table:style-name="ce7" office:value-type="float" office:value="2.3928">
            <text:p>2.3928</text:p>
          </table:table-cell>
          <table:table-cell table:style-name="ce7" office:value-type="float" office:value="2.6167">
            <text:p>2.6167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941">
            <text:p>1.6941</text:p>
          </table:table-cell>
          <table:table-cell table:style-name="ce7" office:value-type="float" office:value="2.0556">
            <text:p>2.0556</text:p>
          </table:table-cell>
          <table:table-cell table:style-name="ce7" office:value-type="float" office:value="2.4597">
            <text:p>2.4597</text:p>
          </table:table-cell>
          <table:table-cell table:style-name="ce7" office:value-type="float" office:value="2.6552">
            <text:p>2.6552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table-cell table:style-name="ce2" office:value-type="string" table:number-columns-spanned="1" table:number-rows-spanned="5">
            <text:p>60-80 cm</text:p>
          </table:table-cell>
          <table:table-cell table:style-name="ce6" office:value-type="float" office:value="1.6122">
            <text:p>1.6122</text:p>
          </table:table-cell>
          <table:table-cell table:style-name="ce6" office:value-type="float" office:value="1.9915">
            <text:p>1.9915</text:p>
          </table:table-cell>
          <table:table-cell table:style-name="ce6" office:value-type="float" office:value="2.3141">
            <text:p>2.3141</text:p>
          </table:table-cell>
          <table:table-cell table:style-name="ce6" office:value-type="float" office:value="2.4672">
            <text:p>2.4672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covered-table-cell table:style-name="ce1"/>
          <table:table-cell table:style-name="ce7" office:value-type="float" office:value="1.6269">
            <text:p>1.6269</text:p>
          </table:table-cell>
          <table:table-cell table:style-name="ce7" office:value-type="float" office:value="1.936">
            <text:p>1.9360</text:p>
          </table:table-cell>
          <table:table-cell table:style-name="ce7" office:value-type="float" office:value="2.3453">
            <text:p>2.3453</text:p>
          </table:table-cell>
          <table:table-cell table:style-name="ce7" office:value-type="float" office:value="2.4971">
            <text:p>2.4971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353">
            <text:p>1.6353</text:p>
          </table:table-cell>
          <table:table-cell table:style-name="ce7" office:value-type="float" office:value="1.9484">
            <text:p>1.9484</text:p>
          </table:table-cell>
          <table:table-cell table:style-name="ce7" office:value-type="float" office:value="2.2295">
            <text:p>2.2295</text:p>
          </table:table-cell>
          <table:table-cell table:style-name="ce7" office:value-type="float" office:value="2.4539">
            <text:p>2.4539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305">
            <text:p>1.6305</text:p>
          </table:table-cell>
          <table:table-cell table:style-name="ce7" office:value-type="float" office:value="1.9698">
            <text:p>1.9698</text:p>
          </table:table-cell>
          <table:table-cell table:style-name="ce7" office:value-type="float" office:value="2.2782">
            <text:p>2.2782</text:p>
          </table:table-cell>
          <table:table-cell table:style-name="ce7" office:value-type="float" office:value="2.4133">
            <text:p>2.4133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3"/>
          <table:table-cell table:style-name="ce8" office:value-type="float" office:value="1.6405">
            <text:p>1.6405</text:p>
          </table:table-cell>
          <table:table-cell table:style-name="ce8" office:value-type="float" office:value="1.9712">
            <text:p>1.9712</text:p>
          </table:table-cell>
          <table:table-cell table:style-name="ce8" office:value-type="float" office:value="2.2344">
            <text:p>2.2344</text:p>
          </table:table-cell>
          <table:table-cell table:style-name="ce8" office:value-type="float" office:value="2.4684">
            <text:p>2.4684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table-cell table:style-name="ce1" office:value-type="string" table:number-columns-spanned="1" table:number-rows-spanned="5">
            <text:p>70-90 cm</text:p>
          </table:table-cell>
          <table:table-cell table:style-name="ce7" office:value-type="float" office:value="1.6239">
            <text:p>1.6239</text:p>
          </table:table-cell>
          <table:table-cell table:style-name="ce7" office:value-type="float" office:value="1.8449">
            <text:p>1.8449</text:p>
          </table:table-cell>
          <table:table-cell table:style-name="ce7" office:value-type="float" office:value="2.1932">
            <text:p>2.1932</text:p>
          </table:table-cell>
          <table:table-cell table:style-name="ce7" office:value-type="float" office:value="2.3533">
            <text:p>2.3533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covered-table-cell table:style-name="ce1"/>
          <table:table-cell table:style-name="ce7" office:value-type="float" office:value="1.6453">
            <text:p>1.6453</text:p>
          </table:table-cell>
          <table:table-cell table:style-name="ce7" office:value-type="float" office:value="1.9107">
            <text:p>1.9107</text:p>
          </table:table-cell>
          <table:table-cell table:style-name="ce7" office:value-type="float" office:value="2.2118">
            <text:p>2.2118</text:p>
          </table:table-cell>
          <table:table-cell table:style-name="ce7" office:value-type="float" office:value="2.4287">
            <text:p>2.4287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393">
            <text:p>1.6393</text:p>
          </table:table-cell>
          <table:table-cell table:style-name="ce7" office:value-type="float" office:value="1.9423">
            <text:p>1.9423</text:p>
          </table:table-cell>
          <table:table-cell table:style-name="ce7" office:value-type="float" office:value="2.2069">
            <text:p>2.2069</text:p>
          </table:table-cell>
          <table:table-cell table:style-name="ce7" office:value-type="float" office:value="2.3942">
            <text:p>2.3942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356">
            <text:p>1.6356</text:p>
          </table:table-cell>
          <table:table-cell table:style-name="ce7" office:value-type="float" office:value="1.8931">
            <text:p>1.8931</text:p>
          </table:table-cell>
          <table:table-cell table:style-name="ce7" office:value-type="float" office:value="2.2155">
            <text:p>2.2155</text:p>
          </table:table-cell>
          <table:table-cell table:style-name="ce7" office:value-type="float" office:value="2.4138">
            <text:p>2.4138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6267">
            <text:p>1.6267</text:p>
          </table:table-cell>
          <table:table-cell table:style-name="ce7" office:value-type="float" office:value="1.9146">
            <text:p>1.9146</text:p>
          </table:table-cell>
          <table:table-cell table:style-name="ce7" office:value-type="float" office:value="2.1841">
            <text:p>2.1841</text:p>
          </table:table-cell>
          <table:table-cell table:style-name="ce7" office:value-type="float" office:value="2.444">
            <text:p>2.4440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table-cell table:style-name="ce2" office:value-type="string" table:number-columns-spanned="1" table:number-rows-spanned="5">
            <text:p>80-100 cm</text:p>
          </table:table-cell>
          <table:table-cell table:style-name="ce6" office:value-type="float" office:value="1.6181">
            <text:p>1.6181</text:p>
          </table:table-cell>
          <table:table-cell table:style-name="ce6" office:value-type="float" office:value="1.9011">
            <text:p>1.9011</text:p>
          </table:table-cell>
          <table:table-cell table:style-name="ce6" office:value-type="float" office:value="2.1912">
            <text:p>2.1912</text:p>
          </table:table-cell>
          <table:table-cell table:style-name="ce6" office:value-type="float" office:value="2.3175">
            <text:p>2.3175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covered-table-cell table:style-name="ce1"/>
          <table:table-cell table:style-name="ce7" office:value-type="float" office:value="1.574">
            <text:p>1.5740</text:p>
          </table:table-cell>
          <table:table-cell table:style-name="ce7" office:value-type="float" office:value="1.8784">
            <text:p>1.8784</text:p>
          </table:table-cell>
          <table:table-cell table:style-name="ce7" office:value-type="float" office:value="2.1999">
            <text:p>2.1999</text:p>
          </table:table-cell>
          <table:table-cell table:style-name="ce7" office:value-type="float" office:value="2.2837">
            <text:p>2.2837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813">
            <text:p>1.5813</text:p>
          </table:table-cell>
          <table:table-cell table:style-name="ce7" office:value-type="float" office:value="1.9155">
            <text:p>1.9155</text:p>
          </table:table-cell>
          <table:table-cell table:style-name="ce7" office:value-type="float" office:value="2.1357">
            <text:p>2.1357</text:p>
          </table:table-cell>
          <table:table-cell table:style-name="ce7" office:value-type="float" office:value="2.2745">
            <text:p>2.2745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525">
            <text:p>1.5525</text:p>
          </table:table-cell>
          <table:table-cell table:style-name="ce7" office:value-type="float" office:value="1.9077">
            <text:p>1.9077</text:p>
          </table:table-cell>
          <table:table-cell table:style-name="ce7" office:value-type="float" office:value="2.1686">
            <text:p>2.1686</text:p>
          </table:table-cell>
          <table:table-cell table:style-name="ce7" office:value-type="float" office:value="2.3509">
            <text:p>2.3509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3"/>
          <table:table-cell table:style-name="ce8" office:value-type="float" office:value="1.5651">
            <text:p>1.5651</text:p>
          </table:table-cell>
          <table:table-cell table:style-name="ce8" office:value-type="float" office:value="1.8491">
            <text:p>1.8491</text:p>
          </table:table-cell>
          <table:table-cell table:style-name="ce8" office:value-type="float" office:value="2.1542">
            <text:p>2.1542</text:p>
          </table:table-cell>
          <table:table-cell table:style-name="ce8" office:value-type="float" office:value="2.2693">
            <text:p>2.2693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table-cell table:style-name="ce1" office:value-type="string" table:number-columns-spanned="1" table:number-rows-spanned="5">
            <text:p>90-110 cm</text:p>
          </table:table-cell>
          <table:table-cell table:style-name="ce7" office:value-type="float" office:value="1.5644">
            <text:p>1.5644</text:p>
          </table:table-cell>
          <table:table-cell table:style-name="ce7" office:value-type="float" office:value="1.8248">
            <text:p>1.8248</text:p>
          </table:table-cell>
          <table:table-cell table:style-name="ce7" office:value-type="float" office:value="2.0749">
            <text:p>2.0749</text:p>
          </table:table-cell>
          <table:table-cell table:style-name="ce7" office:value-type="float" office:value="2.1599">
            <text:p>2.1599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covered-table-cell table:style-name="ce1"/>
          <table:table-cell table:style-name="ce7" office:value-type="float" office:value="1.5519">
            <text:p>1.5519</text:p>
          </table:table-cell>
          <table:table-cell table:style-name="ce7" office:value-type="float" office:value="1.8209">
            <text:p>1.8209</text:p>
          </table:table-cell>
          <table:table-cell table:style-name="ce7" office:value-type="float" office:value="2.1331">
            <text:p>2.1331</text:p>
          </table:table-cell>
          <table:table-cell table:style-name="ce7" office:value-type="float" office:value="2.2087">
            <text:p>2.2087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455">
            <text:p>1.5455</text:p>
          </table:table-cell>
          <table:table-cell table:style-name="ce7" office:value-type="float" office:value="1.8635">
            <text:p>1.8635</text:p>
          </table:table-cell>
          <table:table-cell table:style-name="ce7" office:value-type="float" office:value="2.0251">
            <text:p>2.0251</text:p>
          </table:table-cell>
          <table:table-cell table:style-name="ce7" office:value-type="float" office:value="2.1009">
            <text:p>2.1009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583">
            <text:p>1.5583</text:p>
          </table:table-cell>
          <table:table-cell table:style-name="ce7" office:value-type="float" office:value="1.8357">
            <text:p>1.8357</text:p>
          </table:table-cell>
          <table:table-cell table:style-name="ce7" office:value-type="float" office:value="2.0464">
            <text:p>2.0464</text:p>
          </table:table-cell>
          <table:table-cell table:style-name="ce7" office:value-type="float" office:value="2.2227">
            <text:p>2.2227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847">
            <text:p>1.5847</text:p>
          </table:table-cell>
          <table:table-cell table:style-name="ce7" office:value-type="float" office:value="1.8448">
            <text:p>1.8448</text:p>
          </table:table-cell>
          <table:table-cell table:style-name="ce7" office:value-type="float" office:value="2.0625">
            <text:p>2.0625</text:p>
          </table:table-cell>
          <table:table-cell table:style-name="ce7" office:value-type="float" office:value="2.2044">
            <text:p>2.2044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table-cell table:style-name="ce2" office:value-type="string" table:number-columns-spanned="1" table:number-rows-spanned="5">
            <text:p>100-120 cm</text:p>
          </table:table-cell>
          <table:table-cell table:style-name="ce6" office:value-type="float" office:value="1.5542">
            <text:p>1.5542</text:p>
          </table:table-cell>
          <table:table-cell table:style-name="ce6" office:value-type="float" office:value="1.7498">
            <text:p>1.7498</text:p>
          </table:table-cell>
          <table:table-cell table:style-name="ce6" office:value-type="float" office:value="1.9711">
            <text:p>1.9711</text:p>
          </table:table-cell>
          <table:table-cell table:style-name="ce6" office:value-type="float" office:value="2.117">
            <text:p>2.1170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covered-table-cell table:style-name="ce1"/>
          <table:table-cell table:style-name="ce7" office:value-type="float" office:value="1.5195">
            <text:p>1.5195</text:p>
          </table:table-cell>
          <table:table-cell table:style-name="ce7" office:value-type="float" office:value="1.8111">
            <text:p>1.8111</text:p>
          </table:table-cell>
          <table:table-cell table:style-name="ce7" office:value-type="float" office:value="2.0238">
            <text:p>2.0238</text:p>
          </table:table-cell>
          <table:table-cell table:style-name="ce7" office:value-type="float" office:value="2.084">
            <text:p>2.0840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301">
            <text:p>1.5301</text:p>
          </table:table-cell>
          <table:table-cell table:style-name="ce7" office:value-type="float" office:value="1.8367">
            <text:p>1.8367</text:p>
          </table:table-cell>
          <table:table-cell table:style-name="ce7" office:value-type="float" office:value="2.0329">
            <text:p>2.0329</text:p>
          </table:table-cell>
          <table:table-cell table:style-name="ce7" office:value-type="float" office:value="2.1569">
            <text:p>2.1569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564">
            <text:p>1.5564</text:p>
          </table:table-cell>
          <table:table-cell table:style-name="ce7" office:value-type="float" office:value="1.7919">
            <text:p>1.7919</text:p>
          </table:table-cell>
          <table:table-cell table:style-name="ce7" office:value-type="float" office:value="1.9589">
            <text:p>1.9589</text:p>
          </table:table-cell>
          <table:table-cell table:style-name="ce7" office:value-type="float" office:value="2.1756">
            <text:p>2.1756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3"/>
          <table:table-cell table:style-name="ce8" office:value-type="float" office:value="1.569">
            <text:p>1.5690</text:p>
          </table:table-cell>
          <table:table-cell table:style-name="ce8" office:value-type="float" office:value="1.8051">
            <text:p>1.8051</text:p>
          </table:table-cell>
          <table:table-cell table:style-name="ce8" office:value-type="float" office:value="1.9611">
            <text:p>1.9611</text:p>
          </table:table-cell>
          <table:table-cell table:style-name="ce8" office:value-type="float" office:value="2.2094">
            <text:p>2.2094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table-cell table:style-name="ce1" office:value-type="string" table:number-columns-spanned="1" table:number-rows-spanned="5">
            <text:p>110-130 cm</text:p>
          </table:table-cell>
          <table:table-cell table:style-name="ce7" office:value-type="float" office:value="1.5435">
            <text:p>1.5435</text:p>
          </table:table-cell>
          <table:table-cell table:style-name="ce7" office:value-type="float" office:value="1.7191">
            <text:p>1.7191</text:p>
          </table:table-cell>
          <table:table-cell table:style-name="ce7" office:value-type="float" office:value="1.9875">
            <text:p>1.9875</text:p>
          </table:table-cell>
          <table:table-cell table:style-name="ce7" office:value-type="float" office:value="2.0419">
            <text:p>2.0419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covered-table-cell table:style-name="ce1"/>
          <table:table-cell table:style-name="ce7" office:value-type="float" office:value="1.5441">
            <text:p>1.5441</text:p>
          </table:table-cell>
          <table:table-cell table:style-name="ce7" office:value-type="float" office:value="1.7494">
            <text:p>1.7494</text:p>
          </table:table-cell>
          <table:table-cell table:style-name="ce7" office:value-type="float" office:value="1.9532">
            <text:p>1.9532</text:p>
          </table:table-cell>
          <table:table-cell table:style-name="ce7" office:value-type="float" office:value="2.0008">
            <text:p>2.0008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319">
            <text:p>1.5319</text:p>
          </table:table-cell>
          <table:table-cell table:style-name="ce7" office:value-type="float" office:value="1.7454">
            <text:p>1.7454</text:p>
          </table:table-cell>
          <table:table-cell table:style-name="ce7" office:value-type="float" office:value="1.9241">
            <text:p>1.9241</text:p>
          </table:table-cell>
          <table:table-cell table:style-name="ce7" office:value-type="float" office:value="1.9903">
            <text:p>1.9903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564">
            <text:p>1.5564</text:p>
          </table:table-cell>
          <table:table-cell table:style-name="ce7" office:value-type="float" office:value="1.7605">
            <text:p>1.7605</text:p>
          </table:table-cell>
          <table:table-cell table:style-name="ce7" office:value-type="float" office:value="2.019">
            <text:p>2.0190</text:p>
          </table:table-cell>
          <table:table-cell table:style-name="ce7" office:value-type="float" office:value="1.9605">
            <text:p>1.9605</text:p>
          </table:table-cell>
          <table:table-cell table:style-name="Default"/>
          <table:table-cell table:style-name="ce12" table:number-columns-repeated="3"/>
          <table:table-cell table:number-columns-repeated="243"/>
        </table:table-row>
        <table:table-row table:style-name="ro3">
          <table:covered-table-cell table:style-name="ce1"/>
          <table:table-cell table:style-name="ce7" office:value-type="float" office:value="1.5305">
            <text:p>1.5305</text:p>
          </table:table-cell>
          <table:table-cell table:style-name="ce7" office:value-type="float" office:value="1.7275">
            <text:p>1.7275</text:p>
          </table:table-cell>
          <table:table-cell table:style-name="ce7" office:value-type="float" office:value="1.9141">
            <text:p>1.9141</text:p>
          </table:table-cell>
          <table:table-cell table:style-name="ce7" office:value-type="float" office:value="2.0731">
            <text:p>2.0731</text:p>
          </table:table-cell>
          <table:table-cell table:style-name="Default"/>
          <table:table-cell table:style-name="ce12" table:number-columns-repeated="4"/>
          <table:table-cell table:number-columns-repeated="242"/>
        </table:table-row>
        <table:table-row table:style-name="ro3">
          <table:table-cell table:number-columns-repeated="6"/>
          <table:table-cell table:style-name="ce12" table:number-columns-repeated="4"/>
          <table:table-cell table:number-columns-repeated="242"/>
        </table:table-row>
        <table:table-row table:style-name="ro3" table:number-rows-repeated="65493">
          <table:table-cell table:number-columns-repeated="252"/>
        </table:table-row>
        <table:table-row table:style-name="ro3">
          <table:table-cell table:number-columns-repeated="252"/>
        </table:table-row>
      </table:table>
      <table:table table:name="medie e errori" table:style-name="ta1" table:print="false">
        <office:forms form:automatic-focus="false" form:apply-design-mode="false"/>
        <table:table-column table:style-name="co2" table:default-cell-style-name="ce4"/>
        <table:table-column table:style-name="co3" table:number-columns-repeated="16" table:default-cell-style-name="ce4"/>
        <table:table-column table:style-name="co2" table:number-columns-repeated="239" table:default-cell-style-name="ce4"/>
        <table:table-row table:style-name="ro3">
          <table:table-cell table:style-name="ce13" office:value-type="string" table:number-columns-spanned="17" table:number-rows-spanned="1">
            <text:p>TEMPI (s)</text:p>
          </table:table-cell>
          <table:covered-table-cell table:number-columns-repeated="7" table:style-name="ce13"/>
          <table:covered-table-cell table:style-name="Default"/>
          <table:covered-table-cell table:style-name="ce13"/>
          <table:covered-table-cell table:number-columns-repeated="7"/>
          <table:table-cell table:number-columns-repeated="239"/>
        </table:table-row>
        <table:table-row table:style-name="ro3">
          <table:table-cell table:style-name="Default"/>
          <table:table-cell table:style-name="ce14" office:value-type="string" table:number-columns-spanned="8" table:number-rows-spanned="1">
            <text:p>scarico</text:p>
          </table:table-cell>
          <table:covered-table-cell table:number-columns-repeated="6" table:style-name="ce13"/>
          <table:covered-table-cell table:style-name="Default"/>
          <table:table-cell table:style-name="ce14" office:value-type="string" table:number-columns-spanned="8" table:number-rows-spanned="1">
            <text:p>carico</text:p>
          </table:table-cell>
          <table:covered-table-cell table:number-columns-repeated="7"/>
          <table:table-cell table:number-columns-repeated="239"/>
        </table:table-row>
        <table:table-row table:style-name="ro3">
          <table:table-cell table:style-name="ce13"/>
          <table:table-cell table:style-name="ce14" office:value-type="float" office:value="0" table:number-columns-spanned="2" table:number-rows-spanned="1">
            <text:p>0</text:p>
          </table:table-cell>
          <table:covered-table-cell table:style-name="ce13"/>
          <table:table-cell table:style-name="ce13" office:value-type="string" table:number-columns-spanned="2" table:number-rows-spanned="1">
            <text:p>sottile</text:p>
          </table:table-cell>
          <table:covered-table-cell table:style-name="ce13"/>
          <table:table-cell table:style-name="ce13" office:value-type="string" table:number-columns-spanned="2" table:number-rows-spanned="1">
            <text:p>grosso</text:p>
          </table:table-cell>
          <table:covered-table-cell table:style-name="ce13"/>
          <table:table-cell table:style-name="ce13" office:value-type="string" table:number-columns-spanned="2" table:number-rows-spanned="1">
            <text:p>ciccione</text:p>
          </table:table-cell>
          <table:covered-table-cell table:style-name="ce13"/>
          <table:table-cell table:style-name="ce14" office:value-type="float" office:value="0" table:number-columns-spanned="2" table:number-rows-spanned="1">
            <text:p>0</text:p>
          </table:table-cell>
          <table:covered-table-cell table:style-name="ce13"/>
          <table:table-cell table:style-name="ce13" office:value-type="string" table:number-columns-spanned="2" table:number-rows-spanned="1">
            <text:p>sottile</text:p>
          </table:table-cell>
          <table:covered-table-cell table:style-name="ce13"/>
          <table:table-cell table:style-name="ce13" office:value-type="string" table:number-columns-spanned="2" table:number-rows-spanned="1">
            <text:p>grosso</text:p>
          </table:table-cell>
          <table:covered-table-cell table:style-name="ce13"/>
          <table:table-cell table:style-name="ce13" office:value-type="string" table:number-columns-spanned="2" table:number-rows-spanned="1">
            <text:p>ciccione</text:p>
          </table:table-cell>
          <table:covered-table-cell/>
          <table:table-cell table:number-columns-repeated="239"/>
        </table:table-row>
        <table:table-row table:style-name="ro3">
          <table:table-cell table:style-name="ce13"/>
          <table:table-cell table:style-name="ce14" office:value-type="string">
            <text:p>media</text:p>
          </table:table-cell>
          <table:table-cell table:style-name="ce13" office:value-type="string">
            <text:p>err. media</text:p>
          </table:table-cell>
          <table:table-cell table:style-name="ce13" office:value-type="string">
            <text:p>media</text:p>
          </table:table-cell>
          <table:table-cell table:style-name="ce13" office:value-type="string">
            <text:p>err. media</text:p>
          </table:table-cell>
          <table:table-cell table:style-name="ce13" office:value-type="string">
            <text:p>media</text:p>
          </table:table-cell>
          <table:table-cell table:style-name="ce13" office:value-type="string">
            <text:p>err. media</text:p>
          </table:table-cell>
          <table:table-cell table:style-name="ce13" office:value-type="string">
            <text:p>media</text:p>
          </table:table-cell>
          <table:table-cell table:style-name="ce13" office:value-type="string">
            <text:p>err. media</text:p>
          </table:table-cell>
          <table:table-cell table:style-name="ce14" office:value-type="string">
            <text:p>media</text:p>
          </table:table-cell>
          <table:table-cell table:style-name="ce13" office:value-type="string">
            <text:p>err. media</text:p>
          </table:table-cell>
          <table:table-cell table:style-name="ce13" office:value-type="string">
            <text:p>media</text:p>
          </table:table-cell>
          <table:table-cell table:style-name="ce13" office:value-type="string">
            <text:p>err. media</text:p>
          </table:table-cell>
          <table:table-cell table:style-name="ce13" office:value-type="string">
            <text:p>media</text:p>
          </table:table-cell>
          <table:table-cell table:style-name="ce13" office:value-type="string">
            <text:p>err. media</text:p>
          </table:table-cell>
          <table:table-cell table:style-name="ce13" office:value-type="string">
            <text:p>media</text:p>
          </table:table-cell>
          <table:table-cell table:style-name="ce13" office:value-type="string">
            <text:p>err. media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40-60</text:p>
          </table:table-cell>
          <table:table-cell table:style-name="ce15" office:value-type="float" office:value="1.158">
            <text:p>1.1580</text:p>
          </table:table-cell>
          <table:table-cell table:style-name="ce12" office:value-type="float" office:value="0.00632771680782249">
            <text:p>0.0063</text:p>
          </table:table-cell>
          <table:table-cell table:style-name="ce12" office:value-type="float" office:value="1.38298">
            <text:p>1.3830</text:p>
          </table:table-cell>
          <table:table-cell table:style-name="ce12" office:value-type="float" office:value="0.00479760356844953">
            <text:p>0.0048</text:p>
          </table:table-cell>
          <table:table-cell table:style-name="ce12" office:value-type="float" office:value="1.6154">
            <text:p>1.6154</text:p>
          </table:table-cell>
          <table:table-cell table:style-name="ce12" office:value-type="float" office:value="0.00530848377599476">
            <text:p>0.0053</text:p>
          </table:table-cell>
          <table:table-cell table:style-name="ce12" office:value-type="float" office:value="1.74684">
            <text:p>1.7468</text:p>
          </table:table-cell>
          <table:table-cell table:style-name="ce12" office:value-type="float" office:value="0.0129571601826943">
            <text:p>0.0130</text:p>
          </table:table-cell>
          <table:table-cell table:style-name="ce15" office:value-type="float" office:value="1.67114">
            <text:p>1.6711</text:p>
          </table:table-cell>
          <table:table-cell table:style-name="ce12" office:value-type="float" office:value="0.0125356691085877">
            <text:p>0.0125</text:p>
          </table:table-cell>
          <table:table-cell table:style-name="ce12" office:value-type="float" office:value="2.02704">
            <text:p>2.0270</text:p>
          </table:table-cell>
          <table:table-cell table:style-name="ce12" office:value-type="float" office:value="0.00858417148011382">
            <text:p>0.0086</text:p>
          </table:table-cell>
          <table:table-cell table:style-name="ce12" office:value-type="float" office:value="2.4199">
            <text:p>2.4199</text:p>
          </table:table-cell>
          <table:table-cell table:style-name="ce12" office:value-type="float" office:value="0.015225636275703">
            <text:p>0.0152</text:p>
          </table:table-cell>
          <table:table-cell table:style-name="ce12" office:value-type="float" office:value="2.60238">
            <text:p>2.6024</text:p>
          </table:table-cell>
          <table:table-cell table:style-name="ce12" office:value-type="float" office:value="0.0192096850572829">
            <text:p>0.0192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50-70</text:p>
          </table:table-cell>
          <table:table-cell table:style-name="ce15" office:value-type="float" office:value="1.1631">
            <text:p>1.1631</text:p>
          </table:table-cell>
          <table:table-cell table:style-name="ce12" office:value-type="float" office:value="0.00517928566503147">
            <text:p>0.0052</text:p>
          </table:table-cell>
          <table:table-cell table:style-name="ce12" office:value-type="float" office:value="1.3937">
            <text:p>1.3937</text:p>
          </table:table-cell>
          <table:table-cell table:style-name="ce12" office:value-type="float" office:value="0.0119203607327966">
            <text:p>0.0119</text:p>
          </table:table-cell>
          <table:table-cell table:style-name="ce12" office:value-type="float" office:value="1.62714">
            <text:p>1.6271</text:p>
          </table:table-cell>
          <table:table-cell table:style-name="ce12" office:value-type="float" office:value="0.00829837333457581">
            <text:p>0.0083</text:p>
          </table:table-cell>
          <table:table-cell table:style-name="ce12" office:value-type="float" office:value="1.73006">
            <text:p>1.7301</text:p>
          </table:table-cell>
          <table:table-cell table:style-name="ce12" office:value-type="float" office:value="0.0186180826080453">
            <text:p>0.0186</text:p>
          </table:table-cell>
          <table:table-cell table:style-name="ce15" office:value-type="float" office:value="1.67402">
            <text:p>1.6740</text:p>
          </table:table-cell>
          <table:table-cell table:style-name="ce12" office:value-type="float" office:value="0.0137532541603796">
            <text:p>0.0138</text:p>
          </table:table-cell>
          <table:table-cell table:style-name="ce12" office:value-type="float" office:value="2.05338">
            <text:p>2.0534</text:p>
          </table:table-cell>
          <table:table-cell table:style-name="ce12" office:value-type="float" office:value="0.0113490968803689">
            <text:p>0.0113</text:p>
          </table:table-cell>
          <table:table-cell table:style-name="ce12" office:value-type="float" office:value="2.41212">
            <text:p>2.4121</text:p>
          </table:table-cell>
          <table:table-cell table:style-name="ce12" office:value-type="float" office:value="0.0350213077996811">
            <text:p>0.0350</text:p>
          </table:table-cell>
          <table:table-cell table:style-name="ce12" office:value-type="float" office:value="2.61688">
            <text:p>2.6169</text:p>
          </table:table-cell>
          <table:table-cell table:style-name="ce12" office:value-type="float" office:value="0.027997535605835">
            <text:p>0.0280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60-80</text:p>
          </table:table-cell>
          <table:table-cell table:style-name="ce15" office:value-type="float" office:value="1.1606">
            <text:p>1.1606</text:p>
          </table:table-cell>
          <table:table-cell table:style-name="ce12" office:value-type="float" office:value="0.00460054344615938">
            <text:p>0.0046</text:p>
          </table:table-cell>
          <table:table-cell table:style-name="ce12" office:value-type="float" office:value="1.38046">
            <text:p>1.3805</text:p>
          </table:table-cell>
          <table:table-cell table:style-name="ce12" office:value-type="float" office:value="0.0150588180147049">
            <text:p>0.0151</text:p>
          </table:table-cell>
          <table:table-cell table:style-name="ce12" office:value-type="float" office:value="1.56306">
            <text:p>1.5631</text:p>
          </table:table-cell>
          <table:table-cell table:style-name="ce12" office:value-type="float" office:value="0.0311949194581425">
            <text:p>0.0312</text:p>
          </table:table-cell>
          <table:table-cell table:style-name="ce12" office:value-type="float" office:value="1.64452">
            <text:p>1.6445</text:p>
          </table:table-cell>
          <table:table-cell table:style-name="ce12" office:value-type="float" office:value="0.0185360999134122">
            <text:p>0.0185</text:p>
          </table:table-cell>
          <table:table-cell table:style-name="ce15" office:value-type="float" office:value="1.62908">
            <text:p>1.6291</text:p>
          </table:table-cell>
          <table:table-cell table:style-name="ce12" office:value-type="float" office:value="0.0107332194610937">
            <text:p>0.0107</text:p>
          </table:table-cell>
          <table:table-cell table:style-name="ce12" office:value-type="float" office:value="1.96338">
            <text:p>1.9634</text:p>
          </table:table-cell>
          <table:table-cell table:style-name="ce12" office:value-type="float" office:value="0.0216053697029234">
            <text:p>0.0216</text:p>
          </table:table-cell>
          <table:table-cell table:style-name="ce12" office:value-type="float" office:value="2.2803">
            <text:p>2.2803</text:p>
          </table:table-cell>
          <table:table-cell table:style-name="ce12" office:value-type="float" office:value="0.0501480308686194">
            <text:p>0.0501</text:p>
          </table:table-cell>
          <table:table-cell table:style-name="ce12" office:value-type="float" office:value="2.45998">
            <text:p>2.4600</text:p>
          </table:table-cell>
          <table:table-cell table:style-name="ce12" office:value-type="float" office:value="0.030483224895014">
            <text:p>0.0305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70-90</text:p>
          </table:table-cell>
          <table:table-cell table:style-name="ce15" office:value-type="float" office:value="1.1449">
            <text:p>1.1449</text:p>
          </table:table-cell>
          <table:table-cell table:style-name="ce12" office:value-type="float" office:value="0.0144925843106052">
            <text:p>0.0145</text:p>
          </table:table-cell>
          <table:table-cell table:style-name="ce12" office:value-type="float" office:value="1.3325">
            <text:p>1.3325</text:p>
          </table:table-cell>
          <table:table-cell table:style-name="ce12" office:value-type="float" office:value="0.021558293067866">
            <text:p>0.0216</text:p>
          </table:table-cell>
          <table:table-cell table:style-name="ce12" office:value-type="float" office:value="1.52108">
            <text:p>1.5211</text:p>
          </table:table-cell>
          <table:table-cell table:style-name="ce12" office:value-type="float" office:value="0.0162302803426188">
            <text:p>0.0162</text:p>
          </table:table-cell>
          <table:table-cell table:style-name="ce12" office:value-type="float" office:value="1.63882">
            <text:p>1.6388</text:p>
          </table:table-cell>
          <table:table-cell table:style-name="ce12" office:value-type="float" office:value="0.0347622927897456">
            <text:p>0.0348</text:p>
          </table:table-cell>
          <table:table-cell table:style-name="ce15" office:value-type="float" office:value="1.63416">
            <text:p>1.6342</text:p>
          </table:table-cell>
          <table:table-cell table:style-name="ce12" office:value-type="float" office:value="0.00885313503793996">
            <text:p>0.0089</text:p>
          </table:table-cell>
          <table:table-cell table:style-name="ce12" office:value-type="float" office:value="1.90112">
            <text:p>1.9011</text:p>
          </table:table-cell>
          <table:table-cell table:style-name="ce12" office:value-type="float" office:value="0.0360357045164931">
            <text:p>0.0360</text:p>
          </table:table-cell>
          <table:table-cell table:style-name="ce12" office:value-type="float" office:value="2.2023">
            <text:p>2.2023</text:p>
          </table:table-cell>
          <table:table-cell table:style-name="ce12" office:value-type="float" office:value="0.0132259215179889">
            <text:p>0.0132</text:p>
          </table:table-cell>
          <table:table-cell table:style-name="ce12" office:value-type="float" office:value="2.4068">
            <text:p>2.4068</text:p>
          </table:table-cell>
          <table:table-cell table:style-name="ce12" office:value-type="float" office:value="0.0351192966899965">
            <text:p>0.0351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80-100</text:p>
          </table:table-cell>
          <table:table-cell table:style-name="ce15" office:value-type="float" office:value="1.1326">
            <text:p>1.1326</text:p>
          </table:table-cell>
          <table:table-cell table:style-name="ce12" office:value-type="float" office:value="0.0100841459727633">
            <text:p>0.0101</text:p>
          </table:table-cell>
          <table:table-cell table:style-name="ce12" office:value-type="float" office:value="1.334">
            <text:p>1.3340</text:p>
          </table:table-cell>
          <table:table-cell table:style-name="ce12" office:value-type="float" office:value="0.0317625565721653">
            <text:p>0.0318</text:p>
          </table:table-cell>
          <table:table-cell table:style-name="ce12" office:value-type="float" office:value="1.50034">
            <text:p>1.5003</text:p>
          </table:table-cell>
          <table:table-cell table:style-name="ce12" office:value-type="float" office:value="0.00784015305973039">
            <text:p>0.0078</text:p>
          </table:table-cell>
          <table:table-cell table:style-name="ce12" office:value-type="float" office:value="1.6154">
            <text:p>1.6154</text:p>
          </table:table-cell>
          <table:table-cell table:style-name="ce12" office:value-type="float" office:value="0.0158787593973837">
            <text:p>0.0159</text:p>
          </table:table-cell>
          <table:table-cell table:style-name="ce15" office:value-type="float" office:value="1.5782">
            <text:p>1.5782</text:p>
          </table:table-cell>
          <table:table-cell table:style-name="ce12" office:value-type="float" office:value="0.0247556054258425">
            <text:p>0.0248</text:p>
          </table:table-cell>
          <table:table-cell table:style-name="ce12" office:value-type="float" office:value="1.89036">
            <text:p>1.8904</text:p>
          </table:table-cell>
          <table:table-cell table:style-name="ce12" office:value-type="float" office:value="0.02689550148259">
            <text:p>0.0269</text:p>
          </table:table-cell>
          <table:table-cell table:style-name="ce12" office:value-type="float" office:value="2.16992">
            <text:p>2.1699</text:p>
          </table:table-cell>
          <table:table-cell table:style-name="ce12" office:value-type="float" office:value="0.0263225568666875">
            <text:p>0.0263</text:p>
          </table:table-cell>
          <table:table-cell table:style-name="ce12" office:value-type="float" office:value="2.29918">
            <text:p>2.2992</text:p>
          </table:table-cell>
          <table:table-cell table:style-name="ce12" office:value-type="float" office:value="0.0344678400831848">
            <text:p>0.0345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90-110</text:p>
          </table:table-cell>
          <table:table-cell table:style-name="ce15" office:value-type="float" office:value="1.12698">
            <text:p>1.1270</text:p>
          </table:table-cell>
          <table:table-cell table:style-name="ce12" office:value-type="float" office:value="0.0195631541424178">
            <text:p>0.0196</text:p>
          </table:table-cell>
          <table:table-cell table:style-name="ce12" office:value-type="float" office:value="1.32564">
            <text:p>1.3256</text:p>
          </table:table-cell>
          <table:table-cell table:style-name="ce12" office:value-type="float" office:value="0.0185505525524174">
            <text:p>0.0186</text:p>
          </table:table-cell>
          <table:table-cell table:style-name="ce12" office:value-type="float" office:value="1.47536">
            <text:p>1.4754</text:p>
          </table:table-cell>
          <table:table-cell table:style-name="ce12" office:value-type="float" office:value="0.0284356818100076">
            <text:p>0.0284</text:p>
          </table:table-cell>
          <table:table-cell table:style-name="ce12" office:value-type="float" office:value="1.51644">
            <text:p>1.5164</text:p>
          </table:table-cell>
          <table:table-cell table:style-name="ce12" office:value-type="float" office:value="0.0150119285902911">
            <text:p>0.0150</text:p>
          </table:table-cell>
          <table:table-cell table:style-name="ce15" office:value-type="float" office:value="1.56096">
            <text:p>1.5610</text:p>
          </table:table-cell>
          <table:table-cell table:style-name="ce12" office:value-type="float" office:value="0.0150299035259711">
            <text:p>0.0150</text:p>
          </table:table-cell>
          <table:table-cell table:style-name="ce12" office:value-type="float" office:value="1.83794">
            <text:p>1.8379</text:p>
          </table:table-cell>
          <table:table-cell table:style-name="ce12" office:value-type="float" office:value="0.0170910210344496">
            <text:p>0.0171</text:p>
          </table:table-cell>
          <table:table-cell table:style-name="ce12" office:value-type="float" office:value="2.0684">
            <text:p>2.0684</text:p>
          </table:table-cell>
          <table:table-cell table:style-name="ce12" office:value-type="float" office:value="0.0406879589067823">
            <text:p>0.0407</text:p>
          </table:table-cell>
          <table:table-cell table:style-name="ce12" office:value-type="float" office:value="2.17932">
            <text:p>2.1793</text:p>
          </table:table-cell>
          <table:table-cell table:style-name="ce12" office:value-type="float" office:value="0.0497515024898746">
            <text:p>0.0498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100-120</text:p>
          </table:table-cell>
          <table:table-cell table:style-name="ce15" office:value-type="float" office:value="1.10042">
            <text:p>1.1004</text:p>
          </table:table-cell>
          <table:table-cell table:style-name="ce12" office:value-type="float" office:value="0.0106513848864831">
            <text:p>0.0107</text:p>
          </table:table-cell>
          <table:table-cell table:style-name="ce12" office:value-type="float" office:value="1.25732">
            <text:p>1.2573</text:p>
          </table:table-cell>
          <table:table-cell table:style-name="ce12" office:value-type="float" office:value="0.0231927143732682">
            <text:p>0.0232</text:p>
          </table:table-cell>
          <table:table-cell table:style-name="ce12" office:value-type="float" office:value="1.43768">
            <text:p>1.4377</text:p>
          </table:table-cell>
          <table:table-cell table:style-name="ce12" office:value-type="float" office:value="0.0290203721547467">
            <text:p>0.0290</text:p>
          </table:table-cell>
          <table:table-cell table:style-name="ce12" office:value-type="float" office:value="1.47776">
            <text:p>1.4778</text:p>
          </table:table-cell>
          <table:table-cell table:style-name="ce12" office:value-type="float" office:value="0.0195194262210753">
            <text:p>0.0195</text:p>
          </table:table-cell>
          <table:table-cell table:style-name="ce15" office:value-type="float" office:value="1.54584">
            <text:p>1.5458</text:p>
          </table:table-cell>
          <table:table-cell table:style-name="ce12" office:value-type="float" office:value="0.0203674495212336">
            <text:p>0.0204</text:p>
          </table:table-cell>
          <table:table-cell table:style-name="ce12" office:value-type="float" office:value="1.79892">
            <text:p>1.7989</text:p>
          </table:table-cell>
          <table:table-cell table:style-name="ce12" office:value-type="float" office:value="0.0319214974586093">
            <text:p>0.0319</text:p>
          </table:table-cell>
          <table:table-cell table:style-name="ce12" office:value-type="float" office:value="1.98956">
            <text:p>1.9896</text:p>
          </table:table-cell>
          <table:table-cell table:style-name="ce12" office:value-type="float" office:value="0.0358521686931209">
            <text:p>0.0359</text:p>
          </table:table-cell>
          <table:table-cell table:style-name="ce12" office:value-type="float" office:value="2.14858">
            <text:p>2.1486</text:p>
          </table:table-cell>
          <table:table-cell table:style-name="ce12" office:value-type="float" office:value="0.0491585394412812">
            <text:p>0.0492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110-130</text:p>
          </table:table-cell>
          <table:table-cell table:style-name="ce15" office:value-type="float" office:value="1.52558">
            <text:p>1.5256</text:p>
          </table:table-cell>
          <table:table-cell table:style-name="ce12" office:value-type="float" office:value="0.0357263488198836">
            <text:p>0.0357</text:p>
          </table:table-cell>
          <table:table-cell table:style-name="ce12" office:value-type="float" office:value="1.26336">
            <text:p>1.2634</text:p>
          </table:table-cell>
          <table:table-cell table:style-name="ce12" office:value-type="float" office:value="0.0165386819305529">
            <text:p>0.0165</text:p>
          </table:table-cell>
          <table:table-cell table:style-name="ce12" office:value-type="float" office:value="1.41514">
            <text:p>1.4151</text:p>
          </table:table-cell>
          <table:table-cell table:style-name="ce12" office:value-type="float" office:value="0.0275120519045745">
            <text:p>0.0275</text:p>
          </table:table-cell>
          <table:table-cell table:style-name="ce12" office:value-type="float" office:value="1.09292">
            <text:p>1.0929</text:p>
          </table:table-cell>
          <table:table-cell table:style-name="ce12" office:value-type="float" office:value="0.0479381059283739">
            <text:p>0.0479</text:p>
          </table:table-cell>
          <table:table-cell table:style-name="ce15" office:value-type="float" office:value="1.54128">
            <text:p>1.5413</text:p>
          </table:table-cell>
          <table:table-cell table:style-name="ce12" office:value-type="float" office:value="0.0105556619877675">
            <text:p>0.0106</text:p>
          </table:table-cell>
          <table:table-cell table:style-name="ce12" office:value-type="float" office:value="1.74038">
            <text:p>1.7404</text:p>
          </table:table-cell>
          <table:table-cell table:style-name="ce12" office:value-type="float" office:value="0.0168085394963393">
            <text:p>0.0168</text:p>
          </table:table-cell>
          <table:table-cell table:style-name="ce12" office:value-type="float" office:value="1.95958">
            <text:p>1.9596</text:p>
          </table:table-cell>
          <table:table-cell table:style-name="ce12" office:value-type="float" office:value="0.0438127492860241">
            <text:p>0.0438</text:p>
          </table:table-cell>
          <table:table-cell table:style-name="ce12" office:value-type="float" office:value="2.01332">
            <text:p>2.0133</text:p>
          </table:table-cell>
          <table:table-cell table:style-name="ce12" office:value-type="float" office:value="0.0443483032369899">
            <text:p>0.0443</text:p>
          </table:table-cell>
          <table:table-cell table:number-columns-repeated="239"/>
        </table:table-row>
        <table:table-row table:style-name="ro3">
          <table:table-cell table:style-name="ce13"/>
          <table:table-cell table:number-columns-repeated="255"/>
        </table:table-row>
        <table:table-row table:style-name="ro3">
          <table:table-cell table:style-name="ce13" office:value-type="string" table:number-columns-spanned="17" table:number-rows-spanned="1">
            <text:p>VELOCITA' (m/s)</text:p>
          </table:table-cell>
          <table:covered-table-cell table:number-columns-repeated="16"/>
          <table:table-cell table:number-columns-repeated="239"/>
        </table:table-row>
        <table:table-row table:style-name="ro3">
          <table:table-cell table:style-name="Default"/>
          <table:table-cell table:style-name="ce14" office:value-type="string" table:number-columns-spanned="8" table:number-rows-spanned="1">
            <text:p>scarico</text:p>
          </table:table-cell>
          <table:covered-table-cell table:number-columns-repeated="6" table:style-name="ce13"/>
          <table:covered-table-cell table:style-name="Default"/>
          <table:table-cell table:style-name="ce14" office:value-type="string" table:number-columns-spanned="8" table:number-rows-spanned="1">
            <text:p>carico</text:p>
          </table:table-cell>
          <table:covered-table-cell table:number-columns-repeated="7"/>
          <table:table-cell table:number-columns-repeated="239"/>
        </table:table-row>
        <table:table-row table:style-name="ro3">
          <table:table-cell table:style-name="ce13"/>
          <table:table-cell table:style-name="ce14" office:value-type="float" office:value="0" table:number-columns-spanned="2" table:number-rows-spanned="1">
            <text:p>0</text:p>
          </table:table-cell>
          <table:covered-table-cell table:style-name="ce13"/>
          <table:table-cell table:style-name="ce13" office:value-type="string" table:number-columns-spanned="2" table:number-rows-spanned="1">
            <text:p>sottile</text:p>
          </table:table-cell>
          <table:covered-table-cell table:style-name="ce13"/>
          <table:table-cell table:style-name="ce13" office:value-type="string" table:number-columns-spanned="2" table:number-rows-spanned="1">
            <text:p>grosso</text:p>
          </table:table-cell>
          <table:covered-table-cell table:style-name="ce13"/>
          <table:table-cell table:style-name="ce13" office:value-type="string" table:number-columns-spanned="2" table:number-rows-spanned="1">
            <text:p>ciccione</text:p>
          </table:table-cell>
          <table:covered-table-cell table:style-name="ce13"/>
          <table:table-cell table:style-name="ce14" office:value-type="float" office:value="0" table:number-columns-spanned="2" table:number-rows-spanned="1">
            <text:p>0</text:p>
          </table:table-cell>
          <table:covered-table-cell table:style-name="ce13"/>
          <table:table-cell table:style-name="ce13" office:value-type="string" table:number-columns-spanned="2" table:number-rows-spanned="1">
            <text:p>sottile</text:p>
          </table:table-cell>
          <table:covered-table-cell table:style-name="ce13"/>
          <table:table-cell table:style-name="ce13" office:value-type="string" table:number-columns-spanned="2" table:number-rows-spanned="1">
            <text:p>grosso</text:p>
          </table:table-cell>
          <table:covered-table-cell table:style-name="ce13"/>
          <table:table-cell table:style-name="ce13" office:value-type="string" table:number-columns-spanned="2" table:number-rows-spanned="1">
            <text:p>ciccione</text:p>
          </table:table-cell>
          <table:covered-table-cell/>
          <table:table-cell table:number-columns-repeated="239"/>
        </table:table-row>
        <table:table-row table:style-name="ro3">
          <table:table-cell table:style-name="ce13"/>
          <table:table-cell table:style-name="ce14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4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40-60</text:p>
          </table:table-cell>
          <table:table-cell table:style-name="ce12" office:value-type="float" office:value="0.172711571675302">
            <text:p>0.1727</text:p>
          </table:table-cell>
          <table:table-cell table:style-name="ce12" office:value-type="float" office:value="0.00109627641261197">
            <text:p>0.0011</text:p>
          </table:table-cell>
          <table:table-cell table:style-name="ce12" office:value-type="float" office:value="0.144615251124384">
            <text:p>0.1446</text:p>
          </table:table-cell>
          <table:table-cell table:style-name="ce12" office:value-type="float" office:value="0.00069756437204583">
            <text:p>0.0007</text:p>
          </table:table-cell>
          <table:table-cell table:style-name="ce12" office:value-type="float" office:value="0.123808344682432">
            <text:p>0.1238</text:p>
          </table:table-cell>
          <table:table-cell table:style-name="ce12" office:value-type="float" office:value="0.000660143493216203">
            <text:p>0.0007</text:p>
          </table:table-cell>
          <table:table-cell table:style-name="ce12" office:value-type="float" office:value="0.114492454947219">
            <text:p>0.1145</text:p>
          </table:table-cell>
          <table:table-cell table:style-name="ce12" office:value-type="float" office:value="0.00148460119640339">
            <text:p>0.0015</text:p>
          </table:table-cell>
          <table:table-cell table:style-name="ce12" office:value-type="float" office:value="0.119678782148713">
            <text:p>0.1197</text:p>
          </table:table-cell>
          <table:table-cell table:style-name="ce12" office:value-type="float" office:value="0.00150144652054224">
            <text:p>0.0015</text:p>
          </table:table-cell>
          <table:table-cell table:style-name="ce12" office:value-type="float" office:value="0.0986660352040414">
            <text:p>0.0987</text:p>
          </table:table-cell>
          <table:table-cell table:style-name="ce12" office:value-type="float" office:value="0.000848401692625796">
            <text:p>0.0008</text:p>
          </table:table-cell>
          <table:table-cell table:style-name="ce12" office:value-type="float" office:value="0.0826480433075747">
            <text:p>0.0826</text:p>
          </table:table-cell>
          <table:table-cell table:style-name="ce12" office:value-type="float" office:value="0.00125904739047059">
            <text:p>0.0013</text:p>
          </table:table-cell>
          <table:table-cell table:style-name="ce12" office:value-type="float" office:value="0.0768527271190218">
            <text:p>0.0769</text:p>
          </table:table-cell>
          <table:table-cell table:style-name="ce12" office:value-type="float" office:value="0.00147681669009196">
            <text:p>0.0015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50-70</text:p>
          </table:table-cell>
          <table:table-cell table:style-name="ce12" office:value-type="float" office:value="0.171954260166796">
            <text:p>0.1720</text:p>
          </table:table-cell>
          <table:table-cell table:style-name="ce12" office:value-type="float" office:value="0.000894740657948435">
            <text:p>0.0009</text:p>
          </table:table-cell>
          <table:table-cell table:style-name="ce12" office:value-type="float" office:value="0.143502905933845">
            <text:p>0.1435</text:p>
          </table:table-cell>
          <table:table-cell table:style-name="ce12" office:value-type="float" office:value="0.00171211055239169">
            <text:p>0.0017</text:p>
          </table:table-cell>
          <table:table-cell table:style-name="ce12" office:value-type="float" office:value="0.122915053406591">
            <text:p>0.1229</text:p>
          </table:table-cell>
          <table:table-cell table:style-name="ce12" office:value-type="float" office:value="0.00102184481742199">
            <text:p>0.0010</text:p>
          </table:table-cell>
          <table:table-cell table:style-name="ce12" office:value-type="float" office:value="0.115602927066113">
            <text:p>0.1156</text:p>
          </table:table-cell>
          <table:table-cell table:style-name="ce12" office:value-type="float" office:value="0.0021530808527899">
            <text:p>0.0022</text:p>
          </table:table-cell>
          <table:table-cell table:style-name="ce12" office:value-type="float" office:value="0.119472885628607">
            <text:p>0.1195</text:p>
          </table:table-cell>
          <table:table-cell table:style-name="ce12" office:value-type="float" office:value="0.00164422646292459">
            <text:p>0.0016</text:p>
          </table:table-cell>
          <table:table-cell table:style-name="ce12" office:value-type="float" office:value="0.097400383757512">
            <text:p>0.0974</text:p>
          </table:table-cell>
          <table:table-cell table:style-name="ce12" office:value-type="float" office:value="0.00110647864821043">
            <text:p>0.0011</text:p>
          </table:table-cell>
          <table:table-cell table:style-name="ce12" office:value-type="float" office:value="0.082914614529957">
            <text:p>0.0829</text:p>
          </table:table-cell>
          <table:table-cell table:style-name="ce12" office:value-type="float" office:value="0.00290407416492092">
            <text:p>0.0029</text:p>
          </table:table-cell>
          <table:table-cell table:style-name="ce12" office:value-type="float" office:value="0.0764268900369906">
            <text:p>0.0764</text:p>
          </table:table-cell>
          <table:table-cell table:style-name="ce12" office:value-type="float" office:value="0.00214010576935714">
            <text:p>0.0021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60-80</text:p>
          </table:table-cell>
          <table:table-cell table:style-name="ce12" office:value-type="float" office:value="0.172324659658797">
            <text:p>0.1723</text:p>
          </table:table-cell>
          <table:table-cell table:style-name="ce12" office:value-type="float" office:value="0.00079745552039749">
            <text:p>0.0008</text:p>
          </table:table-cell>
          <table:table-cell table:style-name="ce12" office:value-type="float" office:value="0.144879243150834">
            <text:p>0.1449</text:p>
          </table:table-cell>
          <table:table-cell table:style-name="ce12" office:value-type="float" office:value="0.00218291243679042">
            <text:p>0.0022</text:p>
          </table:table-cell>
          <table:table-cell table:style-name="ce12" office:value-type="float" office:value="0.127954141235781">
            <text:p>0.1280</text:p>
          </table:table-cell>
          <table:table-cell table:style-name="ce12" office:value-type="float" office:value="0.00399203181753421">
            <text:p>0.0040</text:p>
          </table:table-cell>
          <table:table-cell table:style-name="ce12" office:value-type="float" office:value="0.121616033857904">
            <text:p>0.1216</text:p>
          </table:table-cell>
          <table:table-cell table:style-name="ce12" office:value-type="float" office:value="0.00225510693513339">
            <text:p>0.0023</text:p>
          </table:table-cell>
          <table:table-cell table:style-name="ce12" office:value-type="float" office:value="0.122768679254549">
            <text:p>0.1228</text:p>
          </table:table-cell>
          <table:table-cell table:style-name="ce12" office:value-type="float" office:value="0.00131913217717145">
            <text:p>0.0013</text:p>
          </table:table-cell>
          <table:table-cell table:style-name="ce12" office:value-type="float" office:value="0.101865150913221">
            <text:p>0.1019</text:p>
          </table:table-cell>
          <table:table-cell table:style-name="ce12" office:value-type="float" office:value="0.00220142351732567">
            <text:p>0.0022</text:p>
          </table:table-cell>
          <table:table-cell table:style-name="ce12" office:value-type="float" office:value="0.0877077577511731">
            <text:p>0.0877</text:p>
          </table:table-cell>
          <table:table-cell table:style-name="ce12" office:value-type="float" office:value="0.00439858995982803">
            <text:p>0.0044</text:p>
          </table:table-cell>
          <table:table-cell table:style-name="ce12" office:value-type="float" office:value="0.0813014739957235">
            <text:p>0.0813</text:p>
          </table:table-cell>
          <table:table-cell table:style-name="ce12" office:value-type="float" office:value="0.00247866447981296">
            <text:p>0.0025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70-90</text:p>
          </table:table-cell>
          <table:table-cell table:style-name="ce12" office:value-type="float" office:value="0.174687745654642">
            <text:p>0.1747</text:p>
          </table:table-cell>
          <table:table-cell table:style-name="ce12" office:value-type="float" office:value="0.00253318313325676">
            <text:p>0.0025</text:p>
          </table:table-cell>
          <table:table-cell table:style-name="ce12" office:value-type="float" office:value="0.150093808630394">
            <text:p>0.1501</text:p>
          </table:table-cell>
          <table:table-cell table:style-name="ce12" office:value-type="float" office:value="0.00323663647595484">
            <text:p>0.0032</text:p>
          </table:table-cell>
          <table:table-cell table:style-name="ce12" office:value-type="float" office:value="0.131485523443869">
            <text:p>0.1315</text:p>
          </table:table-cell>
          <table:table-cell table:style-name="ce12" office:value-type="float" office:value="0.00213505932231829">
            <text:p>0.0021</text:p>
          </table:table-cell>
          <table:table-cell table:style-name="ce12" office:value-type="float" office:value="0.12203902808118">
            <text:p>0.1220</text:p>
          </table:table-cell>
          <table:table-cell table:style-name="ce12" office:value-type="float" office:value="0.00424279523731196">
            <text:p>0.0042</text:p>
          </table:table-cell>
          <table:table-cell table:style-name="ce12" office:value-type="float" office:value="0.122387036765066">
            <text:p>0.1224</text:p>
          </table:table-cell>
          <table:table-cell table:style-name="ce12" office:value-type="float" office:value="0.00108523560594224">
            <text:p>0.0011</text:p>
          </table:table-cell>
          <table:table-cell table:style-name="ce12" office:value-type="float" office:value="0.105201144588453">
            <text:p>0.1052</text:p>
          </table:table-cell>
          <table:table-cell table:style-name="ce12" office:value-type="float" office:value="0.00379136226345197">
            <text:p>0.0038</text:p>
          </table:table-cell>
          <table:table-cell table:style-name="ce12" office:value-type="float" office:value="0.09081414884439">
            <text:p>0.0908</text:p>
          </table:table-cell>
          <table:table-cell table:style-name="ce12" office:value-type="float" office:value="0.00120195879587998">
            <text:p>0.0012</text:p>
          </table:table-cell>
          <table:table-cell table:style-name="ce12" office:value-type="float" office:value="0.0830978893136114">
            <text:p>0.0831</text:p>
          </table:table-cell>
          <table:table-cell table:style-name="ce12" office:value-type="float" office:value="0.00291863518418151">
            <text:p>0.0029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80-100</text:p>
          </table:table-cell>
          <table:table-cell table:style-name="ce12" office:value-type="float" office:value="0.176584849019954">
            <text:p>0.1766</text:p>
          </table:table-cell>
          <table:table-cell table:style-name="ce12" office:value-type="float" office:value="0.00178289494239357">
            <text:p>0.0018</text:p>
          </table:table-cell>
          <table:table-cell table:style-name="ce12" office:value-type="float" office:value="0.149925037481259">
            <text:p>0.1499</text:p>
          </table:table-cell>
          <table:table-cell table:style-name="ce12" office:value-type="float" office:value="0.00476259247074383">
            <text:p>0.0048</text:p>
          </table:table-cell>
          <table:table-cell table:style-name="ce12" office:value-type="float" office:value="0.133303117959929">
            <text:p>0.1333</text:p>
          </table:table-cell>
          <table:table-cell table:style-name="ce12" office:value-type="float" office:value="0.00104724001861621">
            <text:p>0.0010</text:p>
          </table:table-cell>
          <table:table-cell table:style-name="ce12" office:value-type="float" office:value="0.123808344682432">
            <text:p>0.1238</text:p>
          </table:table-cell>
          <table:table-cell table:style-name="ce12" office:value-type="float" office:value="0.00196689731317346">
            <text:p>0.0020</text:p>
          </table:table-cell>
          <table:table-cell table:style-name="ce12" office:value-type="float" office:value="0.126726650614624">
            <text:p>0.1267</text:p>
          </table:table-cell>
          <table:table-cell table:style-name="ce12" office:value-type="float" office:value="0.0031378347829748">
            <text:p>0.0031</text:p>
          </table:table-cell>
          <table:table-cell table:style-name="ce12" office:value-type="float" office:value="0.10579995344802">
            <text:p>0.1058</text:p>
          </table:table-cell>
          <table:table-cell table:style-name="ce12" office:value-type="float" office:value="0.00284603448004335">
            <text:p>0.0028</text:p>
          </table:table-cell>
          <table:table-cell table:style-name="ce12" office:value-type="float" office:value="0.0921692965639286">
            <text:p>0.0922</text:p>
          </table:table-cell>
          <table:table-cell table:style-name="ce12" office:value-type="float" office:value="0.00242656920229386">
            <text:p>0.0024</text:p>
          </table:table-cell>
          <table:table-cell table:style-name="ce12" office:value-type="float" office:value="0.0869875346862795">
            <text:p>0.0870</text:p>
          </table:table-cell>
          <table:table-cell table:style-name="ce12" office:value-type="float" office:value="0.00299858788449868">
            <text:p>0.0030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90-110</text:p>
          </table:table-cell>
          <table:table-cell table:style-name="ce12" office:value-type="float" office:value="0.177465438605831">
            <text:p>0.1775</text:p>
          </table:table-cell>
          <table:table-cell table:style-name="ce12" office:value-type="float" office:value="0.0034729174718281">
            <text:p>0.0035</text:p>
          </table:table-cell>
          <table:table-cell table:style-name="ce12" office:value-type="float" office:value="0.150870522917232">
            <text:p>0.1509</text:p>
          </table:table-cell>
          <table:table-cell table:style-name="ce12" office:value-type="float" office:value="0.00279974799686104">
            <text:p>0.0028</text:p>
          </table:table-cell>
          <table:table-cell table:style-name="ce12" office:value-type="float" office:value="0.135560134475653">
            <text:p>0.1356</text:p>
          </table:table-cell>
          <table:table-cell table:style-name="ce12" office:value-type="float" office:value="0.00385534071084096">
            <text:p>0.0039</text:p>
          </table:table-cell>
          <table:table-cell table:style-name="ce12" office:value-type="float" office:value="0.131887842578671">
            <text:p>0.1319</text:p>
          </table:table-cell>
          <table:table-cell table:style-name="ce12" office:value-type="float" office:value="0.00198098876234795">
            <text:p>0.0020</text:p>
          </table:table-cell>
          <table:table-cell table:style-name="ce12" office:value-type="float" office:value="0.128126281262813">
            <text:p>0.1281</text:p>
          </table:table-cell>
          <table:table-cell table:style-name="ce12" office:value-type="float" office:value="0.00192679094653734">
            <text:p>0.0019</text:p>
          </table:table-cell>
          <table:table-cell table:style-name="ce12" office:value-type="float" office:value="0.108817480440058">
            <text:p>0.1088</text:p>
          </table:table-cell>
          <table:table-cell table:style-name="ce12" office:value-type="float" office:value="0.0018605975442184">
            <text:p>0.0019</text:p>
          </table:table-cell>
          <table:table-cell table:style-name="ce12" office:value-type="float" office:value="0.0966930961129375">
            <text:p>0.0967</text:p>
          </table:table-cell>
          <table:table-cell table:style-name="ce12" office:value-type="float" office:value="0.00393454176685156">
            <text:p>0.0039</text:p>
          </table:table-cell>
          <table:table-cell table:style-name="ce12" office:value-type="float" office:value="0.0917717453150524">
            <text:p>0.0918</text:p>
          </table:table-cell>
          <table:table-cell table:style-name="ce12" office:value-type="float" office:value="0.00456601278503125">
            <text:p>0.0046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100-120</text:p>
          </table:table-cell>
          <table:table-cell table:style-name="ce12" office:value-type="float" office:value="0.181748786826848">
            <text:p>0.1817</text:p>
          </table:table-cell>
          <table:table-cell table:style-name="ce12" office:value-type="float" office:value="0.00193800803178797">
            <text:p>0.0019</text:p>
          </table:table-cell>
          <table:table-cell table:style-name="ce12" office:value-type="float" office:value="0.159068494893901">
            <text:p>0.1591</text:p>
          </table:table-cell>
          <table:table-cell table:style-name="ce12" office:value-type="float" office:value="0.00369008738757834">
            <text:p>0.0037</text:p>
          </table:table-cell>
          <table:table-cell table:style-name="ce12" office:value-type="float" office:value="0.139113015413722">
            <text:p>0.1391</text:p>
          </table:table-cell>
          <table:table-cell table:style-name="ce12" office:value-type="float" office:value="0.00403771063854637">
            <text:p>0.0040</text:p>
          </table:table-cell>
          <table:table-cell table:style-name="ce12" office:value-type="float" office:value="0.135339974014725">
            <text:p>0.1353</text:p>
          </table:table-cell>
          <table:table-cell table:style-name="ce12" office:value-type="float" office:value="0.00264262519593166">
            <text:p>0.0026</text:p>
          </table:table-cell>
          <table:table-cell table:style-name="ce12" office:value-type="float" office:value="0.129379495937484">
            <text:p>0.1294</text:p>
          </table:table-cell>
          <table:table-cell table:style-name="ce12" office:value-type="float" office:value="0.00263592426648224">
            <text:p>0.0026</text:p>
          </table:table-cell>
          <table:table-cell table:style-name="ce12" office:value-type="float" office:value="0.111177817801792">
            <text:p>0.1112</text:p>
          </table:table-cell>
          <table:table-cell table:style-name="ce12" office:value-type="float" office:value="0.00354939775808297">
            <text:p>0.0035</text:p>
          </table:table-cell>
          <table:table-cell table:style-name="ce12" office:value-type="float" office:value="0.100524739138302">
            <text:p>0.1005</text:p>
          </table:table-cell>
          <table:table-cell table:style-name="ce12" office:value-type="float" office:value="0.00360438037184544">
            <text:p>0.0036</text:p>
          </table:table-cell>
          <table:table-cell table:style-name="ce12" office:value-type="float" office:value="0.0930847350343017">
            <text:p>0.0931</text:p>
          </table:table-cell>
          <table:table-cell table:style-name="ce12" office:value-type="float" office:value="0.00457614630767518">
            <text:p>0.0046</text:p>
          </table:table-cell>
          <table:table-cell table:number-columns-repeated="239"/>
        </table:table-row>
        <table:table-row table:style-name="ro3">
          <table:table-cell table:style-name="ce13" office:value-type="string">
            <text:p>110-130</text:p>
          </table:table-cell>
          <table:table-cell table:style-name="ce12" office:value-type="float" office:value="0.182996010686967">
            <text:p>0.1830</text:p>
          </table:table-cell>
          <table:table-cell table:style-name="ce12" office:value-type="float" office:value="0.0087729592992043">
            <text:p>0.0088</text:p>
          </table:table-cell>
          <table:table-cell table:style-name="ce12" office:value-type="float" office:value="0.158308004052685">
            <text:p>0.1583</text:p>
          </table:table-cell>
          <table:table-cell table:style-name="ce12" office:value-type="float" office:value="0.00261940195085767">
            <text:p>0.0026</text:p>
          </table:table-cell>
          <table:table-cell table:style-name="ce12" office:value-type="float" office:value="0.14132877312492">
            <text:p>0.1413</text:p>
          </table:table-cell>
          <table:table-cell table:style-name="ce12" office:value-type="float" office:value="0.00388888661091344">
            <text:p>0.0039</text:p>
          </table:table-cell>
          <table:table-cell table:style-name="ce12" office:value-type="float" office:value="0.131097680882025">
            <text:p>0.1311</text:p>
          </table:table-cell>
          <table:table-cell table:style-name="ce12" office:value-type="float" office:value="0.00468410014116453">
            <text:p>0.0047</text:p>
          </table:table-cell>
          <table:table-cell table:style-name="ce12" office:value-type="float" office:value="0.129762275511263">
            <text:p>0.1298</text:p>
          </table:table-cell>
          <table:table-cell table:style-name="ce12" office:value-type="float" office:value="0.00137126250110786">
            <text:p>0.0014</text:p>
          </table:table-cell>
          <table:table-cell table:style-name="ce12" office:value-type="float" office:value="0.114917431825234">
            <text:p>0.1149</text:p>
          </table:table-cell>
          <table:table-cell table:style-name="ce12" office:value-type="float" office:value="0.00193244860869812">
            <text:p>0.0019</text:p>
          </table:table-cell>
          <table:table-cell table:style-name="ce12" office:value-type="float" office:value="0.102062686902295">
            <text:p>0.1021</text:p>
          </table:table-cell>
          <table:table-cell table:style-name="ce12" office:value-type="float" office:value="0.00447193809325975">
            <text:p>0.0045</text:p>
          </table:table-cell>
          <table:table-cell table:style-name="ce12" office:value-type="float" office:value="0.0993384062146107">
            <text:p>0.0993</text:p>
          </table:table-cell>
          <table:table-cell table:style-name="ce12" office:value-type="float" office:value="0.00440576974793389">
            <text:p>0.0044</text:p>
          </table:table-cell>
          <table:table-cell table:number-columns-repeated="239"/>
        </table:table-row>
        <table:table-row table:style-name="ro3">
          <table:table-cell/>
          <table:table-cell table:style-name="Default" table:number-columns-repeated="2"/>
          <table:table-cell table:number-columns-repeated="253"/>
        </table:table-row>
        <table:table-row table:style-name="ro3">
          <table:table-cell office:value-type="string">
            <text:p>vmedia</text:p>
          </table:table-cell>
          <table:table-cell table:style-name="ce16" table:formula="oooc:=([.B18]+[.B25])/2" office:value-type="float" office:value="0.177853791181134">
            <text:p>0.177854</text:p>
          </table:table-cell>
          <table:table-cell table:style-name="ce16" table:formula="oooc:=((1-[.B25])/2*[.C18])^2+((1-[.B18])/2*[.C25])^2" office:value-type="float" office:value="0.000013369350729758">
            <text:p>0.000013</text:p>
          </table:table-cell>
          <table:table-cell table:style-name="ce16" table:formula="oooc:=([.D18]+[.D25])/2" office:value-type="float" office:value="0.151461627588534">
            <text:p>0.151462</text:p>
          </table:table-cell>
          <table:table-cell table:style-name="ce16" table:formula="oooc:=((1-[.D25])/2*[.E18])^2+((1-[.D18])/2*[.E25])^2" office:value-type="float" office:value="0.00000134124983230753">
            <text:p>0.000001</text:p>
          </table:table-cell>
          <table:table-cell table:style-name="ce16" table:formula="oooc:=([.F18]+[.F25])/2" office:value-type="float" office:value="0.132568558903676">
            <text:p>0.132569</text:p>
          </table:table-cell>
          <table:table-cell table:style-name="ce16" table:formula="oooc:=((1-[.F25])/2*[.G18])^2+((1-[.F18])/2*[.G25])^2" office:value-type="float" office:value="0.00000298293938204185">
            <text:p>0.000003</text:p>
          </table:table-cell>
          <table:table-cell table:style-name="ce16" table:formula="oooc:=([.H18]+[.H25])/2" office:value-type="float" office:value="0.122795067914622">
            <text:p>0.122795</text:p>
          </table:table-cell>
          <table:table-cell table:style-name="ce16" table:formula="oooc:=((1-[.H25])/2*[.I18])^2+((1-[.H18])/2*[.I25])^2" office:value-type="float" office:value="0.0000047170815459195">
            <text:p>0.000005</text:p>
          </table:table-cell>
          <table:table-cell table:style-name="ce16" table:formula="oooc:=([.J18]+[.J25])/2" office:value-type="float" office:value="0.124720528829988">
            <text:p>0.124721</text:p>
          </table:table-cell>
          <table:table-cell table:style-name="ce16" table:formula="oooc:=((1-[.J25])/2*[.K18])^2+((1-[.J18])/2*[.K25])^2" office:value-type="float" office:value="0.000000791114624031634">
            <text:p>0.000001</text:p>
          </table:table-cell>
          <table:table-cell table:style-name="ce16" table:formula="oooc:=([.L18]+[.L25])/2" office:value-type="float" office:value="0.106791733514638">
            <text:p>0.106792</text:p>
          </table:table-cell>
          <table:table-cell table:style-name="ce16" table:formula="oooc:=((1-[.L25])/2*[.M18])^2+((1-[.L18])/2*[.M25])^2" office:value-type="float" office:value="0.000000899415541987503">
            <text:p>0.000001</text:p>
          </table:table-cell>
          <table:table-cell table:style-name="ce16" table:formula="oooc:=([.N18]+[.N25])/2" office:value-type="float" office:value="0.0923553651049348">
            <text:p>0.092355</text:p>
          </table:table-cell>
          <table:table-cell table:style-name="ce16" table:formula="oooc:=((1-[.N25])/2*[.O18])^2+((1-[.N18])/2*[.O25])^2" office:value-type="float" office:value="0.00000452683410424422">
            <text:p>0.000005</text:p>
          </table:table-cell>
          <table:table-cell table:style-name="ce16" table:formula="oooc:=([.P18]+[.P25])/2" office:value-type="float" office:value="0.0880955666668163">
            <text:p>0.088096</text:p>
          </table:table-cell>
          <table:table-cell table:style-name="ce16" table:formula="oooc:=((1-[.P25])/2*[.Q18])^2+((1-[.P18])/2*[.Q25])^2" office:value-type="float" office:value="0.00000457777628530558">
            <text:p>0.000005</text:p>
          </table:table-cell>
          <table:table-cell table:number-columns-repeated="239"/>
        </table:table-row>
        <table:table-row table:style-name="ro3" table:number-rows-repeated="6">
          <table:table-cell/>
          <table:table-cell table:style-name="ce7" table:number-columns-repeated="14"/>
          <table:table-cell/>
          <table:table-cell table:style-name="ce7"/>
          <table:table-cell table:number-columns-repeated="239"/>
        </table:table-row>
        <table:table-row table:style-name="ro3">
          <table:table-cell>
            <draw:frame table:end-cell-address="'medie e errori'.N60" table:end-x="1.602cm" table:end-y="0.044cm" draw:z-index="0" draw:style-name="gr1" svg:width="25.794cm" svg:height="14.447cm" svg:x="1.979cm" svg:y="0.08cm">
              <draw:object draw:notify-on-update-of-ranges="'medie e errori'.A5:'medie e errori'.A12 'medie e errori'.B5:'medie e errori'.B12 'medie e errori'.D5:'medie e errori'.D12 'medie e errori'.F5:'medie e errori'.F12 'medie e errori'.H5:'medie e errori'.H12 'medie e errori'.J5:'medie e errori'.J12 'medie e errori'.L5:'medie e errori'.L12 'medie e errori'.N5:'medie e errori'.N12 'medie e errori'.P5:'medie e errori'.P12" xlink:href="./Object 1" xlink:type="simple" xlink:show="embed" xlink:actuate="onLoad"/>
              <draw:image xlink:href="./ObjectReplacements/Object 1" xlink:type="simple" xlink:show="embed" xlink:actuate="onLoad"/>
              <svg:title>tempi</svg:title>
            </draw:frame>
          </table:table-cell>
          <table:table-cell table:style-name="ce7" table:number-columns-repeated="14"/>
          <table:table-cell/>
          <table:table-cell table:style-name="ce7"/>
          <table:table-cell table:number-columns-repeated="239"/>
        </table:table-row>
        <table:table-row table:style-name="ro3">
          <table:table-cell/>
          <table:table-cell table:style-name="ce7" table:number-columns-repeated="14"/>
          <table:table-cell table:number-columns-repeated="241"/>
        </table:table-row>
        <table:table-row table:style-name="ro3">
          <table:table-cell/>
          <table:table-cell table:style-name="ce7" table:number-columns-repeated="14"/>
          <table:table-cell/>
          <table:table-cell table:style-name="ce7"/>
          <table:table-cell table:number-columns-repeated="239"/>
        </table:table-row>
        <table:table-row table:style-name="ro3" table:number-rows-repeated="7">
          <table:table-cell/>
          <table:table-cell table:style-name="ce7" table:number-columns-repeated="14"/>
          <table:table-cell/>
          <table:table-cell table:style-name="ce7"/>
          <table:table-cell/>
          <table:table-cell table:style-name="ce7" table:number-columns-repeated="2"/>
          <table:table-cell table:number-columns-repeated="236"/>
        </table:table-row>
        <table:table-row table:style-name="ro3">
          <table:table-cell/>
          <table:table-cell table:style-name="ce7" table:number-columns-repeated="14"/>
          <table:table-cell table:number-columns-repeated="3"/>
          <table:table-cell table:style-name="ce7" table:number-columns-repeated="2"/>
          <table:table-cell table:number-columns-repeated="236"/>
        </table:table-row>
        <table:table-row table:style-name="ro3" table:number-rows-repeated="8">
          <table:table-cell/>
          <table:table-cell table:style-name="ce7" table:number-columns-repeated="14"/>
          <table:table-cell table:number-columns-repeated="241"/>
        </table:table-row>
        <table:table-row table:style-name="ro3">
          <table:table-cell>
            <draw:frame table:end-cell-address="'medie e errori'.N86" table:end-x="0.763cm" table:end-y="0.259cm" draw:z-index="1" draw:style-name="gr1" svg:width="26.419cm" svg:height="18.308cm" svg:x="0.515cm" svg:y="0.334cm">
              <draw:object draw:notify-on-update-of-ranges="'medie e errori'.A19:'medie e errori'.A25 'medie e errori'.B16:'medie e errori'.B16 'medie e errori'.B18:'medie e errori'.B25 'medie e errori'.D16:'medie e errori'.D16 'medie e errori'.D18:'medie e errori'.D25 'medie e errori'.F16:'medie e errori'.F16 'medie e errori'.F18:'medie e errori'.F25 'medie e errori'.H16:'medie e errori'.H16 'medie e errori'.H18:'medie e errori'.H25 'medie e errori'.J16:'medie e errori'.J16 'medie e errori'.J18:'medie e errori'.J25 'medie e errori'.L16:'medie e errori'.L16 'medie e errori'.L18:'medie e errori'.L25 'medie e errori'.N16:'medie e errori'.N16 'medie e errori'.N18:'medie e errori'.N25 'medie e errori'.P16:'medie e errori'.P16 'medie e errori'.P18:'medie e errori'.P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 table:number-columns-repeated="14"/>
          <table:table-cell table:number-columns-repeated="241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4" table:style-name="ta1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8" table:default-cell-style-name="ce12"/>
        <table:table-column table:style-name="co2" table:default-cell-style-name="ce15"/>
        <table:table-column table:style-name="co2" table:default-cell-style-name="ce7"/>
        <table:table-column table:style-name="co2" table:default-cell-style-name="ce12"/>
        <table:table-column table:style-name="co2" table:default-cell-style-name="ce7"/>
        <table:table-column table:style-name="co2" table:default-cell-style-name="ce12"/>
        <table:table-column table:style-name="co2" table:default-cell-style-name="ce7"/>
        <table:table-column table:style-name="co2" table:default-cell-style-name="ce12"/>
        <table:table-column table:style-name="co2" table:default-cell-style-name="ce7"/>
        <table:table-row table:style-name="ro3">
          <table:table-cell table:style-name="ce13" office:value-type="string" table:number-columns-spanned="17" table:number-rows-spanned="1">
            <text:p>VELOCITA' (cm/s)</text:p>
          </table:table-cell>
          <table:covered-table-cell table:number-columns-repeated="16" table:style-name="ce4"/>
        </table:table-row>
        <table:table-row table:style-name="ro3">
          <table:table-cell/>
          <table:table-cell table:style-name="ce14" office:value-type="string" table:number-columns-spanned="8" table:number-rows-spanned="1">
            <text:p>scarico</text:p>
          </table:table-cell>
          <table:covered-table-cell table:number-columns-repeated="6" table:style-name="ce13"/>
          <table:covered-table-cell table:style-name="Default"/>
          <table:table-cell table:style-name="ce14" office:value-type="string" table:number-columns-spanned="8" table:number-rows-spanned="1">
            <text:p>carico</text:p>
          </table:table-cell>
          <table:covered-table-cell table:number-columns-repeated="7" table:style-name="ce4"/>
        </table:table-row>
        <table:table-row table:style-name="ro3">
          <table:table-cell table:style-name="ce13"/>
          <table:table-cell table:style-name="ce14" office:value-type="float" office:value="0" table:number-columns-spanned="2" table:number-rows-spanned="1">
            <text:p>0</text:p>
          </table:table-cell>
          <table:covered-table-cell table:style-name="ce13"/>
          <table:table-cell table:style-name="ce13" office:value-type="string" table:number-columns-spanned="2" table:number-rows-spanned="1">
            <text:p>sottile</text:p>
          </table:table-cell>
          <table:covered-table-cell table:style-name="ce13"/>
          <table:table-cell table:style-name="ce13" office:value-type="string" table:number-columns-spanned="2" table:number-rows-spanned="1">
            <text:p>grosso</text:p>
          </table:table-cell>
          <table:covered-table-cell table:style-name="ce13"/>
          <table:table-cell table:style-name="ce13" office:value-type="string" table:number-columns-spanned="2" table:number-rows-spanned="1">
            <text:p>ciccione</text:p>
          </table:table-cell>
          <table:covered-table-cell table:style-name="ce13"/>
          <table:table-cell table:style-name="ce14" office:value-type="float" office:value="0" table:number-columns-spanned="2" table:number-rows-spanned="1">
            <text:p>0</text:p>
          </table:table-cell>
          <table:covered-table-cell table:style-name="ce13"/>
          <table:table-cell table:style-name="ce13" office:value-type="string" table:number-columns-spanned="2" table:number-rows-spanned="1">
            <text:p>sottile</text:p>
          </table:table-cell>
          <table:covered-table-cell table:style-name="ce13"/>
          <table:table-cell table:style-name="ce13" office:value-type="string" table:number-columns-spanned="2" table:number-rows-spanned="1">
            <text:p>grosso</text:p>
          </table:table-cell>
          <table:covered-table-cell table:style-name="ce13"/>
          <table:table-cell table:style-name="ce13" office:value-type="string" table:number-columns-spanned="2" table:number-rows-spanned="1">
            <text:p>ciccione</text:p>
          </table:table-cell>
          <table:covered-table-cell table:style-name="ce4"/>
        </table:table-row>
        <table:table-row table:style-name="ro3">
          <table:table-cell table:style-name="ce13"/>
          <table:table-cell table:style-name="ce14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4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  <table:table-cell table:style-name="ce13" office:value-type="string">
            <text:p>valore</text:p>
          </table:table-cell>
          <table:table-cell table:style-name="ce13" office:value-type="string">
            <text:p>errore</text:p>
          </table:table-cell>
        </table:table-row>
        <table:table-row table:style-name="ro3">
          <table:table-cell table:style-name="ce13" office:value-type="string">
            <text:p>40-60</text:p>
          </table:table-cell>
          <table:table-cell table:style-name="ce15" office:value-type="float" office:value="17.2711571675302">
            <text:p>17.2712</text:p>
          </table:table-cell>
          <table:table-cell table:style-name="ce7" office:value-type="float" office:value="0.109627641261197">
            <text:p>0.1096</text:p>
          </table:table-cell>
          <table:table-cell office:value-type="float" office:value="14.4615251124384">
            <text:p>14.4615</text:p>
          </table:table-cell>
          <table:table-cell table:style-name="ce7" office:value-type="float" office:value="0.069756437204583">
            <text:p>0.0698</text:p>
          </table:table-cell>
          <table:table-cell office:value-type="float" office:value="12.3808344682432">
            <text:p>12.3808</text:p>
          </table:table-cell>
          <table:table-cell table:style-name="ce7" office:value-type="float" office:value="0.0660143493216203">
            <text:p>0.0660</text:p>
          </table:table-cell>
          <table:table-cell office:value-type="float" office:value="11.4492454947219">
            <text:p>11.4492</text:p>
          </table:table-cell>
          <table:table-cell table:style-name="ce7" office:value-type="float" office:value="0.148460119640339">
            <text:p>0.1485</text:p>
          </table:table-cell>
          <table:table-cell office:value-type="float" office:value="11.9678782148713">
            <text:p>11.9679</text:p>
          </table:table-cell>
          <table:table-cell office:value-type="float" office:value="0.150144652054224">
            <text:p>0.1501</text:p>
          </table:table-cell>
          <table:table-cell office:value-type="float" office:value="9.86660352040414">
            <text:p>9.8666</text:p>
          </table:table-cell>
          <table:table-cell office:value-type="float" office:value="0.0848401692625796">
            <text:p>0.0848</text:p>
          </table:table-cell>
          <table:table-cell office:value-type="float" office:value="8.26480433075747">
            <text:p>8.2648</text:p>
          </table:table-cell>
          <table:table-cell office:value-type="float" office:value="0.125904739047059">
            <text:p>0.1259</text:p>
          </table:table-cell>
          <table:table-cell office:value-type="float" office:value="7.68527271190218">
            <text:p>7.6853</text:p>
          </table:table-cell>
          <table:table-cell office:value-type="float" office:value="0.147681669009196">
            <text:p>0.1477</text:p>
          </table:table-cell>
        </table:table-row>
        <table:table-row table:style-name="ro3">
          <table:table-cell table:style-name="ce13" office:value-type="string">
            <text:p>50-70</text:p>
          </table:table-cell>
          <table:table-cell table:style-name="ce15" office:value-type="float" office:value="17.1954260166796">
            <text:p>17.1954</text:p>
          </table:table-cell>
          <table:table-cell table:style-name="ce7" office:value-type="float" office:value="0.0894740657948435">
            <text:p>0.0895</text:p>
          </table:table-cell>
          <table:table-cell office:value-type="float" office:value="14.3502905933845">
            <text:p>14.3503</text:p>
          </table:table-cell>
          <table:table-cell table:style-name="ce7" office:value-type="float" office:value="0.171211055239169">
            <text:p>0.1712</text:p>
          </table:table-cell>
          <table:table-cell office:value-type="float" office:value="12.2915053406591">
            <text:p>12.2915</text:p>
          </table:table-cell>
          <table:table-cell table:style-name="ce7" office:value-type="float" office:value="0.102184481742199">
            <text:p>0.1022</text:p>
          </table:table-cell>
          <table:table-cell office:value-type="float" office:value="11.5602927066113">
            <text:p>11.5603</text:p>
          </table:table-cell>
          <table:table-cell table:style-name="ce7" office:value-type="float" office:value="0.21530808527899">
            <text:p>0.2153</text:p>
          </table:table-cell>
          <table:table-cell office:value-type="float" office:value="11.9472885628607">
            <text:p>11.9473</text:p>
          </table:table-cell>
          <table:table-cell office:value-type="float" office:value="0.164422646292459">
            <text:p>0.1644</text:p>
          </table:table-cell>
          <table:table-cell office:value-type="float" office:value="9.7400383757512">
            <text:p>9.7400</text:p>
          </table:table-cell>
          <table:table-cell office:value-type="float" office:value="0.110647864821043">
            <text:p>0.1106</text:p>
          </table:table-cell>
          <table:table-cell office:value-type="float" office:value="8.2914614529957">
            <text:p>8.2915</text:p>
          </table:table-cell>
          <table:table-cell office:value-type="float" office:value="0.290407416492092">
            <text:p>0.2904</text:p>
          </table:table-cell>
          <table:table-cell office:value-type="float" office:value="7.64268900369906">
            <text:p>7.6427</text:p>
          </table:table-cell>
          <table:table-cell office:value-type="float" office:value="0.214010576935714">
            <text:p>0.2140</text:p>
          </table:table-cell>
        </table:table-row>
        <table:table-row table:style-name="ro3">
          <table:table-cell table:style-name="ce13" office:value-type="string">
            <text:p>60-80</text:p>
          </table:table-cell>
          <table:table-cell table:style-name="ce15" office:value-type="float" office:value="17.2324659658797">
            <text:p>17.2325</text:p>
          </table:table-cell>
          <table:table-cell table:style-name="ce7" office:value-type="float" office:value="0.079745552039749">
            <text:p>0.0797</text:p>
          </table:table-cell>
          <table:table-cell office:value-type="float" office:value="14.4879243150834">
            <text:p>14.4879</text:p>
          </table:table-cell>
          <table:table-cell table:style-name="ce7" office:value-type="float" office:value="0.218291243679042">
            <text:p>0.2183</text:p>
          </table:table-cell>
          <table:table-cell office:value-type="float" office:value="12.7954141235781">
            <text:p>12.7954</text:p>
          </table:table-cell>
          <table:table-cell table:style-name="ce7" office:value-type="float" office:value="0.399203181753421">
            <text:p>0.3992</text:p>
          </table:table-cell>
          <table:table-cell office:value-type="float" office:value="12.1616033857904">
            <text:p>12.1616</text:p>
          </table:table-cell>
          <table:table-cell table:style-name="ce7" office:value-type="float" office:value="0.225510693513339">
            <text:p>0.2255</text:p>
          </table:table-cell>
          <table:table-cell office:value-type="float" office:value="12.2768679254549">
            <text:p>12.2769</text:p>
          </table:table-cell>
          <table:table-cell office:value-type="float" office:value="0.131913217717145">
            <text:p>0.1319</text:p>
          </table:table-cell>
          <table:table-cell office:value-type="float" office:value="10.1865150913221">
            <text:p>10.1865</text:p>
          </table:table-cell>
          <table:table-cell office:value-type="float" office:value="0.220142351732567">
            <text:p>0.2201</text:p>
          </table:table-cell>
          <table:table-cell office:value-type="float" office:value="8.77077577511731">
            <text:p>8.7708</text:p>
          </table:table-cell>
          <table:table-cell office:value-type="float" office:value="0.439858995982803">
            <text:p>0.4399</text:p>
          </table:table-cell>
          <table:table-cell office:value-type="float" office:value="8.13014739957235">
            <text:p>8.1301</text:p>
          </table:table-cell>
          <table:table-cell office:value-type="float" office:value="0.247866447981296">
            <text:p>0.2479</text:p>
          </table:table-cell>
        </table:table-row>
        <table:table-row table:style-name="ro3">
          <table:table-cell table:style-name="ce13" office:value-type="string">
            <text:p>70-90</text:p>
          </table:table-cell>
          <table:table-cell table:style-name="ce15" office:value-type="float" office:value="17.4687745654642">
            <text:p>17.4688</text:p>
          </table:table-cell>
          <table:table-cell table:style-name="ce7" office:value-type="float" office:value="0.253318313325676">
            <text:p>0.2533</text:p>
          </table:table-cell>
          <table:table-cell office:value-type="float" office:value="15.0093808630394">
            <text:p>15.0094</text:p>
          </table:table-cell>
          <table:table-cell table:style-name="ce7" office:value-type="float" office:value="0.323663647595484">
            <text:p>0.3237</text:p>
          </table:table-cell>
          <table:table-cell office:value-type="float" office:value="13.1485523443869">
            <text:p>13.1486</text:p>
          </table:table-cell>
          <table:table-cell table:style-name="ce7" office:value-type="float" office:value="0.213505932231829">
            <text:p>0.2135</text:p>
          </table:table-cell>
          <table:table-cell office:value-type="float" office:value="12.203902808118">
            <text:p>12.2039</text:p>
          </table:table-cell>
          <table:table-cell table:style-name="ce7" office:value-type="float" office:value="0.424279523731196">
            <text:p>0.4243</text:p>
          </table:table-cell>
          <table:table-cell office:value-type="float" office:value="12.2387036765066">
            <text:p>12.2387</text:p>
          </table:table-cell>
          <table:table-cell office:value-type="float" office:value="0.108523560594224">
            <text:p>0.1085</text:p>
          </table:table-cell>
          <table:table-cell office:value-type="float" office:value="10.5201144588453">
            <text:p>10.5201</text:p>
          </table:table-cell>
          <table:table-cell office:value-type="float" office:value="0.379136226345197">
            <text:p>0.3791</text:p>
          </table:table-cell>
          <table:table-cell office:value-type="float" office:value="9.081414884439">
            <text:p>9.0814</text:p>
          </table:table-cell>
          <table:table-cell office:value-type="float" office:value="0.120195879587998">
            <text:p>0.1202</text:p>
          </table:table-cell>
          <table:table-cell office:value-type="float" office:value="8.30978893136114">
            <text:p>8.3098</text:p>
          </table:table-cell>
          <table:table-cell office:value-type="float" office:value="0.291863518418151">
            <text:p>0.2919</text:p>
          </table:table-cell>
        </table:table-row>
        <table:table-row table:style-name="ro3">
          <table:table-cell table:style-name="ce13" office:value-type="string">
            <text:p>80-100</text:p>
          </table:table-cell>
          <table:table-cell table:style-name="ce15" office:value-type="float" office:value="17.6584849019954">
            <text:p>17.6585</text:p>
          </table:table-cell>
          <table:table-cell table:style-name="ce7" office:value-type="float" office:value="0.178289494239357">
            <text:p>0.1783</text:p>
          </table:table-cell>
          <table:table-cell office:value-type="float" office:value="14.9925037481259">
            <text:p>14.9925</text:p>
          </table:table-cell>
          <table:table-cell table:style-name="ce7" office:value-type="float" office:value="0.476259247074383">
            <text:p>0.4763</text:p>
          </table:table-cell>
          <table:table-cell office:value-type="float" office:value="13.3303117959929">
            <text:p>13.3303</text:p>
          </table:table-cell>
          <table:table-cell table:style-name="ce7" office:value-type="float" office:value="0.104724001861621">
            <text:p>0.1047</text:p>
          </table:table-cell>
          <table:table-cell office:value-type="float" office:value="12.3808344682432">
            <text:p>12.3808</text:p>
          </table:table-cell>
          <table:table-cell table:style-name="ce7" office:value-type="float" office:value="0.196689731317346">
            <text:p>0.1967</text:p>
          </table:table-cell>
          <table:table-cell office:value-type="float" office:value="12.6726650614624">
            <text:p>12.6727</text:p>
          </table:table-cell>
          <table:table-cell office:value-type="float" office:value="0.31378347829748">
            <text:p>0.3138</text:p>
          </table:table-cell>
          <table:table-cell office:value-type="float" office:value="10.579995344802">
            <text:p>10.5800</text:p>
          </table:table-cell>
          <table:table-cell office:value-type="float" office:value="0.284603448004335">
            <text:p>0.2846</text:p>
          </table:table-cell>
          <table:table-cell office:value-type="float" office:value="9.21692965639286">
            <text:p>9.2169</text:p>
          </table:table-cell>
          <table:table-cell office:value-type="float" office:value="0.242656920229386">
            <text:p>0.2427</text:p>
          </table:table-cell>
          <table:table-cell office:value-type="float" office:value="8.69875346862795">
            <text:p>8.6988</text:p>
          </table:table-cell>
          <table:table-cell office:value-type="float" office:value="0.299858788449868">
            <text:p>0.2999</text:p>
          </table:table-cell>
        </table:table-row>
        <table:table-row table:style-name="ro3">
          <table:table-cell table:style-name="ce13" office:value-type="string">
            <text:p>90-110</text:p>
          </table:table-cell>
          <table:table-cell table:style-name="ce15" office:value-type="float" office:value="17.7465438605831">
            <text:p>17.7465</text:p>
          </table:table-cell>
          <table:table-cell table:style-name="ce7" office:value-type="float" office:value="0.34729174718281">
            <text:p>0.3473</text:p>
          </table:table-cell>
          <table:table-cell office:value-type="float" office:value="15.0870522917232">
            <text:p>15.0871</text:p>
          </table:table-cell>
          <table:table-cell table:style-name="ce7" office:value-type="float" office:value="0.279974799686104">
            <text:p>0.2800</text:p>
          </table:table-cell>
          <table:table-cell office:value-type="float" office:value="13.5560134475653">
            <text:p>13.5560</text:p>
          </table:table-cell>
          <table:table-cell table:style-name="ce7" office:value-type="float" office:value="0.385534071084096">
            <text:p>0.3855</text:p>
          </table:table-cell>
          <table:table-cell office:value-type="float" office:value="13.1887842578671">
            <text:p>13.1888</text:p>
          </table:table-cell>
          <table:table-cell table:style-name="ce7" office:value-type="float" office:value="0.198098876234795">
            <text:p>0.1981</text:p>
          </table:table-cell>
          <table:table-cell office:value-type="float" office:value="12.8126281262813">
            <text:p>12.8126</text:p>
          </table:table-cell>
          <table:table-cell office:value-type="float" office:value="0.192679094653734">
            <text:p>0.1927</text:p>
          </table:table-cell>
          <table:table-cell office:value-type="float" office:value="10.8817480440058">
            <text:p>10.8817</text:p>
          </table:table-cell>
          <table:table-cell office:value-type="float" office:value="0.18605975442184">
            <text:p>0.1861</text:p>
          </table:table-cell>
          <table:table-cell office:value-type="float" office:value="9.66930961129375">
            <text:p>9.6693</text:p>
          </table:table-cell>
          <table:table-cell office:value-type="float" office:value="0.393454176685156">
            <text:p>0.3935</text:p>
          </table:table-cell>
          <table:table-cell office:value-type="float" office:value="9.17717453150524">
            <text:p>9.1772</text:p>
          </table:table-cell>
          <table:table-cell office:value-type="float" office:value="0.456601278503125">
            <text:p>0.4566</text:p>
          </table:table-cell>
        </table:table-row>
        <table:table-row table:style-name="ro3">
          <table:table-cell table:style-name="ce13" office:value-type="string">
            <text:p>100-120</text:p>
          </table:table-cell>
          <table:table-cell table:style-name="ce15" office:value-type="float" office:value="18.1748786826848">
            <text:p>18.1749</text:p>
          </table:table-cell>
          <table:table-cell table:style-name="ce7" office:value-type="float" office:value="0.193800803178797">
            <text:p>0.1938</text:p>
          </table:table-cell>
          <table:table-cell office:value-type="float" office:value="15.9068494893901">
            <text:p>15.9068</text:p>
          </table:table-cell>
          <table:table-cell table:style-name="ce7" office:value-type="float" office:value="0.369008738757834">
            <text:p>0.3690</text:p>
          </table:table-cell>
          <table:table-cell office:value-type="float" office:value="13.9113015413722">
            <text:p>13.9113</text:p>
          </table:table-cell>
          <table:table-cell table:style-name="ce7" office:value-type="float" office:value="0.403771063854637">
            <text:p>0.4038</text:p>
          </table:table-cell>
          <table:table-cell office:value-type="float" office:value="13.5339974014725">
            <text:p>13.5340</text:p>
          </table:table-cell>
          <table:table-cell table:style-name="ce7" office:value-type="float" office:value="0.264262519593166">
            <text:p>0.2643</text:p>
          </table:table-cell>
          <table:table-cell office:value-type="float" office:value="12.9379495937484">
            <text:p>12.9379</text:p>
          </table:table-cell>
          <table:table-cell office:value-type="float" office:value="0.263592426648224">
            <text:p>0.2636</text:p>
          </table:table-cell>
          <table:table-cell office:value-type="float" office:value="11.1177817801792">
            <text:p>11.1178</text:p>
          </table:table-cell>
          <table:table-cell office:value-type="float" office:value="0.354939775808297">
            <text:p>0.3549</text:p>
          </table:table-cell>
          <table:table-cell office:value-type="float" office:value="10.0524739138302">
            <text:p>10.0525</text:p>
          </table:table-cell>
          <table:table-cell office:value-type="float" office:value="0.360438037184544">
            <text:p>0.3604</text:p>
          </table:table-cell>
          <table:table-cell office:value-type="float" office:value="9.30847350343017">
            <text:p>9.3085</text:p>
          </table:table-cell>
          <table:table-cell office:value-type="float" office:value="0.457614630767518">
            <text:p>0.4576</text:p>
          </table:table-cell>
        </table:table-row>
        <table:table-row table:style-name="ro3">
          <table:table-cell table:style-name="ce13" office:value-type="string">
            <text:p>110-130</text:p>
          </table:table-cell>
          <table:table-cell table:style-name="ce15" office:value-type="float" office:value="13.1097680882025">
            <text:p>13.1098</text:p>
          </table:table-cell>
          <table:table-cell table:style-name="ce7" office:value-type="float" office:value="0.468410014116453">
            <text:p>0.4684</text:p>
          </table:table-cell>
          <table:table-cell office:value-type="float" office:value="15.8308004052685">
            <text:p>15.8308</text:p>
          </table:table-cell>
          <table:table-cell table:style-name="ce7" office:value-type="float" office:value="0.261940195085767">
            <text:p>0.2619</text:p>
          </table:table-cell>
          <table:table-cell office:value-type="float" office:value="14.132877312492">
            <text:p>14.1329</text:p>
          </table:table-cell>
          <table:table-cell table:style-name="ce7" office:value-type="float" office:value="0.388888661091344">
            <text:p>0.3889</text:p>
          </table:table-cell>
          <table:table-cell office:value-type="float" office:value="18.2996010686967">
            <text:p>18.2996</text:p>
          </table:table-cell>
          <table:table-cell table:style-name="ce7" office:value-type="float" office:value="0.87729592992043">
            <text:p>0.8773</text:p>
          </table:table-cell>
          <table:table-cell office:value-type="float" office:value="12.9762275511263">
            <text:p>12.9762</text:p>
          </table:table-cell>
          <table:table-cell office:value-type="float" office:value="0.137126250110786">
            <text:p>0.1371</text:p>
          </table:table-cell>
          <table:table-cell office:value-type="float" office:value="11.4917431825234">
            <text:p>11.4917</text:p>
          </table:table-cell>
          <table:table-cell office:value-type="float" office:value="0.193244860869812">
            <text:p>0.1932</text:p>
          </table:table-cell>
          <table:table-cell office:value-type="float" office:value="10.2062686902295">
            <text:p>10.2063</text:p>
          </table:table-cell>
          <table:table-cell office:value-type="float" office:value="0.447193809325975">
            <text:p>0.4472</text:p>
          </table:table-cell>
          <table:table-cell office:value-type="float" office:value="9.93384062146107">
            <text:p>9.9338</text:p>
          </table:table-cell>
          <table:table-cell office:value-type="float" office:value="0.440576974793389">
            <text:p>0.4406</text:p>
          </table:table-cell>
        </table:table-row>
        <table:table-row table:style-name="ro3">
          <table:table-cell/>
          <table:table-cell table:style-name="Default" table:number-columns-repeated="16"/>
        </table:table-row>
        <table:table-row table:style-name="ro3">
          <table:table-cell/>
          <table:table-cell table:formula="oooc:=[.B5]/100" office:value-type="float" office:value="0.172711571675302">
            <text:p>0.1727</text:p>
          </table:table-cell>
          <table:table-cell table:formula="oooc:=[.C5]/100" office:value-type="float" office:value="0.00109627641261197">
            <text:p>0.0011</text:p>
          </table:table-cell>
          <table:table-cell table:formula="oooc:=[.D5]/100" office:value-type="float" office:value="0.144615251124384">
            <text:p>0.1446</text:p>
          </table:table-cell>
          <table:table-cell table:formula="oooc:=[.E5]/100" office:value-type="float" office:value="0.00069756437204583">
            <text:p>0.0007</text:p>
          </table:table-cell>
          <table:table-cell table:formula="oooc:=[.F5]/100" office:value-type="float" office:value="0.123808344682432">
            <text:p>0.1238</text:p>
          </table:table-cell>
          <table:table-cell table:formula="oooc:=[.G5]/100" office:value-type="float" office:value="0.000660143493216203">
            <text:p>0.0007</text:p>
          </table:table-cell>
          <table:table-cell table:formula="oooc:=[.H5]/100" office:value-type="float" office:value="0.114492454947219">
            <text:p>0.1145</text:p>
          </table:table-cell>
          <table:table-cell table:formula="oooc:=[.I5]/100" office:value-type="float" office:value="0.00148460119640339">
            <text:p>0.0015</text:p>
          </table:table-cell>
          <table:table-cell table:style-name="ce12" table:formula="oooc:=[.J5]/100" office:value-type="float" office:value="0.119678782148713">
            <text:p>0.1197</text:p>
          </table:table-cell>
          <table:table-cell table:style-name="ce12" table:formula="oooc:=[.K5]/100" office:value-type="float" office:value="0.00150144652054224">
            <text:p>0.0015</text:p>
          </table:table-cell>
          <table:table-cell table:formula="oooc:=[.L5]/100" office:value-type="float" office:value="0.0986660352040414">
            <text:p>0.0987</text:p>
          </table:table-cell>
          <table:table-cell table:style-name="ce12" table:formula="oooc:=[.M5]/100" office:value-type="float" office:value="0.000848401692625796">
            <text:p>0.0008</text:p>
          </table:table-cell>
          <table:table-cell table:formula="oooc:=[.N5]/100" office:value-type="float" office:value="0.0826480433075747">
            <text:p>0.0826</text:p>
          </table:table-cell>
          <table:table-cell table:style-name="ce12" table:formula="oooc:=[.O5]/100" office:value-type="float" office:value="0.00125904739047059">
            <text:p>0.0013</text:p>
          </table:table-cell>
          <table:table-cell table:formula="oooc:=[.P5]/100" office:value-type="float" office:value="0.0768527271190218">
            <text:p>0.0769</text:p>
          </table:table-cell>
          <table:table-cell table:style-name="ce12" table:formula="oooc:=[.Q5]/100" office:value-type="float" office:value="0.00147681669009196">
            <text:p>0.0015</text:p>
          </table:table-cell>
        </table:table-row>
        <table:table-row table:style-name="ro3">
          <table:table-cell/>
          <table:table-cell table:formula="oooc:=[.B6]/100" office:value-type="float" office:value="0.171954260166796">
            <text:p>0.1720</text:p>
          </table:table-cell>
          <table:table-cell table:formula="oooc:=[.C6]/100" office:value-type="float" office:value="0.000894740657948435">
            <text:p>0.0009</text:p>
          </table:table-cell>
          <table:table-cell table:formula="oooc:=[.D6]/100" office:value-type="float" office:value="0.143502905933845">
            <text:p>0.1435</text:p>
          </table:table-cell>
          <table:table-cell table:formula="oooc:=[.E6]/100" office:value-type="float" office:value="0.00171211055239169">
            <text:p>0.0017</text:p>
          </table:table-cell>
          <table:table-cell table:formula="oooc:=[.F6]/100" office:value-type="float" office:value="0.122915053406591">
            <text:p>0.1229</text:p>
          </table:table-cell>
          <table:table-cell table:formula="oooc:=[.G6]/100" office:value-type="float" office:value="0.00102184481742199">
            <text:p>0.0010</text:p>
          </table:table-cell>
          <table:table-cell table:formula="oooc:=[.H6]/100" office:value-type="float" office:value="0.115602927066113">
            <text:p>0.1156</text:p>
          </table:table-cell>
          <table:table-cell table:formula="oooc:=[.I6]/100" office:value-type="float" office:value="0.0021530808527899">
            <text:p>0.0022</text:p>
          </table:table-cell>
          <table:table-cell table:style-name="ce12" table:formula="oooc:=[.J6]/100" office:value-type="float" office:value="0.119472885628607">
            <text:p>0.1195</text:p>
          </table:table-cell>
          <table:table-cell table:style-name="ce12" table:formula="oooc:=[.K6]/100" office:value-type="float" office:value="0.00164422646292459">
            <text:p>0.0016</text:p>
          </table:table-cell>
          <table:table-cell table:formula="oooc:=[.L6]/100" office:value-type="float" office:value="0.097400383757512">
            <text:p>0.0974</text:p>
          </table:table-cell>
          <table:table-cell table:style-name="ce12" table:formula="oooc:=[.M6]/100" office:value-type="float" office:value="0.00110647864821043">
            <text:p>0.0011</text:p>
          </table:table-cell>
          <table:table-cell table:formula="oooc:=[.N6]/100" office:value-type="float" office:value="0.082914614529957">
            <text:p>0.0829</text:p>
          </table:table-cell>
          <table:table-cell table:style-name="ce12" table:formula="oooc:=[.O6]/100" office:value-type="float" office:value="0.00290407416492092">
            <text:p>0.0029</text:p>
          </table:table-cell>
          <table:table-cell table:formula="oooc:=[.P6]/100" office:value-type="float" office:value="0.0764268900369906">
            <text:p>0.0764</text:p>
          </table:table-cell>
          <table:table-cell table:style-name="ce12" table:formula="oooc:=[.Q6]/100" office:value-type="float" office:value="0.00214010576935714">
            <text:p>0.0021</text:p>
          </table:table-cell>
        </table:table-row>
        <table:table-row table:style-name="ro3">
          <table:table-cell/>
          <table:table-cell table:formula="oooc:=[.B7]/100" office:value-type="float" office:value="0.172324659658797">
            <text:p>0.1723</text:p>
          </table:table-cell>
          <table:table-cell table:formula="oooc:=[.C7]/100" office:value-type="float" office:value="0.00079745552039749">
            <text:p>0.0008</text:p>
          </table:table-cell>
          <table:table-cell table:formula="oooc:=[.D7]/100" office:value-type="float" office:value="0.144879243150834">
            <text:p>0.1449</text:p>
          </table:table-cell>
          <table:table-cell table:formula="oooc:=[.E7]/100" office:value-type="float" office:value="0.00218291243679042">
            <text:p>0.0022</text:p>
          </table:table-cell>
          <table:table-cell table:formula="oooc:=[.F7]/100" office:value-type="float" office:value="0.127954141235781">
            <text:p>0.1280</text:p>
          </table:table-cell>
          <table:table-cell table:formula="oooc:=[.G7]/100" office:value-type="float" office:value="0.00399203181753421">
            <text:p>0.0040</text:p>
          </table:table-cell>
          <table:table-cell table:formula="oooc:=[.H7]/100" office:value-type="float" office:value="0.121616033857904">
            <text:p>0.1216</text:p>
          </table:table-cell>
          <table:table-cell table:formula="oooc:=[.I7]/100" office:value-type="float" office:value="0.00225510693513339">
            <text:p>0.0023</text:p>
          </table:table-cell>
          <table:table-cell table:style-name="ce12" table:formula="oooc:=[.J7]/100" office:value-type="float" office:value="0.122768679254549">
            <text:p>0.1228</text:p>
          </table:table-cell>
          <table:table-cell table:style-name="ce12" table:formula="oooc:=[.K7]/100" office:value-type="float" office:value="0.00131913217717145">
            <text:p>0.0013</text:p>
          </table:table-cell>
          <table:table-cell table:formula="oooc:=[.L7]/100" office:value-type="float" office:value="0.101865150913221">
            <text:p>0.1019</text:p>
          </table:table-cell>
          <table:table-cell table:style-name="ce12" table:formula="oooc:=[.M7]/100" office:value-type="float" office:value="0.00220142351732567">
            <text:p>0.0022</text:p>
          </table:table-cell>
          <table:table-cell table:formula="oooc:=[.N7]/100" office:value-type="float" office:value="0.0877077577511731">
            <text:p>0.0877</text:p>
          </table:table-cell>
          <table:table-cell table:style-name="ce12" table:formula="oooc:=[.O7]/100" office:value-type="float" office:value="0.00439858995982803">
            <text:p>0.0044</text:p>
          </table:table-cell>
          <table:table-cell table:formula="oooc:=[.P7]/100" office:value-type="float" office:value="0.0813014739957235">
            <text:p>0.0813</text:p>
          </table:table-cell>
          <table:table-cell table:style-name="ce12" table:formula="oooc:=[.Q7]/100" office:value-type="float" office:value="0.00247866447981296">
            <text:p>0.0025</text:p>
          </table:table-cell>
        </table:table-row>
        <table:table-row table:style-name="ro3">
          <table:table-cell/>
          <table:table-cell table:formula="oooc:=[.B8]/100" office:value-type="float" office:value="0.174687745654642">
            <text:p>0.1747</text:p>
          </table:table-cell>
          <table:table-cell table:formula="oooc:=[.C8]/100" office:value-type="float" office:value="0.00253318313325676">
            <text:p>0.0025</text:p>
          </table:table-cell>
          <table:table-cell table:formula="oooc:=[.D8]/100" office:value-type="float" office:value="0.150093808630394">
            <text:p>0.1501</text:p>
          </table:table-cell>
          <table:table-cell table:formula="oooc:=[.E8]/100" office:value-type="float" office:value="0.00323663647595484">
            <text:p>0.0032</text:p>
          </table:table-cell>
          <table:table-cell table:formula="oooc:=[.F8]/100" office:value-type="float" office:value="0.131485523443869">
            <text:p>0.1315</text:p>
          </table:table-cell>
          <table:table-cell table:formula="oooc:=[.G8]/100" office:value-type="float" office:value="0.00213505932231829">
            <text:p>0.0021</text:p>
          </table:table-cell>
          <table:table-cell table:formula="oooc:=[.H8]/100" office:value-type="float" office:value="0.12203902808118">
            <text:p>0.1220</text:p>
          </table:table-cell>
          <table:table-cell table:formula="oooc:=[.I8]/100" office:value-type="float" office:value="0.00424279523731196">
            <text:p>0.0042</text:p>
          </table:table-cell>
          <table:table-cell table:style-name="ce12" table:formula="oooc:=[.J8]/100" office:value-type="float" office:value="0.122387036765066">
            <text:p>0.1224</text:p>
          </table:table-cell>
          <table:table-cell table:style-name="ce12" table:formula="oooc:=[.K8]/100" office:value-type="float" office:value="0.00108523560594224">
            <text:p>0.0011</text:p>
          </table:table-cell>
          <table:table-cell table:formula="oooc:=[.L8]/100" office:value-type="float" office:value="0.105201144588453">
            <text:p>0.1052</text:p>
          </table:table-cell>
          <table:table-cell table:style-name="ce12" table:formula="oooc:=[.M8]/100" office:value-type="float" office:value="0.00379136226345197">
            <text:p>0.0038</text:p>
          </table:table-cell>
          <table:table-cell table:formula="oooc:=[.N8]/100" office:value-type="float" office:value="0.09081414884439">
            <text:p>0.0908</text:p>
          </table:table-cell>
          <table:table-cell table:style-name="ce12" table:formula="oooc:=[.O8]/100" office:value-type="float" office:value="0.00120195879587998">
            <text:p>0.0012</text:p>
          </table:table-cell>
          <table:table-cell table:formula="oooc:=[.P8]/100" office:value-type="float" office:value="0.0830978893136114">
            <text:p>0.0831</text:p>
          </table:table-cell>
          <table:table-cell table:style-name="ce12" table:formula="oooc:=[.Q8]/100" office:value-type="float" office:value="0.00291863518418151">
            <text:p>0.0029</text:p>
          </table:table-cell>
        </table:table-row>
        <table:table-row table:style-name="ro3">
          <table:table-cell/>
          <table:table-cell table:formula="oooc:=[.B9]/100" office:value-type="float" office:value="0.176584849019954">
            <text:p>0.1766</text:p>
          </table:table-cell>
          <table:table-cell table:formula="oooc:=[.C9]/100" office:value-type="float" office:value="0.00178289494239357">
            <text:p>0.0018</text:p>
          </table:table-cell>
          <table:table-cell table:formula="oooc:=[.D9]/100" office:value-type="float" office:value="0.149925037481259">
            <text:p>0.1499</text:p>
          </table:table-cell>
          <table:table-cell table:formula="oooc:=[.E9]/100" office:value-type="float" office:value="0.00476259247074383">
            <text:p>0.0048</text:p>
          </table:table-cell>
          <table:table-cell table:formula="oooc:=[.F9]/100" office:value-type="float" office:value="0.133303117959929">
            <text:p>0.1333</text:p>
          </table:table-cell>
          <table:table-cell table:formula="oooc:=[.G9]/100" office:value-type="float" office:value="0.00104724001861621">
            <text:p>0.0010</text:p>
          </table:table-cell>
          <table:table-cell table:formula="oooc:=[.H9]/100" office:value-type="float" office:value="0.123808344682432">
            <text:p>0.1238</text:p>
          </table:table-cell>
          <table:table-cell table:formula="oooc:=[.I9]/100" office:value-type="float" office:value="0.00196689731317346">
            <text:p>0.0020</text:p>
          </table:table-cell>
          <table:table-cell table:style-name="ce12" table:formula="oooc:=[.J9]/100" office:value-type="float" office:value="0.126726650614624">
            <text:p>0.1267</text:p>
          </table:table-cell>
          <table:table-cell table:style-name="ce12" table:formula="oooc:=[.K9]/100" office:value-type="float" office:value="0.0031378347829748">
            <text:p>0.0031</text:p>
          </table:table-cell>
          <table:table-cell table:formula="oooc:=[.L9]/100" office:value-type="float" office:value="0.10579995344802">
            <text:p>0.1058</text:p>
          </table:table-cell>
          <table:table-cell table:style-name="ce12" table:formula="oooc:=[.M9]/100" office:value-type="float" office:value="0.00284603448004335">
            <text:p>0.0028</text:p>
          </table:table-cell>
          <table:table-cell table:formula="oooc:=[.N9]/100" office:value-type="float" office:value="0.0921692965639286">
            <text:p>0.0922</text:p>
          </table:table-cell>
          <table:table-cell table:style-name="ce12" table:formula="oooc:=[.O9]/100" office:value-type="float" office:value="0.00242656920229386">
            <text:p>0.0024</text:p>
          </table:table-cell>
          <table:table-cell table:formula="oooc:=[.P9]/100" office:value-type="float" office:value="0.0869875346862795">
            <text:p>0.0870</text:p>
          </table:table-cell>
          <table:table-cell table:style-name="ce12" table:formula="oooc:=[.Q9]/100" office:value-type="float" office:value="0.00299858788449868">
            <text:p>0.0030</text:p>
          </table:table-cell>
        </table:table-row>
        <table:table-row table:style-name="ro3">
          <table:table-cell/>
          <table:table-cell table:formula="oooc:=[.B10]/100" office:value-type="float" office:value="0.177465438605831">
            <text:p>0.1775</text:p>
          </table:table-cell>
          <table:table-cell table:formula="oooc:=[.C10]/100" office:value-type="float" office:value="0.0034729174718281">
            <text:p>0.0035</text:p>
          </table:table-cell>
          <table:table-cell table:formula="oooc:=[.D10]/100" office:value-type="float" office:value="0.150870522917232">
            <text:p>0.1509</text:p>
          </table:table-cell>
          <table:table-cell table:formula="oooc:=[.E10]/100" office:value-type="float" office:value="0.00279974799686104">
            <text:p>0.0028</text:p>
          </table:table-cell>
          <table:table-cell table:formula="oooc:=[.F10]/100" office:value-type="float" office:value="0.135560134475653">
            <text:p>0.1356</text:p>
          </table:table-cell>
          <table:table-cell table:formula="oooc:=[.G10]/100" office:value-type="float" office:value="0.00385534071084096">
            <text:p>0.0039</text:p>
          </table:table-cell>
          <table:table-cell table:formula="oooc:=[.H10]/100" office:value-type="float" office:value="0.131887842578671">
            <text:p>0.1319</text:p>
          </table:table-cell>
          <table:table-cell table:formula="oooc:=[.I10]/100" office:value-type="float" office:value="0.00198098876234795">
            <text:p>0.0020</text:p>
          </table:table-cell>
          <table:table-cell table:style-name="ce12" table:formula="oooc:=[.J10]/100" office:value-type="float" office:value="0.128126281262813">
            <text:p>0.1281</text:p>
          </table:table-cell>
          <table:table-cell table:style-name="ce12" table:formula="oooc:=[.K10]/100" office:value-type="float" office:value="0.00192679094653734">
            <text:p>0.0019</text:p>
          </table:table-cell>
          <table:table-cell table:formula="oooc:=[.L10]/100" office:value-type="float" office:value="0.108817480440058">
            <text:p>0.1088</text:p>
          </table:table-cell>
          <table:table-cell table:style-name="ce12" table:formula="oooc:=[.M10]/100" office:value-type="float" office:value="0.0018605975442184">
            <text:p>0.0019</text:p>
          </table:table-cell>
          <table:table-cell table:formula="oooc:=[.N10]/100" office:value-type="float" office:value="0.0966930961129375">
            <text:p>0.0967</text:p>
          </table:table-cell>
          <table:table-cell table:style-name="ce12" table:formula="oooc:=[.O10]/100" office:value-type="float" office:value="0.00393454176685156">
            <text:p>0.0039</text:p>
          </table:table-cell>
          <table:table-cell table:formula="oooc:=[.P10]/100" office:value-type="float" office:value="0.0917717453150524">
            <text:p>0.0918</text:p>
          </table:table-cell>
          <table:table-cell table:style-name="ce12" table:formula="oooc:=[.Q10]/100" office:value-type="float" office:value="0.00456601278503125">
            <text:p>0.0046</text:p>
          </table:table-cell>
        </table:table-row>
        <table:table-row table:style-name="ro3">
          <table:table-cell/>
          <table:table-cell table:formula="oooc:=[.B11]/100" office:value-type="float" office:value="0.181748786826848">
            <text:p>0.1817</text:p>
          </table:table-cell>
          <table:table-cell table:formula="oooc:=[.C11]/100" office:value-type="float" office:value="0.00193800803178797">
            <text:p>0.0019</text:p>
          </table:table-cell>
          <table:table-cell table:formula="oooc:=[.D11]/100" office:value-type="float" office:value="0.159068494893901">
            <text:p>0.1591</text:p>
          </table:table-cell>
          <table:table-cell table:formula="oooc:=[.E11]/100" office:value-type="float" office:value="0.00369008738757834">
            <text:p>0.0037</text:p>
          </table:table-cell>
          <table:table-cell table:formula="oooc:=[.F11]/100" office:value-type="float" office:value="0.139113015413722">
            <text:p>0.1391</text:p>
          </table:table-cell>
          <table:table-cell table:formula="oooc:=[.G11]/100" office:value-type="float" office:value="0.00403771063854637">
            <text:p>0.0040</text:p>
          </table:table-cell>
          <table:table-cell table:formula="oooc:=[.H11]/100" office:value-type="float" office:value="0.135339974014725">
            <text:p>0.1353</text:p>
          </table:table-cell>
          <table:table-cell table:formula="oooc:=[.I11]/100" office:value-type="float" office:value="0.00264262519593166">
            <text:p>0.0026</text:p>
          </table:table-cell>
          <table:table-cell table:style-name="ce12" table:formula="oooc:=[.J11]/100" office:value-type="float" office:value="0.129379495937484">
            <text:p>0.1294</text:p>
          </table:table-cell>
          <table:table-cell table:style-name="ce12" table:formula="oooc:=[.K11]/100" office:value-type="float" office:value="0.00263592426648224">
            <text:p>0.0026</text:p>
          </table:table-cell>
          <table:table-cell table:formula="oooc:=[.L11]/100" office:value-type="float" office:value="0.111177817801792">
            <text:p>0.1112</text:p>
          </table:table-cell>
          <table:table-cell table:style-name="ce12" table:formula="oooc:=[.M11]/100" office:value-type="float" office:value="0.00354939775808297">
            <text:p>0.0035</text:p>
          </table:table-cell>
          <table:table-cell table:formula="oooc:=[.N11]/100" office:value-type="float" office:value="0.100524739138302">
            <text:p>0.1005</text:p>
          </table:table-cell>
          <table:table-cell table:style-name="ce12" table:formula="oooc:=[.O11]/100" office:value-type="float" office:value="0.00360438037184544">
            <text:p>0.0036</text:p>
          </table:table-cell>
          <table:table-cell table:formula="oooc:=[.P11]/100" office:value-type="float" office:value="0.0930847350343017">
            <text:p>0.0931</text:p>
          </table:table-cell>
          <table:table-cell table:style-name="ce12" table:formula="oooc:=[.Q11]/100" office:value-type="float" office:value="0.00457614630767518">
            <text:p>0.0046</text:p>
          </table:table-cell>
        </table:table-row>
        <table:table-row table:style-name="ro3">
          <table:table-cell/>
          <table:table-cell table:formula="oooc:=[.H12]/100" office:value-type="float" office:value="0.182996010686967">
            <text:p>0.1830</text:p>
          </table:table-cell>
          <table:table-cell table:formula="oooc:=[.I12]/100" office:value-type="float" office:value="0.0087729592992043">
            <text:p>0.0088</text:p>
          </table:table-cell>
          <table:table-cell table:formula="oooc:=[.D12]/100" office:value-type="float" office:value="0.158308004052685">
            <text:p>0.1583</text:p>
          </table:table-cell>
          <table:table-cell table:formula="oooc:=[.E12]/100" office:value-type="float" office:value="0.00261940195085767">
            <text:p>0.0026</text:p>
          </table:table-cell>
          <table:table-cell table:formula="oooc:=[.F12]/100" office:value-type="float" office:value="0.14132877312492">
            <text:p>0.1413</text:p>
          </table:table-cell>
          <table:table-cell table:formula="oooc:=[.G12]/100" office:value-type="float" office:value="0.00388888661091344">
            <text:p>0.0039</text:p>
          </table:table-cell>
          <table:table-cell table:formula="oooc:=[.B12]/100" office:value-type="float" office:value="0.131097680882025">
            <text:p>0.1311</text:p>
          </table:table-cell>
          <table:table-cell table:formula="oooc:=[.C12]/100" office:value-type="float" office:value="0.00468410014116453">
            <text:p>0.0047</text:p>
          </table:table-cell>
          <table:table-cell table:style-name="ce12" table:formula="oooc:=[.J12]/100" office:value-type="float" office:value="0.129762275511263">
            <text:p>0.1298</text:p>
          </table:table-cell>
          <table:table-cell table:style-name="ce12" table:formula="oooc:=[.K12]/100" office:value-type="float" office:value="0.00137126250110786">
            <text:p>0.0014</text:p>
          </table:table-cell>
          <table:table-cell table:formula="oooc:=[.L12]/100" office:value-type="float" office:value="0.114917431825234">
            <text:p>0.1149</text:p>
          </table:table-cell>
          <table:table-cell table:style-name="ce12" table:formula="oooc:=[.M12]/100" office:value-type="float" office:value="0.00193244860869812">
            <text:p>0.0019</text:p>
          </table:table-cell>
          <table:table-cell table:formula="oooc:=[.N12]/100" office:value-type="float" office:value="0.102062686902295">
            <text:p>0.1021</text:p>
          </table:table-cell>
          <table:table-cell table:style-name="ce12" table:formula="oooc:=[.O12]/100" office:value-type="float" office:value="0.00447193809325975">
            <text:p>0.0045</text:p>
          </table:table-cell>
          <table:table-cell table:formula="oooc:=[.P12]/100" office:value-type="float" office:value="0.0993384062146107">
            <text:p>0.0993</text:p>
          </table:table-cell>
          <table:table-cell table:style-name="ce12" table:formula="oooc:=[.Q12]/100" office:value-type="float" office:value="0.00440576974793389">
            <text:p>0.0044</text:p>
          </table:table-cell>
        </table:table-row>
        <table:table-row table:style-name="ro3">
          <table:table-cell table:number-columns-repeated="7"/>
          <table:table-cell table:style-name="Default" table:number-columns-repeated="10"/>
        </table:table-row>
        <table:table-row table:style-name="ro3">
          <table:table-cell/>
          <table:table-cell office:value-type="string">
            <text:p>=</text:p>
          </table:table-cell>
          <table:table-cell table:number-columns-repeated="7"/>
          <table:table-cell table:style-name="Default" table:number-columns-repeated="8"/>
        </table:table-row>
      </table:table>
      <table:table table:name="angolo sbagliato" table:style-name="ta1" table:print="false">
        <office:forms form:automatic-focus="false" form:apply-design-mode="false"/>
        <table:table-column table:style-name="co2" table:default-cell-style-name="ce4"/>
        <table:table-column table:style-name="co2" table:number-columns-repeated="18" table:default-cell-style-name="Default"/>
        <table:table-row table:style-name="ro3">
          <table:table-cell table:style-name="Default"/>
          <table:table-cell/>
          <table:table-cell office:value-type="string">
            <text:p>a</text:p>
          </table:table-cell>
          <table:table-cell office:value-type="string">
            <text:p>sigma a</text:p>
          </table:table-cell>
          <table:table-cell office:value-type="string">
            <text:p>b</text:p>
          </table:table-cell>
          <table:table-cell office:value-type="string">
            <text:p>sigma <text:s/>b</text:p>
          </table:table-cell>
          <table:table-cell table:style-name="ce4" office:value-type="string">
            <text:p>vmedia</text:p>
          </table:table-cell>
          <table:table-cell office:value-type="string">
            <text:p>sigma v</text:p>
          </table:table-cell>
          <table:table-cell office:value-type="string">
            <text:p>alpha</text:p>
          </table:table-cell>
          <table:table-cell office:value-type="string">
            <text:p>sigma alpha</text:p>
          </table:table-cell>
          <table:table-cell table:number-columns-repeated="9"/>
        </table:table-row>
        <table:table-row table:style-name="ro3">
          <table:table-cell table:style-name="Default"/>
          <table:table-cell office:value-type="string">
            <text:p>n</text:p>
          </table:table-cell>
          <table:table-cell table:style-name="ce18" office:value-type="float" office:value="0.000164405">
            <text:p>1.64E-04</text:p>
          </table:table-cell>
          <table:table-cell table:style-name="ce18" office:value-type="float" office:value="0.00002188">
            <text:p>2.19E-05</text:p>
          </table:table-cell>
          <table:table-cell table:style-name="ce17" office:value-type="float" office:value="0.162338">
            <text:p>1.6234E-01</text:p>
          </table:table-cell>
          <table:table-cell table:style-name="ce18" office:value-type="float" office:value="0.001926">
            <text:p>1.93E-03</text:p>
          </table:table-cell>
          <table:table-cell table:style-name="ce18" office:value-type="float" office:value="0.177853791181134">
            <text:p>1.78E-01</text:p>
          </table:table-cell>
          <table:table-cell table:style-name="ce18" office:value-type="float" office:value="0.000013369350729758">
            <text:p>1.34E-05</text:p>
          </table:table-cell>
          <table:table-cell table:style-name="ce18" table:formula="oooc:=([.C2]+[.$B$12]*[.G2])/9.806" office:value-type="float" office:value="0.000179946518382283">
            <text:p>1.80E-04</text:p>
          </table:table-cell>
          <table:table-cell table:style-name="ce18" table:formula="oooc:=1/9.806*SQRT(((1+[.$B$12]*[.G2])*[.D2])^2+(([.C2]+[.G2])*[.$C$12])^2+(([.C2]+[.$B$12])*[.D2])^2)" office:value-type="float" office:value="0.00000228424894666839">
            <text:p>2.28E-06</text:p>
          </table:table-cell>
          <table:table-cell table:number-columns-repeated="9"/>
        </table:table-row>
        <table:table-row table:style-name="ro3">
          <table:table-cell table:style-name="Default"/>
          <table:table-cell office:value-type="string">
            <text:p>s</text:p>
          </table:table-cell>
          <table:table-cell table:style-name="ce18" office:value-type="float" office:value="0.000146571">
            <text:p>1.47E-04</text:p>
          </table:table-cell>
          <table:table-cell table:style-name="ce18" office:value-type="float" office:value="0.00005621">
            <text:p>5.62E-05</text:p>
          </table:table-cell>
          <table:table-cell table:style-name="ce17" office:value-type="float" office:value="0.135831">
            <text:p>1.3583E-01</text:p>
          </table:table-cell>
          <table:table-cell table:style-name="ce18" office:value-type="float" office:value="0.003884">
            <text:p>3.88E-03</text:p>
          </table:table-cell>
          <table:table-cell table:style-name="ce18" office:value-type="float" office:value="0.151461627588534">
            <text:p>1.51E-01</text:p>
          </table:table-cell>
          <table:table-cell table:style-name="ce18" office:value-type="float" office:value="0.00000134124983230753">
            <text:p>1.34E-06</text:p>
          </table:table-cell>
          <table:table-cell table:style-name="ce18" table:formula="oooc:=([.C3]+[.$B$12]*[.G3])/9.806" office:value-type="float" office:value="0.0001539130393039">
            <text:p>1.54E-04</text:p>
          </table:table-cell>
          <table:table-cell table:style-name="ce18" table:formula="oooc:=1/9.806*SQRT(((1+[.$B$12]*[.G3])*[.D3])^2+(([.C3]+[.G3])*[.$C$12])^2+(([.C3]+[.$B$12])*[.D3])^2)" office:value-type="float" office:value="0.00000575431308241945">
            <text:p>5.75E-06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scarico</text:p>
          </table:table-cell>
          <table:table-cell office:value-type="string">
            <text:p>g</text:p>
          </table:table-cell>
          <table:table-cell table:style-name="ce18" office:value-type="float" office:value="0.000271548">
            <text:p>2.72E-04</text:p>
          </table:table-cell>
          <table:table-cell table:style-name="ce18" office:value-type="float" office:value="0.00001795">
            <text:p>1.80E-05</text:p>
          </table:table-cell>
          <table:table-cell table:style-name="ce17" office:value-type="float" office:value="0.108856">
            <text:p>1.0886E-01</text:p>
          </table:table-cell>
          <table:table-cell table:style-name="ce18" office:value-type="float" office:value="0.00158">
            <text:p>1.58E-03</text:p>
          </table:table-cell>
          <table:table-cell table:style-name="ce18" office:value-type="float" office:value="0.132568558903676">
            <text:p>1.33E-01</text:p>
          </table:table-cell>
          <table:table-cell table:style-name="ce18" office:value-type="float" office:value="0.00000298293938204185">
            <text:p>2.98E-06</text:p>
          </table:table-cell>
          <table:table-cell table:style-name="ce18" table:formula="oooc:=([.C4]+[.$B$12]*[.G4])/9.806" office:value-type="float" office:value="0.000149323610489126">
            <text:p>1.49E-04</text:p>
          </table:table-cell>
          <table:table-cell table:style-name="ce18" table:formula="oooc:=1/9.806*SQRT(((1+[.$B$12]*[.G4])*[.D4])^2+(([.C4]+[.G4])*[.$C$12])^2+(([.C4]+[.$B$12])*[.D4])^2)" office:value-type="float" office:value="0.00000186631097005891">
            <text:p>1.87E-06</text:p>
          </table:table-cell>
          <table:table-cell table:number-columns-repeated="9"/>
        </table:table-row>
        <table:table-row table:style-name="ro3">
          <table:table-cell table:style-name="Default"/>
          <table:table-cell office:value-type="string">
            <text:p>sg</text:p>
          </table:table-cell>
          <table:table-cell table:style-name="ce18" office:value-type="float" office:value="0.000294524">
            <text:p>2.95E-04</text:p>
          </table:table-cell>
          <table:table-cell table:style-name="ce18" office:value-type="float" office:value="0.00004225">
            <text:p>4.23E-05</text:p>
          </table:table-cell>
          <table:table-cell table:style-name="ce17" office:value-type="float" office:value="0.0994405">
            <text:p>9.9441E-02</text:p>
          </table:table-cell>
          <table:table-cell table:style-name="ce18" office:value-type="float" office:value="0.00372">
            <text:p>3.72E-03</text:p>
          </table:table-cell>
          <table:table-cell table:style-name="ce18" office:value-type="float" office:value="0.122795067914622">
            <text:p>1.23E-01</text:p>
          </table:table-cell>
          <table:table-cell table:style-name="ce18" office:value-type="float" office:value="0.0000047170815459195">
            <text:p>4.72E-06</text:p>
          </table:table-cell>
          <table:table-cell table:style-name="ce18" table:formula="oooc:=([.C5]+[.$B$12]*[.G5])/9.806" office:value-type="float" office:value="0.000142699492762376">
            <text:p>1.43E-04</text:p>
          </table:table-cell>
          <table:table-cell table:style-name="ce18" table:formula="oooc:=1/9.806*SQRT(((1+[.$B$12]*[.G5])*[.D5])^2+(([.C5]+[.G5])*[.$C$12])^2+(([.C5]+[.$B$12])*[.D5])^2)" office:value-type="float" office:value="0.0000043258612700031">
            <text:p>4.33E-06</text:p>
          </table:table-cell>
          <table:table-cell table:number-columns-repeated="9"/>
        </table:table-row>
        <table:table-row table:style-name="ro3">
          <table:table-cell table:style-name="Default"/>
          <table:table-cell office:value-type="string">
            <text:p>n</text:p>
          </table:table-cell>
          <table:table-cell table:style-name="ce18" office:value-type="float" office:value="0.000167143">
            <text:p>1.67E-04</text:p>
          </table:table-cell>
          <table:table-cell table:style-name="ce18" office:value-type="float" office:value="0.00001689">
            <text:p>1.69E-05</text:p>
          </table:table-cell>
          <table:table-cell table:style-name="ce17" office:value-type="float" office:value="0.110593">
            <text:p>1.1059E-01</text:p>
          </table:table-cell>
          <table:table-cell table:style-name="ce18" office:value-type="float" office:value="0.001487">
            <text:p>1.49E-03</text:p>
          </table:table-cell>
          <table:table-cell table:style-name="ce18" office:value-type="float" office:value="0.124720528829988">
            <text:p>1.25E-01</text:p>
          </table:table-cell>
          <table:table-cell table:style-name="ce18" office:value-type="float" office:value="0.000000791114624031634">
            <text:p>7.91E-07</text:p>
          </table:table-cell>
          <table:table-cell table:style-name="ce18" table:formula="oooc:=([.C6]+[.$B$13]*[.G6])/9.806" office:value-type="float" office:value="0.000128410763862469">
            <text:p>1.28E-04</text:p>
          </table:table-cell>
          <table:table-cell table:style-name="ce18" table:formula="oooc:=1/9.806*SQRT(((1+[.$B$13]*[.G6])*[.D6])^2+(([.C6]+[.G6])*[.$C$13])^2+(([.C6]+[.$B$13])*[.D6])^2)" office:value-type="float" office:value="0.00000172478755045621">
            <text:p>1.72E-06</text:p>
          </table:table-cell>
          <table:table-cell table:number-columns-repeated="9"/>
        </table:table-row>
        <table:table-row table:style-name="ro3">
          <table:table-cell table:style-name="Default"/>
          <table:table-cell office:value-type="string">
            <text:p>s</text:p>
          </table:table-cell>
          <table:table-cell table:style-name="ce18" office:value-type="float" office:value="0.000225714">
            <text:p>2.26E-04</text:p>
          </table:table-cell>
          <table:table-cell table:style-name="ce18" office:value-type="float" office:value="0.00003426">
            <text:p>3.43E-05</text:p>
          </table:table-cell>
          <table:table-cell table:style-name="ce17" office:value-type="float" office:value="0.0860381">
            <text:p>8.6038E-02</text:p>
          </table:table-cell>
          <table:table-cell table:style-name="ce18" office:value-type="float" office:value="0.002635">
            <text:p>2.64E-03</text:p>
          </table:table-cell>
          <table:table-cell table:style-name="ce18" office:value-type="float" office:value="0.106791733514638">
            <text:p>1.07E-01</text:p>
          </table:table-cell>
          <table:table-cell table:style-name="ce18" office:value-type="float" office:value="0.000000899415541987503">
            <text:p>8.99E-07</text:p>
          </table:table-cell>
          <table:table-cell table:style-name="ce18" table:formula="oooc:=([.C7]+[.$B$13]*[.G7])/9.806" office:value-type="float" office:value="0.000118374711263937">
            <text:p>1.18E-04</text:p>
          </table:table-cell>
          <table:table-cell table:style-name="ce18" table:formula="oooc:=1/9.806*SQRT(((1+[.$B$13]*[.G7])*[.D7])^2+(([.C7]+[.G7])*[.$C$13])^2+(([.C7]+[.$B$13])*[.D7])^2)" office:value-type="float" office:value="0.0000034973402838594">
            <text:p>3.50E-06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carico</text:p>
          </table:table-cell>
          <table:table-cell office:value-type="string">
            <text:p>g</text:p>
          </table:table-cell>
          <table:table-cell table:style-name="ce18" office:value-type="float" office:value="0.000301071">
            <text:p>3.01E-04</text:p>
          </table:table-cell>
          <table:table-cell table:style-name="ce18" office:value-type="float" office:value="0.00001637">
            <text:p>1.64E-05</text:p>
          </table:table-cell>
          <table:table-cell table:style-name="ce17" office:value-type="float" office:value="0.0663464">
            <text:p>6.6346E-02</text:p>
          </table:table-cell>
          <table:table-cell table:style-name="ce18" office:value-type="float" office:value="0.001441">
            <text:p>1.44E-03</text:p>
          </table:table-cell>
          <table:table-cell table:style-name="ce18" office:value-type="float" office:value="0.0923553651049348">
            <text:p>9.24E-02</text:p>
          </table:table-cell>
          <table:table-cell table:style-name="ce18" office:value-type="float" office:value="0.00000452683410424422">
            <text:p>4.53E-06</text:p>
          </table:table-cell>
          <table:table-cell table:style-name="ce18" table:formula="oooc:=([.C8]+[.$B$13]*[.G8])/9.806" office:value-type="float" office:value="0.000113168935025373">
            <text:p>1.13E-04</text:p>
          </table:table-cell>
          <table:table-cell table:style-name="ce18" table:formula="oooc:=1/9.806*SQRT(((1+[.$B$13]*[.G8])*[.D8])^2+(([.C8]+[.G8])*[.$C$13])^2+(([.C8]+[.$B$13])*[.D8])^2)" office:value-type="float" office:value="0.00000167104492450351">
            <text:p>1.67E-06</text:p>
          </table:table-cell>
          <table:table-cell table:number-columns-repeated="9"/>
        </table:table-row>
        <table:table-row table:style-name="ro3">
          <table:table-cell table:style-name="Default"/>
          <table:table-cell office:value-type="string">
            <text:p>sg</text:p>
          </table:table-cell>
          <table:table-cell table:style-name="ce18" office:value-type="float" office:value="0.000328214">
            <text:p>3.28E-04</text:p>
          </table:table-cell>
          <table:table-cell table:style-name="ce18" office:value-type="float" office:value="0.00002429">
            <text:p>2.43E-05</text:p>
          </table:table-cell>
          <table:table-cell table:style-name="ce17" office:value-type="float" office:value="0.0582143">
            <text:p>5.8214E-02</text:p>
          </table:table-cell>
          <table:table-cell table:style-name="ce18" office:value-type="float" office:value="0.002138">
            <text:p>2.14E-03</text:p>
          </table:table-cell>
          <table:table-cell table:style-name="ce18" office:value-type="float" office:value="0.0880955666668163">
            <text:p>8.81E-02</text:p>
          </table:table-cell>
          <table:table-cell table:style-name="ce18" office:value-type="float" office:value="0.00000457777628530558">
            <text:p>4.58E-06</text:p>
          </table:table-cell>
          <table:table-cell table:style-name="ce18" table:formula="oooc:=([.C9]+[.$B$13]*[.G9])/9.806" office:value-type="float" office:value="0.000112133263485075">
            <text:p>1.12E-04</text:p>
          </table:table-cell>
          <table:table-cell table:style-name="ce18" table:formula="oooc:=1/9.806*SQRT(((1+[.$B$13]*[.G9])*[.D9])^2+(([.C9]+[.G9])*[.$C$13])^2+(([.C9]+[.$B$13])*[.D9])^2)" office:value-type="float" office:value="0.00000247921529624053">
            <text:p>2.48E-06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8"/>
        </table:table-row>
        <table:table-row table:style-name="ro3">
          <table:table-cell table:style-name="Default"/>
          <table:table-cell/>
          <table:table-cell office:value-type="string">
            <text:p>sigma c</text:p>
          </table:table-cell>
          <table:table-cell table:number-columns-repeated="16"/>
        </table:table-row>
        <table:table-row table:style-name="ro3">
          <table:table-cell table:style-name="Default" office:value-type="string">
            <text:p>C_s</text:p>
          </table:table-cell>
          <table:table-cell table:style-name="ce17" table:formula="oooc:=8.997*10^(-3)" office:value-type="float" office:value="0.008997">
            <text:p>8.9970E-03</text:p>
          </table:table-cell>
          <table:table-cell table:style-name="ce17" table:formula="oooc:=0.026*10^(-3)" office:value-type="float" office:value="0.000026">
            <text:p>2.6000E-05</text:p>
          </table:table-cell>
          <table:table-cell table:number-columns-repeated="16"/>
        </table:table-row>
        <table:table-row table:style-name="ro3">
          <table:table-cell table:style-name="Default" office:value-type="string">
            <text:p>C_c</text:p>
          </table:table-cell>
          <table:table-cell table:style-name="ce17" table:formula="oooc:=8.756*10^(-3)" office:value-type="float" office:value="0.008756">
            <text:p>8.7560E-03</text:p>
          </table:table-cell>
          <table:table-cell table:style-name="ce17" table:formula="oooc:=0.003*10^(-3)" office:value-type="float" office:value="0.000003">
            <text:p>3.0000E-06</text:p>
          </table:table-cell>
          <table:table-cell table:number-columns-repeated="9"/>
          <table:table-cell office:value-type="string">
            <text:p>+/-</text:p>
          </table:table-cell>
          <table:table-cell table:number-columns-repeated="5"/>
          <table:table-cell office:value-type="string">
            <text:p>(</text:p>
          </table:table-cell>
        </table:table-row>
        <table:table-row table:style-name="ro3">
          <table:table-cell table:style-name="Default"/>
          <table:table-cell table:number-columns-repeated="3"/>
          <table:table-cell office:value-type="string">
            <text:p>alpha</text:p>
          </table:table-cell>
          <table:table-cell office:value-type="string">
            <text:p>sigma alpha</text:p>
          </table:table-cell>
          <table:table-cell office:value-type="string">
            <text:p>1/sigma qu</text:p>
          </table:table-cell>
          <table:table-cell office:value-type="string">
            <text:p>da sommare</text:p>
          </table:table-cell>
          <table:table-cell table:number-columns-repeated="11"/>
        </table:table-row>
        <table:table-row table:style-name="ro3">
          <table:table-cell table:style-name="Default"/>
          <table:table-cell table:number-columns-repeated="3"/>
          <table:table-cell table:style-name="ce17" table:formula="oooc:=[.I2]" office:value-type="float" office:value="0.000179946518382283">
            <text:p>1.7995E-04</text:p>
          </table:table-cell>
          <table:table-cell table:style-name="ce17" table:formula="oooc:=[.J2]" office:value-type="float" office:value="0.00000228424894666839">
            <text:p>2.2842E-06</text:p>
          </table:table-cell>
          <table:table-cell table:style-name="ce17" table:formula="oooc:=1/([.F15]^2)" office:value-type="float" office:value="191651901870.937">
            <text:p>1.9165E+11</text:p>
          </table:table-cell>
          <table:table-cell table:style-name="ce17" table:formula="oooc:=[.E15]*[.G15]" office:value-type="float" office:value="34487092.4830181">
            <text:p>3.4487E+07</text:p>
          </table:table-cell>
          <table:table-cell table:style-name="ce17" table:number-columns-repeated="3"/>
          <table:table-cell table:number-columns-repeated="8"/>
        </table:table-row>
        <table:table-row table:style-name="ro3">
          <table:table-cell table:style-name="Default"/>
          <table:table-cell table:number-columns-repeated="3"/>
          <table:table-cell table:style-name="ce17" table:formula="oooc:=[.I3]" office:value-type="float" office:value="0.0001539130393039">
            <text:p>1.5391E-04</text:p>
          </table:table-cell>
          <table:table-cell table:style-name="ce17" table:formula="oooc:=[.J3]" office:value-type="float" office:value="0.00000575431308241945">
            <text:p>5.7543E-06</text:p>
          </table:table-cell>
          <table:table-cell table:style-name="ce17" table:formula="oooc:=1/([.F16]^2)" office:value-type="float" office:value="30200422947.1019">
            <text:p>3.0200E+10</text:p>
          </table:table-cell>
          <table:table-cell table:style-name="ce17" table:formula="oooc:=[.E16]*[.G16]" office:value-type="float" office:value="4648238.8840517">
            <text:p>4.6482E+06</text:p>
          </table:table-cell>
          <table:table-cell table:style-name="ce17" table:number-columns-repeated="3"/>
          <table:table-cell table:number-columns-repeated="8"/>
        </table:table-row>
        <table:table-row table:style-name="ro3">
          <table:table-cell table:style-name="Default"/>
          <table:table-cell table:number-columns-repeated="3"/>
          <table:table-cell table:style-name="ce17" table:formula="oooc:=[.I4]" office:value-type="float" office:value="0.000149323610489126">
            <text:p>1.4932E-04</text:p>
          </table:table-cell>
          <table:table-cell table:style-name="ce17" table:formula="oooc:=[.J4]" office:value-type="float" office:value="0.00000186631097005891">
            <text:p>1.8663E-06</text:p>
          </table:table-cell>
          <table:table-cell table:style-name="ce17" table:formula="oooc:=1/([.F17]^2)" office:value-type="float" office:value="287099200006.158">
            <text:p>2.8710E+11</text:p>
          </table:table-cell>
          <table:table-cell table:style-name="ce17" table:formula="oooc:=[.E17]*[.G17]" office:value-type="float" office:value="42870689.1134594">
            <text:p>4.2871E+07</text:p>
          </table:table-cell>
          <table:table-cell table:style-name="ce17" table:number-columns-repeated="3"/>
          <table:table-cell table:number-columns-repeated="8"/>
        </table:table-row>
        <table:table-row table:style-name="ro3">
          <table:table-cell table:style-name="Default"/>
          <table:table-cell table:number-columns-repeated="3"/>
          <table:table-cell table:style-name="ce17" table:formula="oooc:=[.I5]" office:value-type="float" office:value="0.000142699492762376">
            <text:p>1.4270E-04</text:p>
          </table:table-cell>
          <table:table-cell table:style-name="ce17" table:formula="oooc:=[.J5]" office:value-type="float" office:value="0.0000043258612700031">
            <text:p>4.3259E-06</text:p>
          </table:table-cell>
          <table:table-cell table:style-name="ce17" table:formula="oooc:=1/([.F18]^2)" office:value-type="float" office:value="53438569616.8825">
            <text:p>5.3439E+10</text:p>
          </table:table-cell>
          <table:table-cell table:style-name="ce17" table:formula="oooc:=[.E18]*[.G18]" office:value-type="float" office:value="7625656.77827602">
            <text:p>7.6257E+06</text:p>
          </table:table-cell>
          <table:table-cell table:style-name="ce17" table:number-columns-repeated="3"/>
          <table:table-cell table:number-columns-repeated="8"/>
        </table:table-row>
        <table:table-row table:style-name="ro3">
          <table:table-cell table:style-name="Default"/>
          <table:table-cell table:number-columns-repeated="3"/>
          <table:table-cell table:style-name="ce17" table:formula="oooc:=[.I6]" office:value-type="float" office:value="0.000128410763862469">
            <text:p>1.2841E-04</text:p>
          </table:table-cell>
          <table:table-cell table:style-name="ce17" table:formula="oooc:=[.J6]" office:value-type="float" office:value="0.00000172478755045621">
            <text:p>1.7248E-06</text:p>
          </table:table-cell>
          <table:table-cell table:style-name="ce17" table:formula="oooc:=1/([.F19]^2)" office:value-type="float" office:value="336146646107.505">
            <text:p>3.3615E+11</text:p>
          </table:table-cell>
          <table:table-cell table:style-name="ce17" table:formula="oooc:=[.E19]*[.G19]" office:value-type="float" office:value="43164847.5964719">
            <text:p>4.3165E+07</text:p>
          </table:table-cell>
          <table:table-cell table:style-name="ce17" table:number-columns-repeated="3"/>
          <table:table-cell table:number-columns-repeated="8"/>
        </table:table-row>
        <table:table-row table:style-name="ro3">
          <table:table-cell table:style-name="Default"/>
          <table:table-cell table:number-columns-repeated="3"/>
          <table:table-cell table:style-name="ce17" table:formula="oooc:=[.I7]" office:value-type="float" office:value="0.000118374711263937">
            <text:p>1.1837E-04</text:p>
          </table:table-cell>
          <table:table-cell table:style-name="ce17" table:formula="oooc:=[.J7]" office:value-type="float" office:value="0.0000034973402838594">
            <text:p>3.4973E-06</text:p>
          </table:table-cell>
          <table:table-cell table:style-name="ce17" table:formula="oooc:=1/([.F20]^2)" office:value-type="float" office:value="81756863018.9249">
            <text:p>8.1757E+10</text:p>
          </table:table-cell>
          <table:table-cell table:style-name="ce17" table:formula="oooc:=[.E20]*[.G20]" office:value-type="float" office:value="9677945.05371049">
            <text:p>9.6779E+06</text:p>
          </table:table-cell>
          <table:table-cell table:style-name="ce17" table:number-columns-repeated="3"/>
          <table:table-cell table:number-columns-repeated="8"/>
        </table:table-row>
        <table:table-row table:style-name="ro3">
          <table:table-cell table:style-name="Default"/>
          <table:table-cell table:number-columns-repeated="3"/>
          <table:table-cell table:style-name="ce17" table:formula="oooc:=[.I8]" office:value-type="float" office:value="0.000113168935025373">
            <text:p>1.1317E-04</text:p>
          </table:table-cell>
          <table:table-cell table:style-name="ce17" table:formula="oooc:=[.J8]" office:value-type="float" office:value="0.00000167104492450351">
            <text:p>1.6710E-06</text:p>
          </table:table-cell>
          <table:table-cell table:style-name="ce17" table:formula="oooc:=1/([.F21]^2)" office:value-type="float" office:value="358116019557.431">
            <text:p>3.5812E+11</text:p>
          </table:table-cell>
          <table:table-cell table:style-name="ce17" table:formula="oooc:=[.E21]*[.G21]" office:value-type="float" office:value="40527608.5488402">
            <text:p>4.0528E+07</text:p>
          </table:table-cell>
          <table:table-cell table:style-name="ce17" table:number-columns-repeated="3"/>
          <table:table-cell table:number-columns-repeated="8"/>
        </table:table-row>
        <table:table-row table:style-name="ro3">
          <table:table-cell table:style-name="Default"/>
          <table:table-cell table:number-columns-repeated="3"/>
          <table:table-cell table:style-name="ce17" table:formula="oooc:=[.I9]" office:value-type="float" office:value="0.000112133263485075">
            <text:p>1.1213E-04</text:p>
          </table:table-cell>
          <table:table-cell table:style-name="ce17" table:formula="oooc:=[.J9]" office:value-type="float" office:value="0.00000247921529624053">
            <text:p>2.4792E-06</text:p>
          </table:table-cell>
          <table:table-cell table:style-name="ce17" table:formula="oooc:=1/([.F22]^2)" office:value-type="float" office:value="162693991625.006">
            <text:p>1.6269E+11</text:p>
          </table:table-cell>
          <table:table-cell table:style-name="ce17" table:formula="oooc:=[.E22]*[.G22]" office:value-type="float" office:value="18243408.2303253">
            <text:p>1.8243E+07</text:p>
          </table:table-cell>
          <table:table-cell table:style-name="ce17" table:number-columns-repeated="3"/>
          <table:table-cell table:number-columns-repeated="8"/>
        </table:table-row>
        <table:table-row table:style-name="ro3">
          <table:table-cell table:style-name="Default"/>
          <table:table-cell table:number-columns-repeated="3"/>
          <table:table-cell office:value-type="string">
            <text:p>alpha medio</text:p>
          </table:table-cell>
          <table:table-cell office:value-type="string">
            <text:p>err medio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table:style-name="ce17" table:formula="oooc:=[.H24]/[.G24]" office:value-type="float" office:value="0.000134065020369481">
            <text:p>1.3407E-04</text:p>
          </table:table-cell>
          <table:table-cell table:style-name="ce17" table:formula="oooc:=1/[.G24]" office:value-type="float" office:value="0.000000000000666176531835599">
            <text:p>6.6618E-13</text:p>
          </table:table-cell>
          <table:table-cell table:formula="oooc:=SUM([.G15:.G22])" office:value-type="float" office:value="1501103614749.95">
            <text:p>1.50E+012</text:p>
          </table:table-cell>
          <table:table-cell table:formula="oooc:=SUM([.H15:.H22])" office:value-type="float" office:value="201245486.688153">
            <text:p>2.01E+008</text:p>
          </table:table-cell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in secondi</text:p>
          </table:table-cell>
          <table:table-cell table:number-columns-repeated="14"/>
        </table:table-row>
        <table:table-row table:style-name="ro3">
          <table:table-cell table:number-columns-repeated="4"/>
          <table:table-cell table:style-name="ce19" table:formula="oooc:=[.E24]*180/PI()*3600" office:value-type="float" office:value="27.652895451024">
            <text:p>28</text:p>
          </table:table-cell>
          <table:table-cell table:style-name="ce20" table:formula="oooc:=[.F24]*180/PI()*3600" office:value-type="float" office:value="0.000000137408773265432">
            <text:p>0.00</text:p>
          </table:table-cell>
          <table:table-cell table:number-columns-repeated="13"/>
        </table:table-row>
        <table:table-row table:style-name="ro3" table:number-rows-repeated="236">
          <table:table-cell table:number-columns-repeated="19"/>
        </table:table-row>
        <table:table-row table:style-name="ro3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09">
      <number:number number:decimal-places="20" number:min-integer-digits="1"/>
    </number:number-style>
    <number:number-style style:name="N110">
      <number:number number:decimal-places="3" number:min-integer-digits="1"/>
    </number:number-style>
    <number:number-style style:name="N111">
      <number:scientific-number number:decimal-places="4" number:min-integer-digits="1" number:min-exponent-digits="2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1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1">11/02/2008</text:date>, <text:time>11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Ilaria</meta:initial-creator>
    <meta:creation-date>2008-02-05T18:46:53</meta:creation-date>
    <dc:date>2008-02-11T11:59:53</dc:date>
    <meta:editing-cycles>31</meta:editing-cycles>
    <meta:editing-duration>PT6H53M43S</meta:editing-duration>
    <meta:user-defined meta:name="Info 1"/>
    <meta:user-defined meta:name="Info 2"/>
    <meta:user-defined meta:name="Info 3"/>
    <meta:user-defined meta:name="Info 4"/>
    <meta:document-statistic meta:table-count="5" meta:cell-count="12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tick-marks-major-inner="true" chart:tick-marks-major-outer="true" chart:logarithmic="false" chart:minimum="1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arrow-left" chart:symbol-width="0.25cm" chart:symbol-height="0.25cm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amed-symbol" chart:symbol-name="bow-tie" chart:symbol-width="0.25cm" chart:symbol-height="0.25cm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5.795cm" svg:height="14.448cm" chart:class="chart:line" chart:style-name="ch1">
        <chart:legend chart:legend-position="end" svg:x="23.36cm" svg:y="4.998cm" chart:style-name="ch2"/>
        <chart:plot-area chart:style-name="ch3" table:cell-range-address="'medie e errori'.A5:'medie e errori'.B12 'medie e errori'.D5:'medie e errori'.D12 'medie e errori'.F5:'medie e errori'.F12 'medie e errori'.H5:'medie e errori'.H12 'medie e errori'.J5:'medie e errori'.J12 'medie e errori'.L5:'medie e errori'.L12 'medie e errori'.N5:'medie e errori'.N12 'medie e errori'.P5:'medie e errori'.P12" chart:data-source-has-labels="column" svg:x="0.512cm" svg:y="0.287cm" svg:width="22.331cm" svg:height="13.58cm">
          <chart:axis chart:dimension="x" chart:name="primary-x" chart:style-name="ch4">
            <chart:categories table:cell-range-address="'medie e errori'.A5:'medie e errori'.A1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medie e errori'.B5:'medie e errori'.B12" chart:class="chart:line">
            <chart:data-point chart:repeated="8"/>
          </chart:series>
          <chart:series chart:style-name="ch8" chart:values-cell-range-address="'medie e errori'.D5:'medie e errori'.D12" chart:class="chart:line">
            <chart:data-point chart:repeated="8"/>
          </chart:series>
          <chart:series chart:style-name="ch9" chart:values-cell-range-address="'medie e errori'.F5:'medie e errori'.F12" chart:class="chart:line">
            <chart:data-point chart:repeated="8"/>
          </chart:series>
          <chart:series chart:style-name="ch10" chart:values-cell-range-address="'medie e errori'.H5:'medie e errori'.H12" chart:class="chart:line">
            <chart:data-point chart:repeated="8"/>
          </chart:series>
          <chart:series chart:style-name="ch11" chart:values-cell-range-address="'medie e errori'.J5:'medie e errori'.J12" chart:class="chart:line">
            <chart:data-point chart:repeated="8"/>
          </chart:series>
          <chart:series chart:style-name="ch12" chart:values-cell-range-address="'medie e errori'.L5:'medie e errori'.L12" chart:class="chart:line">
            <chart:data-point chart:repeated="8"/>
          </chart:series>
          <chart:series chart:style-name="ch13" chart:values-cell-range-address="'medie e errori'.N5:'medie e errori'.N12" chart:class="chart:line">
            <chart:data-point chart:repeated="8"/>
          </chart:series>
          <chart:series chart:style-name="ch14" chart:values-cell-range-address="'medie e errori'.P5:'medie e errori'.P1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40-60</text:p>
              </table:table-cell>
              <table:table-cell office:value-type="float" office:value="1.158">
                <text:p>1.158</text:p>
              </table:table-cell>
              <table:table-cell office:value-type="float" office:value="1.38298">
                <text:p>1.38298</text:p>
              </table:table-cell>
              <table:table-cell office:value-type="float" office:value="1.6154">
                <text:p>1.6154</text:p>
              </table:table-cell>
              <table:table-cell office:value-type="float" office:value="1.74684">
                <text:p>1.74684</text:p>
              </table:table-cell>
              <table:table-cell office:value-type="float" office:value="1.67114">
                <text:p>1.67114</text:p>
              </table:table-cell>
              <table:table-cell office:value-type="float" office:value="2.02704">
                <text:p>2.02704</text:p>
              </table:table-cell>
              <table:table-cell office:value-type="float" office:value="2.4199">
                <text:p>2.4199</text:p>
              </table:table-cell>
              <table:table-cell office:value-type="float" office:value="2.60238">
                <text:p>2.60238</text:p>
              </table:table-cell>
            </table:table-row>
            <table:table-row>
              <table:table-cell office:value-type="string">
                <text:p>50-70</text:p>
              </table:table-cell>
              <table:table-cell office:value-type="float" office:value="1.1631">
                <text:p>1.1631</text:p>
              </table:table-cell>
              <table:table-cell office:value-type="float" office:value="1.3937">
                <text:p>1.3937</text:p>
              </table:table-cell>
              <table:table-cell office:value-type="float" office:value="1.62714">
                <text:p>1.62714</text:p>
              </table:table-cell>
              <table:table-cell office:value-type="float" office:value="1.73006">
                <text:p>1.73006</text:p>
              </table:table-cell>
              <table:table-cell office:value-type="float" office:value="1.67402">
                <text:p>1.67402</text:p>
              </table:table-cell>
              <table:table-cell office:value-type="float" office:value="2.05338">
                <text:p>2.05338</text:p>
              </table:table-cell>
              <table:table-cell office:value-type="float" office:value="2.41212">
                <text:p>2.41212</text:p>
              </table:table-cell>
              <table:table-cell office:value-type="float" office:value="2.61688">
                <text:p>2.61688</text:p>
              </table:table-cell>
            </table:table-row>
            <table:table-row>
              <table:table-cell office:value-type="string">
                <text:p>60-80</text:p>
              </table:table-cell>
              <table:table-cell office:value-type="float" office:value="1.1606">
                <text:p>1.1606</text:p>
              </table:table-cell>
              <table:table-cell office:value-type="float" office:value="1.38046">
                <text:p>1.38046</text:p>
              </table:table-cell>
              <table:table-cell office:value-type="float" office:value="1.56306">
                <text:p>1.56306</text:p>
              </table:table-cell>
              <table:table-cell office:value-type="float" office:value="1.64452">
                <text:p>1.64452</text:p>
              </table:table-cell>
              <table:table-cell office:value-type="float" office:value="1.62908">
                <text:p>1.62908</text:p>
              </table:table-cell>
              <table:table-cell office:value-type="float" office:value="1.96338">
                <text:p>1.96338</text:p>
              </table:table-cell>
              <table:table-cell office:value-type="float" office:value="2.2803">
                <text:p>2.2803</text:p>
              </table:table-cell>
              <table:table-cell office:value-type="float" office:value="2.45998">
                <text:p>2.45998</text:p>
              </table:table-cell>
            </table:table-row>
            <table:table-row>
              <table:table-cell office:value-type="string">
                <text:p>70-90</text:p>
              </table:table-cell>
              <table:table-cell office:value-type="float" office:value="1.1449">
                <text:p>1.1449</text:p>
              </table:table-cell>
              <table:table-cell office:value-type="float" office:value="1.3325">
                <text:p>1.3325</text:p>
              </table:table-cell>
              <table:table-cell office:value-type="float" office:value="1.52108">
                <text:p>1.52108</text:p>
              </table:table-cell>
              <table:table-cell office:value-type="float" office:value="1.63882">
                <text:p>1.63882</text:p>
              </table:table-cell>
              <table:table-cell office:value-type="float" office:value="1.63416">
                <text:p>1.63416</text:p>
              </table:table-cell>
              <table:table-cell office:value-type="float" office:value="1.90112">
                <text:p>1.90112</text:p>
              </table:table-cell>
              <table:table-cell office:value-type="float" office:value="2.2023">
                <text:p>2.2023</text:p>
              </table:table-cell>
              <table:table-cell office:value-type="float" office:value="2.4068">
                <text:p>2.4068</text:p>
              </table:table-cell>
            </table:table-row>
            <table:table-row>
              <table:table-cell office:value-type="string">
                <text:p>80-100</text:p>
              </table:table-cell>
              <table:table-cell office:value-type="float" office:value="1.1326">
                <text:p>1.1326</text:p>
              </table:table-cell>
              <table:table-cell office:value-type="float" office:value="1.334">
                <text:p>1.334</text:p>
              </table:table-cell>
              <table:table-cell office:value-type="float" office:value="1.50034">
                <text:p>1.50034</text:p>
              </table:table-cell>
              <table:table-cell office:value-type="float" office:value="1.6154">
                <text:p>1.6154</text:p>
              </table:table-cell>
              <table:table-cell office:value-type="float" office:value="1.5782">
                <text:p>1.5782</text:p>
              </table:table-cell>
              <table:table-cell office:value-type="float" office:value="1.89036">
                <text:p>1.89036</text:p>
              </table:table-cell>
              <table:table-cell office:value-type="float" office:value="2.16992">
                <text:p>2.16992</text:p>
              </table:table-cell>
              <table:table-cell office:value-type="float" office:value="2.29918">
                <text:p>2.29918</text:p>
              </table:table-cell>
            </table:table-row>
            <table:table-row>
              <table:table-cell office:value-type="string">
                <text:p>90-110</text:p>
              </table:table-cell>
              <table:table-cell office:value-type="float" office:value="1.12698">
                <text:p>1.12698</text:p>
              </table:table-cell>
              <table:table-cell office:value-type="float" office:value="1.32564">
                <text:p>1.32564</text:p>
              </table:table-cell>
              <table:table-cell office:value-type="float" office:value="1.47536">
                <text:p>1.47536</text:p>
              </table:table-cell>
              <table:table-cell office:value-type="float" office:value="1.51644">
                <text:p>1.51644</text:p>
              </table:table-cell>
              <table:table-cell office:value-type="float" office:value="1.56096">
                <text:p>1.56096</text:p>
              </table:table-cell>
              <table:table-cell office:value-type="float" office:value="1.83794">
                <text:p>1.83794</text:p>
              </table:table-cell>
              <table:table-cell office:value-type="float" office:value="2.0684">
                <text:p>2.0684</text:p>
              </table:table-cell>
              <table:table-cell office:value-type="float" office:value="2.17932">
                <text:p>2.17932</text:p>
              </table:table-cell>
            </table:table-row>
            <table:table-row>
              <table:table-cell office:value-type="string">
                <text:p>100-120</text:p>
              </table:table-cell>
              <table:table-cell office:value-type="float" office:value="1.10042">
                <text:p>1.10042</text:p>
              </table:table-cell>
              <table:table-cell office:value-type="float" office:value="1.25732">
                <text:p>1.25732</text:p>
              </table:table-cell>
              <table:table-cell office:value-type="float" office:value="1.43768">
                <text:p>1.43768</text:p>
              </table:table-cell>
              <table:table-cell office:value-type="float" office:value="1.47776">
                <text:p>1.47776</text:p>
              </table:table-cell>
              <table:table-cell office:value-type="float" office:value="1.54584">
                <text:p>1.54584</text:p>
              </table:table-cell>
              <table:table-cell office:value-type="float" office:value="1.79892">
                <text:p>1.79892</text:p>
              </table:table-cell>
              <table:table-cell office:value-type="float" office:value="1.98956">
                <text:p>1.98956</text:p>
              </table:table-cell>
              <table:table-cell office:value-type="float" office:value="2.14858">
                <text:p>2.14858</text:p>
              </table:table-cell>
            </table:table-row>
            <table:table-row>
              <table:table-cell office:value-type="string">
                <text:p>110-130</text:p>
              </table:table-cell>
              <table:table-cell office:value-type="float" office:value="1.52558">
                <text:p>1.52558</text:p>
              </table:table-cell>
              <table:table-cell office:value-type="float" office:value="1.26336">
                <text:p>1.26336</text:p>
              </table:table-cell>
              <table:table-cell office:value-type="float" office:value="1.41514">
                <text:p>1.41514</text:p>
              </table:table-cell>
              <table:table-cell office:value-type="float" office:value="1.09292">
                <text:p>1.09292</text:p>
              </table:table-cell>
              <table:table-cell office:value-type="float" office:value="1.54128">
                <text:p>1.54128</text:p>
              </table:table-cell>
              <table:table-cell office:value-type="float" office:value="1.74038">
                <text:p>1.74038</text:p>
              </table:table-cell>
              <table:table-cell office:value-type="float" office:value="1.95958">
                <text:p>1.95958</text:p>
              </table:table-cell>
              <table:table-cell office:value-type="float" office:value="2.01332">
                <text:p>2.01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tick-marks-major-inner="true" chart:tick-marks-major-outer="true" chart:tick-marks-minor-inner="false" chart:tick-marks-minor-outer="false" chart:logarithmic="false" chart:minimum="7" chart:maximum="19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arrow-left" chart:symbol-width="0.25cm" chart:symbol-height="0.25cm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amed-symbol" chart:symbol-name="bow-tie" chart:symbol-width="0.25cm" chart:symbol-height="0.25cm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6.42cm" svg:height="18.309cm" chart:class="chart:line" chart:style-name="ch1">
        <chart:legend chart:legend-position="end" svg:x="24.184cm" svg:y="6.925cm" chart:style-name="ch2"/>
        <chart:plot-area chart:style-name="ch3" table:cell-range-address="'medie e errori'.A19:'medie e errori'.A25 'medie e errori'.A16:'medie e errori'.B16 'medie e errori'.B18:'medie e errori'.B25 'medie e errori'.D16:'medie e errori'.D16 'medie e errori'.D18:'medie e errori'.D25 'medie e errori'.F16:'medie e errori'.F16 'medie e errori'.F18:'medie e errori'.F25 'medie e errori'.H16:'medie e errori'.H16 'medie e errori'.H18:'medie e errori'.H25 'medie e errori'.J16:'medie e errori'.J16 'medie e errori'.J18:'medie e errori'.J25 'medie e errori'.L16:'medie e errori'.L16 'medie e errori'.L18:'medie e errori'.L25 'medie e errori'.N16:'medie e errori'.N16 'medie e errori'.N18:'medie e errori'.N25 'medie e errori'.P16:'medie e errori'.P16 'medie e errori'.P18:'medie e errori'.P25" chart:data-source-has-labels="both" svg:x="0.526cm" svg:y="0.365cm" svg:width="23.129cm" svg:height="17.207cm">
          <chart:axis chart:dimension="x" chart:name="primary-x" chart:style-name="ch4">
            <chart:categories table:cell-range-address="'medie e errori'.A19:'medie e errori'.A2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medie e errori'.B18:'medie e errori'.B25" chart:label-cell-address="'medie e errori'.B16:'medie e errori'.B16" chart:class="chart:line">
            <chart:data-point chart:repeated="8"/>
          </chart:series>
          <chart:series chart:style-name="ch8" chart:values-cell-range-address="'medie e errori'.D18:'medie e errori'.D25" chart:label-cell-address="'medie e errori'.D16:'medie e errori'.D16" chart:class="chart:line">
            <chart:data-point chart:repeated="8"/>
          </chart:series>
          <chart:series chart:style-name="ch9" chart:values-cell-range-address="'medie e errori'.F18:'medie e errori'.F25" chart:label-cell-address="'medie e errori'.F16:'medie e errori'.F16" chart:class="chart:line">
            <chart:data-point chart:repeated="8"/>
          </chart:series>
          <chart:series chart:style-name="ch10" chart:values-cell-range-address="'medie e errori'.H18:'medie e errori'.H25" chart:label-cell-address="'medie e errori'.H16:'medie e errori'.H16" chart:class="chart:line">
            <chart:data-point chart:repeated="8"/>
          </chart:series>
          <chart:series chart:style-name="ch11" chart:values-cell-range-address="'medie e errori'.J18:'medie e errori'.J25" chart:label-cell-address="'medie e errori'.J16:'medie e errori'.J16" chart:class="chart:line">
            <chart:data-point chart:repeated="8"/>
          </chart:series>
          <chart:series chart:style-name="ch12" chart:values-cell-range-address="'medie e errori'.L18:'medie e errori'.L25" chart:label-cell-address="'medie e errori'.L16:'medie e errori'.L16" chart:class="chart:line">
            <chart:data-point chart:repeated="8"/>
          </chart:series>
          <chart:series chart:style-name="ch13" chart:values-cell-range-address="'medie e errori'.N18:'medie e errori'.N25" chart:label-cell-address="'medie e errori'.N16:'medie e errori'.N16" chart:class="chart:line">
            <chart:data-point chart:repeated="8"/>
          </chart:series>
          <chart:series chart:style-name="ch14" chart:values-cell-range-address="'medie e errori'.P18:'medie e errori'.P25" chart:label-cell-address="'medie e errori'.P16:'medie e errori'.P16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sottile</text:p>
              </table:table-cell>
              <table:table-cell office:value-type="string">
                <text:p>grosso</text:p>
              </table:table-cell>
              <table:table-cell office:value-type="string">
                <text:p>ciccione</text:p>
              </table:table-cell>
              <table:table-cell office:value-type="string">
                <text:p>0</text:p>
              </table:table-cell>
              <table:table-cell office:value-type="string">
                <text:p>sottile</text:p>
              </table:table-cell>
              <table:table-cell office:value-type="string">
                <text:p>grosso</text:p>
              </table:table-cell>
              <table:table-cell office:value-type="string">
                <text:p>ciccione</text:p>
              </table:table-cell>
            </table:table-row>
          </table:table-header-rows>
          <table:table-rows>
            <table:table-row>
              <table:table-cell office:value-type="string">
                <text:p>50-70</text:p>
              </table:table-cell>
              <table:table-cell office:value-type="float" office:value="0.172711571675302">
                <text:p>0.172711571675302</text:p>
              </table:table-cell>
              <table:table-cell office:value-type="float" office:value="0.144615251124384">
                <text:p>0.144615251124384</text:p>
              </table:table-cell>
              <table:table-cell office:value-type="float" office:value="0.123808344682432">
                <text:p>0.123808344682432</text:p>
              </table:table-cell>
              <table:table-cell office:value-type="float" office:value="0.114492454947219">
                <text:p>0.114492454947219</text:p>
              </table:table-cell>
              <table:table-cell office:value-type="float" office:value="0.119678782148713">
                <text:p>0.119678782148713</text:p>
              </table:table-cell>
              <table:table-cell office:value-type="float" office:value="0.0986660352040414">
                <text:p>0.0986660352040414</text:p>
              </table:table-cell>
              <table:table-cell office:value-type="float" office:value="0.0826480433075747">
                <text:p>0.0826480433075747</text:p>
              </table:table-cell>
              <table:table-cell office:value-type="float" office:value="0.0768527271190218">
                <text:p>0.0768527271190218</text:p>
              </table:table-cell>
            </table:table-row>
            <table:table-row>
              <table:table-cell office:value-type="string">
                <text:p>60-80</text:p>
              </table:table-cell>
              <table:table-cell office:value-type="float" office:value="0.171954260166796">
                <text:p>0.171954260166796</text:p>
              </table:table-cell>
              <table:table-cell office:value-type="float" office:value="0.143502905933845">
                <text:p>0.143502905933845</text:p>
              </table:table-cell>
              <table:table-cell office:value-type="float" office:value="0.122915053406591">
                <text:p>0.122915053406591</text:p>
              </table:table-cell>
              <table:table-cell office:value-type="float" office:value="0.115602927066113">
                <text:p>0.115602927066113</text:p>
              </table:table-cell>
              <table:table-cell office:value-type="float" office:value="0.119472885628607">
                <text:p>0.119472885628607</text:p>
              </table:table-cell>
              <table:table-cell office:value-type="float" office:value="0.097400383757512">
                <text:p>0.097400383757512</text:p>
              </table:table-cell>
              <table:table-cell office:value-type="float" office:value="0.082914614529957">
                <text:p>0.082914614529957</text:p>
              </table:table-cell>
              <table:table-cell office:value-type="float" office:value="0.0764268900369906">
                <text:p>0.0764268900369906</text:p>
              </table:table-cell>
            </table:table-row>
            <table:table-row>
              <table:table-cell office:value-type="string">
                <text:p>70-90</text:p>
              </table:table-cell>
              <table:table-cell office:value-type="float" office:value="0.172324659658797">
                <text:p>0.172324659658797</text:p>
              </table:table-cell>
              <table:table-cell office:value-type="float" office:value="0.144879243150834">
                <text:p>0.144879243150834</text:p>
              </table:table-cell>
              <table:table-cell office:value-type="float" office:value="0.127954141235781">
                <text:p>0.127954141235781</text:p>
              </table:table-cell>
              <table:table-cell office:value-type="float" office:value="0.121616033857904">
                <text:p>0.121616033857904</text:p>
              </table:table-cell>
              <table:table-cell office:value-type="float" office:value="0.122768679254549">
                <text:p>0.122768679254549</text:p>
              </table:table-cell>
              <table:table-cell office:value-type="float" office:value="0.101865150913221">
                <text:p>0.101865150913221</text:p>
              </table:table-cell>
              <table:table-cell office:value-type="float" office:value="0.0877077577511731">
                <text:p>0.0877077577511731</text:p>
              </table:table-cell>
              <table:table-cell office:value-type="float" office:value="0.0813014739957235">
                <text:p>0.0813014739957235</text:p>
              </table:table-cell>
            </table:table-row>
            <table:table-row>
              <table:table-cell office:value-type="string">
                <text:p>80-100</text:p>
              </table:table-cell>
              <table:table-cell office:value-type="float" office:value="0.174687745654642">
                <text:p>0.174687745654642</text:p>
              </table:table-cell>
              <table:table-cell office:value-type="float" office:value="0.150093808630394">
                <text:p>0.150093808630394</text:p>
              </table:table-cell>
              <table:table-cell office:value-type="float" office:value="0.131485523443869">
                <text:p>0.131485523443869</text:p>
              </table:table-cell>
              <table:table-cell office:value-type="float" office:value="0.12203902808118">
                <text:p>0.12203902808118</text:p>
              </table:table-cell>
              <table:table-cell office:value-type="float" office:value="0.122387036765066">
                <text:p>0.122387036765066</text:p>
              </table:table-cell>
              <table:table-cell office:value-type="float" office:value="0.105201144588453">
                <text:p>0.105201144588453</text:p>
              </table:table-cell>
              <table:table-cell office:value-type="float" office:value="0.09081414884439">
                <text:p>0.09081414884439</text:p>
              </table:table-cell>
              <table:table-cell office:value-type="float" office:value="0.0830978893136114">
                <text:p>0.0830978893136114</text:p>
              </table:table-cell>
            </table:table-row>
            <table:table-row>
              <table:table-cell office:value-type="string">
                <text:p>90-110</text:p>
              </table:table-cell>
              <table:table-cell office:value-type="float" office:value="0.176584849019954">
                <text:p>0.176584849019954</text:p>
              </table:table-cell>
              <table:table-cell office:value-type="float" office:value="0.149925037481259">
                <text:p>0.149925037481259</text:p>
              </table:table-cell>
              <table:table-cell office:value-type="float" office:value="0.133303117959929">
                <text:p>0.133303117959929</text:p>
              </table:table-cell>
              <table:table-cell office:value-type="float" office:value="0.123808344682432">
                <text:p>0.123808344682432</text:p>
              </table:table-cell>
              <table:table-cell office:value-type="float" office:value="0.126726650614624">
                <text:p>0.126726650614624</text:p>
              </table:table-cell>
              <table:table-cell office:value-type="float" office:value="0.10579995344802">
                <text:p>0.10579995344802</text:p>
              </table:table-cell>
              <table:table-cell office:value-type="float" office:value="0.0921692965639286">
                <text:p>0.0921692965639286</text:p>
              </table:table-cell>
              <table:table-cell office:value-type="float" office:value="0.0869875346862795">
                <text:p>0.0869875346862795</text:p>
              </table:table-cell>
            </table:table-row>
            <table:table-row>
              <table:table-cell office:value-type="string">
                <text:p>100-120</text:p>
              </table:table-cell>
              <table:table-cell office:value-type="float" office:value="0.177465438605831">
                <text:p>0.177465438605831</text:p>
              </table:table-cell>
              <table:table-cell office:value-type="float" office:value="0.150870522917232">
                <text:p>0.150870522917232</text:p>
              </table:table-cell>
              <table:table-cell office:value-type="float" office:value="0.135560134475653">
                <text:p>0.135560134475653</text:p>
              </table:table-cell>
              <table:table-cell office:value-type="float" office:value="0.131887842578671">
                <text:p>0.131887842578671</text:p>
              </table:table-cell>
              <table:table-cell office:value-type="float" office:value="0.128126281262813">
                <text:p>0.128126281262813</text:p>
              </table:table-cell>
              <table:table-cell office:value-type="float" office:value="0.108817480440058">
                <text:p>0.108817480440058</text:p>
              </table:table-cell>
              <table:table-cell office:value-type="float" office:value="0.0966930961129375">
                <text:p>0.0966930961129375</text:p>
              </table:table-cell>
              <table:table-cell office:value-type="float" office:value="0.0917717453150524">
                <text:p>0.0917717453150524</text:p>
              </table:table-cell>
            </table:table-row>
            <table:table-row>
              <table:table-cell office:value-type="string">
                <text:p>110-130</text:p>
              </table:table-cell>
              <table:table-cell office:value-type="float" office:value="0.181748786826848">
                <text:p>0.181748786826848</text:p>
              </table:table-cell>
              <table:table-cell office:value-type="float" office:value="0.159068494893901">
                <text:p>0.159068494893901</text:p>
              </table:table-cell>
              <table:table-cell office:value-type="float" office:value="0.139113015413722">
                <text:p>0.139113015413722</text:p>
              </table:table-cell>
              <table:table-cell office:value-type="float" office:value="0.135339974014725">
                <text:p>0.135339974014725</text:p>
              </table:table-cell>
              <table:table-cell office:value-type="float" office:value="0.129379495937484">
                <text:p>0.129379495937484</text:p>
              </table:table-cell>
              <table:table-cell office:value-type="float" office:value="0.111177817801792">
                <text:p>0.111177817801792</text:p>
              </table:table-cell>
              <table:table-cell office:value-type="float" office:value="0.100524739138302">
                <text:p>0.100524739138302</text:p>
              </table:table-cell>
              <table:table-cell office:value-type="float" office:value="0.0930847350343017">
                <text:p>0.0930847350343017</text:p>
              </table:table-cell>
            </table:table-row>
            <table:table-row>
              <table:table-cell office:value-type="string"/>
              <table:table-cell office:value-type="float" office:value="0.182996010686967">
                <text:p>0.182996010686967</text:p>
              </table:table-cell>
              <table:table-cell office:value-type="float" office:value="0.158308004052685">
                <text:p>0.158308004052685</text:p>
              </table:table-cell>
              <table:table-cell office:value-type="float" office:value="0.14132877312492">
                <text:p>0.14132877312492</text:p>
              </table:table-cell>
              <table:table-cell office:value-type="float" office:value="0.131097680882025">
                <text:p>0.131097680882025</text:p>
              </table:table-cell>
              <table:table-cell office:value-type="float" office:value="0.129762275511263">
                <text:p>0.129762275511263</text:p>
              </table:table-cell>
              <table:table-cell office:value-type="float" office:value="0.114917431825234">
                <text:p>0.114917431825234</text:p>
              </table:table-cell>
              <table:table-cell office:value-type="float" office:value="0.102062686902295">
                <text:p>0.102062686902295</text:p>
              </table:table-cell>
              <table:table-cell office:value-type="float" office:value="0.0993384062146107">
                <text:p>0.0993384062146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